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e800" draw:stroke="none" fo:margin="1.000000000000000pt" style:wrap="biggest" style:wrap-dynamic-threshold="0.000000000000000pt" svg:fill-rule="evenodd"/>
    </style:style>
    <style:style style:name="gr3" style:family="graphic">
      <style:graphic-properties draw:fill="solid" draw:fill-color="#0000c4" draw:stroke="none" fo:margin="1.000000000000000pt" style:wrap="biggest" style:wrap-dynamic-threshold="0.000000000000000pt" svg:fill-rule="evenodd"/>
    </style:style>
    <style:style style:name="gr4" style:family="graphic">
      <style:graphic-properties draw:fill="solid" draw:fill-color="#da0010" draw:stroke="none" fo:margin="1.000000000000000pt" style:wrap="biggest" style:wrap-dynamic-threshold="0.000000000000000pt" svg:fill-rule="evenodd"/>
    </style:style>
    <style:style style:name="gr5" style:family="graphic">
      <style:graphic-properties draw:fill="solid" draw:fill-color="#e10000" draw:stroke="solid" draw:stroke-linejoin="miter" fo:margin="1.000000000000000pt" style:wrap="biggest" style:wrap-dynamic-threshold="0.000000000000000pt" svg:fill-rule="evenodd" svg:stroke-color="#000000" svg:stroke-opacity="1" svg:stroke-width="0.683999968000000pt"/>
    </style:style>
    <style:style style:name="gr6" style:family="graphic">
      <style:graphic-properties draw:fill="solid" draw:fill-color="#000088" draw:stroke="solid" draw:stroke-linejoin="miter" fo:margin="1.000000000000000pt" style:wrap="biggest" style:wrap-dynamic-threshold="0.000000000000000pt" svg:fill-rule="evenodd" svg:stroke-color="#000000" svg:stroke-opacity="1" svg:stroke-width="0.684000824000000pt"/>
    </style:style>
    <style:style style:name="gr7" style:family="graphic">
      <style:graphic-properties draw:fill="solid" draw:fill-color="#0000a7" draw:stroke="solid" draw:stroke-linejoin="miter" fo:margin="1.000000000000000pt" style:wrap="biggest" style:wrap-dynamic-threshold="0.000000000000000pt" svg:fill-rule="evenodd" svg:stroke-color="#000000" svg:stroke-opacity="1" svg:stroke-width="0.684000016000000pt"/>
    </style:style>
    <style:style style:name="gr8" style:family="graphic">
      <style:graphic-properties draw:fill="solid" draw:fill-color="#ffb400" draw:stroke="solid" draw:stroke-linejoin="miter" fo:margin="1.000000000000000pt" style:wrap="biggest" style:wrap-dynamic-threshold="0.000000000000000pt" svg:fill-rule="evenodd" svg:stroke-color="#000000" svg:stroke-opacity="1" svg:stroke-width="0.684000016000000pt"/>
    </style:style>
    <style:style style:name="gr9" style:family="graphic">
      <style:graphic-properties draw:fill="solid" draw:fill-color="#ffdf00" draw:stroke="solid" draw:stroke-linejoin="miter" fo:margin="1.000000000000000pt" style:wrap="biggest" style:wrap-dynamic-threshold="0.000000000000000pt" svg:fill-rule="evenodd" svg:stroke-color="#000000" svg:stroke-opacity="1" svg:stroke-width="0.684000824000000pt"/>
    </style:style>
    <style:style style:name="gr10" style:family="graphic">
      <style:graphic-properties draw:fill="solid" draw:fill-color="#0000a7" draw:stroke="solid" draw:stroke-linejoin="miter" fo:margin="1.000000000000000pt" style:wrap="biggest" style:wrap-dynamic-threshold="0.000000000000000pt" svg:fill-rule="evenodd" svg:stroke-color="#000000" svg:stroke-opacity="1" svg:stroke-width="0.684000824000000pt"/>
    </style:style>
    <style:style style:name="gr11" style:family="graphic">
      <style:graphic-properties draw:fill="solid" draw:fill-color="#dedede" draw:stroke="solid" draw:stroke-linejoin="miter" fo:margin="1.000000000000000pt" style:wrap="biggest" style:wrap-dynamic-threshold="0.000000000000000pt" svg:fill-rule="evenodd" svg:stroke-color="#000000" svg:stroke-opacity="1" svg:stroke-width="0.547200016000000pt"/>
    </style:style>
    <style:style style:name="gr12" style:family="graphic">
      <style:graphic-properties draw:fill="solid" draw:fill-color="#303030" draw:stroke="none" fo:margin="1.000000000000000pt" style:wrap="biggest" style:wrap-dynamic-threshold="0.000000000000000pt" svg:fill-rule="nonzero"/>
    </style:style>
    <style:style style:name="gr13" style:family="graphic">
      <style:graphic-properties draw:fill="none" draw:stroke="solid" draw:stroke-linejoin="miter" fo:margin="1.000000000000000pt" style:wrap="biggest" style:wrap-dynamic-threshold="0.000000000000000pt" svg:fill-rule="nonzero" svg:stroke-color="#000000" svg:stroke-opacity="1" svg:stroke-width="0.513159608000000pt"/>
    </style:style>
    <style:style style:name="gr14" style:family="graphic">
      <style:graphic-properties draw:fill="solid" draw:fill-color="#ffe600" draw:stroke="none" fo:margin="1.000000000000000pt" style:wrap="biggest" style:wrap-dynamic-threshold="0.000000000000000pt" svg:fill-rule="nonzero"/>
    </style:style>
    <style:style style:name="gr15" style:family="graphic">
      <style:graphic-properties draw:fill="solid" draw:fill-color="#dedede" draw:stroke="solid" draw:stroke-linejoin="miter" fo:margin="1.000000000000000pt" style:wrap="biggest" style:wrap-dynamic-threshold="0.000000000000000pt" svg:fill-rule="nonzero" svg:stroke-color="#384e00" svg:stroke-opacity="1" svg:stroke-width="0.543999768000000pt"/>
    </style:style>
    <style:style style:name="gr16" style:family="graphic">
      <style:graphic-properties draw:fill="solid" draw:fill-color="#0000c4" draw:stroke="none" fo:margin="1.000000000000000pt" style:wrap="biggest" style:wrap-dynamic-threshold="0.000000000000000pt" svg:fill-rule="nonzero"/>
    </style:style>
    <style:style style:name="gr17" style:family="graphic">
      <style:graphic-properties draw:fill="solid" draw:fill-color="#e60000" draw:stroke="none" fo:margin="1.000000000000000pt" style:wrap="biggest" style:wrap-dynamic-threshold="0.000000000000000pt" svg:fill-rule="nonzero"/>
    </style:style>
    <style:style style:name="gr18" style:family="graphic">
      <style:graphic-properties draw:fill="none" draw:stroke="solid" draw:stroke-linejoin="miter" fo:margin="1.000000000000000pt" style:wrap="biggest" style:wrap-dynamic-threshold="0.000000000000000pt" svg:fill-rule="nonzero" svg:stroke-color="#000000" svg:stroke-opacity="1" svg:stroke-width="0.683794832000000pt"/>
    </style:style>
    <style:style style:name="gr19" style:family="graphic">
      <style:graphic-properties draw:fill="solid" draw:fill-color="#009600" draw:stroke="solid" draw:stroke-linejoin="miter" fo:margin="1.000000000000000pt" style:wrap="biggest" style:wrap-dynamic-threshold="0.000000000000000pt" svg:fill-rule="evenodd" svg:stroke-color="#000000" svg:stroke-opacity="1" svg:stroke-width="0.254741744000000pt"/>
    </style:style>
    <style:style style:name="gr20" style:family="graphic">
      <style:graphic-properties draw:fill="solid" draw:fill-color="#009600" draw:stroke="solid" draw:stroke-linejoin="miter" fo:margin="1.000000000000000pt" style:wrap="biggest" style:wrap-dynamic-threshold="0.000000000000000pt" svg:fill-rule="evenodd" svg:stroke-color="#000000" svg:stroke-opacity="1" svg:stroke-width="0.285477976000000pt"/>
    </style:style>
    <style:style style:name="gr21" style:family="graphic">
      <style:graphic-properties draw:fill="solid" draw:fill-color="#009600" draw:stroke="solid" draw:stroke-linejoin="miter" fo:margin="1.000000000000000pt" style:wrap="biggest" style:wrap-dynamic-threshold="0.000000000000000pt" svg:fill-rule="evenodd" svg:stroke-color="#000000" svg:stroke-opacity="1" svg:stroke-width="0.312998224000000pt"/>
    </style:style>
    <style:style style:name="gr22" style:family="graphic">
      <style:graphic-properties draw:fill="solid" draw:fill-color="#009600" draw:stroke="solid" draw:stroke-linejoin="miter" fo:margin="1.000000000000000pt" style:wrap="biggest" style:wrap-dynamic-threshold="0.000000000000000pt" svg:fill-rule="evenodd" svg:stroke-color="#000000" svg:stroke-opacity="1" svg:stroke-width="0.331654664000000pt"/>
    </style:style>
    <style:style style:name="gr23" style:family="graphic">
      <style:graphic-properties draw:fill="solid" draw:fill-color="#009600" draw:stroke="solid" draw:stroke-linejoin="miter" fo:margin="1.000000000000000pt" style:wrap="biggest" style:wrap-dynamic-threshold="0.000000000000000pt" svg:fill-rule="evenodd" svg:stroke-color="#000000" svg:stroke-opacity="1" svg:stroke-width="0.267803432000000pt"/>
    </style:style>
    <style:style style:name="gr24" style:family="graphic">
      <style:graphic-properties draw:fill="solid" draw:fill-color="#009600" draw:stroke="solid" draw:stroke-linejoin="miter" fo:margin="1.000000000000000pt" style:wrap="biggest" style:wrap-dynamic-threshold="0.000000000000000pt" svg:fill-rule="evenodd" svg:stroke-color="#000000" svg:stroke-opacity="1" svg:stroke-width="0.304872992000000pt"/>
    </style:style>
    <style:style style:name="gr25" style:family="graphic">
      <style:graphic-properties draw:fill="solid" draw:fill-color="#009600" draw:stroke="solid" draw:stroke-linejoin="miter" fo:margin="1.000000000000000pt" style:wrap="biggest" style:wrap-dynamic-threshold="0.000000000000000pt" svg:fill-rule="evenodd" svg:stroke-color="#000000" svg:stroke-opacity="1" svg:stroke-width="0.287177392000000pt"/>
    </style:style>
    <style:style style:name="gr26" style:family="graphic">
      <style:graphic-properties draw:fill="solid" draw:fill-color="#009600" draw:stroke="solid" draw:stroke-linejoin="miter" fo:margin="1.000000000000000pt" style:wrap="biggest" style:wrap-dynamic-threshold="0.000000000000000pt" svg:fill-rule="evenodd" svg:stroke-color="#000000" svg:stroke-opacity="1" svg:stroke-width="0.285477160000000pt"/>
    </style:style>
    <style:style style:name="gr27" style:family="graphic">
      <style:graphic-properties draw:fill="solid" draw:fill-color="#009600" draw:stroke="solid" draw:stroke-linejoin="miter" fo:margin="1.000000000000000pt" style:wrap="biggest" style:wrap-dynamic-threshold="0.000000000000000pt" svg:fill-rule="evenodd" svg:stroke-color="#000000" svg:stroke-opacity="1" svg:stroke-width="0.305581736000000pt"/>
    </style:style>
    <style:style style:name="gr28" style:family="graphic">
      <style:graphic-properties draw:fill="solid" draw:fill-color="#009600" draw:stroke="solid" draw:stroke-linejoin="miter" fo:margin="1.000000000000000pt" style:wrap="biggest" style:wrap-dynamic-threshold="0.000000000000000pt" svg:fill-rule="evenodd" svg:stroke-color="#000000" svg:stroke-opacity="1" svg:stroke-width="0.331654432000000pt"/>
    </style:style>
    <style:style style:name="gr29" style:family="graphic">
      <style:graphic-properties draw:fill="solid" draw:fill-color="#009600" draw:stroke="solid" draw:stroke-linejoin="miter" fo:margin="1.000000000000000pt" style:wrap="biggest" style:wrap-dynamic-threshold="0.000000000000000pt" svg:fill-rule="evenodd" svg:stroke-color="#000000" svg:stroke-opacity="1" svg:stroke-width="0.258878704000000pt"/>
    </style:style>
    <style:style style:name="gr30" style:family="graphic">
      <style:graphic-properties draw:fill="solid" draw:fill-color="#009600" draw:stroke="solid" draw:stroke-linejoin="miter" fo:margin="1.000000000000000pt" style:wrap="biggest" style:wrap-dynamic-threshold="0.000000000000000pt" svg:fill-rule="evenodd" svg:stroke-color="#000000" svg:stroke-opacity="1" svg:stroke-width="0.317297008000000pt"/>
    </style:style>
    <style:style style:name="gr31" style:family="graphic">
      <style:graphic-properties draw:fill="solid" draw:fill-color="#dedede" draw:stroke="solid" draw:stroke-linejoin="miter" fo:margin="1.000000000000000pt" style:wrap="biggest" style:wrap-dynamic-threshold="0.000000000000000pt" svg:fill-rule="nonzero" svg:stroke-color="#000000" svg:stroke-opacity="1" svg:stroke-width="0.547200016000000pt"/>
    </style:style>
    <style:style style:name="gr32" style:family="graphic">
      <style:graphic-properties draw:fill="none" draw:stroke="solid" draw:stroke-linejoin="miter" fo:margin="1.000000000000000pt" style:wrap="biggest" style:wrap-dynamic-threshold="0.000000000000000pt" svg:fill-rule="nonzero" svg:stroke-color="#0000c4" svg:stroke-opacity="1" svg:stroke-width="0.513159608000000pt"/>
    </style:style>
    <style:style style:name="gr33" style:family="graphic">
      <style:graphic-properties draw:fill="none" draw:stroke="solid" draw:stroke-linejoin="miter" fo:margin="1.000000000000000pt" style:wrap="biggest" style:wrap-dynamic-threshold="0.000000000000000pt" svg:fill-rule="nonzero" svg:stroke-color="#e60000" svg:stroke-opacity="1" svg:stroke-width="0.513159608000000pt"/>
    </style:style>
    <style:style style:name="gr34" style:family="graphic">
      <style:graphic-properties draw:fill="none" draw:stroke="solid" draw:stroke-linejoin="miter" fo:margin="1.000000000000000pt" style:wrap="biggest" style:wrap-dynamic-threshold="0.000000000000000pt" svg:fill-rule="nonzero" svg:stroke-color="#e80000" svg:stroke-opacity="1" svg:stroke-width="0.513159608000000pt"/>
    </style:style>
    <style:style style:name="gr35" style:family="graphic">
      <style:graphic-properties draw:fill="none" draw:stroke="solid" draw:stroke-linejoin="miter" fo:margin="1.000000000000000pt" style:wrap="biggest" style:wrap-dynamic-threshold="0.000000000000000pt" svg:fill-rule="nonzero" svg:stroke-color="#e80600" svg:stroke-opacity="1" svg:stroke-width="0.513159608000000pt"/>
    </style:style>
    <style:style style:name="gr36" style:family="graphic">
      <style:graphic-properties draw:fill="none" draw:stroke="solid" draw:stroke-linejoin="miter" fo:margin="1.000000000000000pt" style:wrap="biggest" style:wrap-dynamic-threshold="0.000000000000000pt" svg:fill-rule="nonzero" svg:stroke-color="#eb1100" svg:stroke-opacity="1" svg:stroke-width="0.513159608000000pt"/>
    </style:style>
    <style:style style:name="gr37" style:family="graphic">
      <style:graphic-properties draw:fill="none" draw:stroke="solid" draw:stroke-linejoin="miter" fo:margin="1.000000000000000pt" style:wrap="biggest" style:wrap-dynamic-threshold="0.000000000000000pt" svg:fill-rule="nonzero" svg:stroke-color="#eb1800" svg:stroke-opacity="1" svg:stroke-width="0.513159608000000pt"/>
    </style:style>
    <style:style style:name="gr38" style:family="graphic">
      <style:graphic-properties draw:fill="none" draw:stroke="solid" draw:stroke-linejoin="miter" fo:margin="1.000000000000000pt" style:wrap="biggest" style:wrap-dynamic-threshold="0.000000000000000pt" svg:fill-rule="nonzero" svg:stroke-color="#eb2000" svg:stroke-opacity="1" svg:stroke-width="0.513159608000000pt"/>
    </style:style>
    <style:style style:name="gr39" style:family="graphic">
      <style:graphic-properties draw:fill="none" draw:stroke="solid" draw:stroke-linejoin="miter" fo:margin="1.000000000000000pt" style:wrap="biggest" style:wrap-dynamic-threshold="0.000000000000000pt" svg:fill-rule="nonzero" svg:stroke-color="#ed2b00" svg:stroke-opacity="1" svg:stroke-width="0.513159608000000pt"/>
    </style:style>
    <style:style style:name="gr40" style:family="graphic">
      <style:graphic-properties draw:fill="none" draw:stroke="solid" draw:stroke-linejoin="miter" fo:margin="1.000000000000000pt" style:wrap="biggest" style:wrap-dynamic-threshold="0.000000000000000pt" svg:fill-rule="nonzero" svg:stroke-color="#ed3300" svg:stroke-opacity="1" svg:stroke-width="0.513159608000000pt"/>
    </style:style>
    <style:style style:name="gr41" style:family="graphic">
      <style:graphic-properties draw:fill="none" draw:stroke="solid" draw:stroke-linejoin="miter" fo:margin="1.000000000000000pt" style:wrap="biggest" style:wrap-dynamic-threshold="0.000000000000000pt" svg:fill-rule="nonzero" svg:stroke-color="#ed3900" svg:stroke-opacity="1" svg:stroke-width="0.513159608000000pt"/>
    </style:style>
    <style:style style:name="gr42" style:family="graphic">
      <style:graphic-properties draw:fill="none" draw:stroke="solid" draw:stroke-linejoin="miter" fo:margin="1.000000000000000pt" style:wrap="biggest" style:wrap-dynamic-threshold="0.000000000000000pt" svg:fill-rule="nonzero" svg:stroke-color="#ef4500" svg:stroke-opacity="1" svg:stroke-width="0.513159608000000pt"/>
    </style:style>
    <style:style style:name="gr43" style:family="graphic">
      <style:graphic-properties draw:fill="none" draw:stroke="solid" draw:stroke-linejoin="miter" fo:margin="1.000000000000000pt" style:wrap="biggest" style:wrap-dynamic-threshold="0.000000000000000pt" svg:fill-rule="nonzero" svg:stroke-color="#ef4b00" svg:stroke-opacity="1" svg:stroke-width="0.513159608000000pt"/>
    </style:style>
    <style:style style:name="gr44" style:family="graphic">
      <style:graphic-properties draw:fill="none" draw:stroke="solid" draw:stroke-linejoin="miter" fo:margin="1.000000000000000pt" style:wrap="biggest" style:wrap-dynamic-threshold="0.000000000000000pt" svg:fill-rule="nonzero" svg:stroke-color="#ef5300" svg:stroke-opacity="1" svg:stroke-width="0.513159608000000pt"/>
    </style:style>
    <style:style style:name="gr45" style:family="graphic">
      <style:graphic-properties draw:fill="none" draw:stroke="solid" draw:stroke-linejoin="miter" fo:margin="1.000000000000000pt" style:wrap="biggest" style:wrap-dynamic-threshold="0.000000000000000pt" svg:fill-rule="nonzero" svg:stroke-color="#f35e00" svg:stroke-opacity="1" svg:stroke-width="0.513159608000000pt"/>
    </style:style>
    <style:style style:name="gr46" style:family="graphic">
      <style:graphic-properties draw:fill="none" draw:stroke="solid" draw:stroke-linejoin="miter" fo:margin="1.000000000000000pt" style:wrap="biggest" style:wrap-dynamic-threshold="0.000000000000000pt" svg:fill-rule="nonzero" svg:stroke-color="#f36600" svg:stroke-opacity="1" svg:stroke-width="0.513159608000000pt"/>
    </style:style>
    <style:style style:name="gr47" style:family="graphic">
      <style:graphic-properties draw:fill="none" draw:stroke="solid" draw:stroke-linejoin="miter" fo:margin="1.000000000000000pt" style:wrap="biggest" style:wrap-dynamic-threshold="0.000000000000000pt" svg:fill-rule="nonzero" svg:stroke-color="#f36d00" svg:stroke-opacity="1" svg:stroke-width="0.513159608000000pt"/>
    </style:style>
    <style:style style:name="gr48" style:family="graphic">
      <style:graphic-properties draw:fill="none" draw:stroke="solid" draw:stroke-linejoin="miter" fo:margin="1.000000000000000pt" style:wrap="biggest" style:wrap-dynamic-threshold="0.000000000000000pt" svg:fill-rule="nonzero" svg:stroke-color="#f57800" svg:stroke-opacity="1" svg:stroke-width="0.513159608000000pt"/>
    </style:style>
    <style:style style:name="gr49" style:family="graphic">
      <style:graphic-properties draw:fill="none" draw:stroke="solid" draw:stroke-linejoin="miter" fo:margin="1.000000000000000pt" style:wrap="biggest" style:wrap-dynamic-threshold="0.000000000000000pt" svg:fill-rule="nonzero" svg:stroke-color="#f57e00" svg:stroke-opacity="1" svg:stroke-width="0.513159608000000pt"/>
    </style:style>
    <style:style style:name="gr50" style:family="graphic">
      <style:graphic-properties draw:fill="none" draw:stroke="solid" draw:stroke-linejoin="miter" fo:margin="1.000000000000000pt" style:wrap="biggest" style:wrap-dynamic-threshold="0.000000000000000pt" svg:fill-rule="nonzero" svg:stroke-color="#f58600" svg:stroke-opacity="1" svg:stroke-width="0.513159608000000pt"/>
    </style:style>
    <style:style style:name="gr51" style:family="graphic">
      <style:graphic-properties draw:fill="none" draw:stroke="solid" draw:stroke-linejoin="miter" fo:margin="1.000000000000000pt" style:wrap="biggest" style:wrap-dynamic-threshold="0.000000000000000pt" svg:fill-rule="nonzero" svg:stroke-color="#f89100" svg:stroke-opacity="1" svg:stroke-width="0.513159608000000pt"/>
    </style:style>
    <style:style style:name="gr52" style:family="graphic">
      <style:graphic-properties draw:fill="none" draw:stroke="solid" draw:stroke-linejoin="miter" fo:margin="1.000000000000000pt" style:wrap="biggest" style:wrap-dynamic-threshold="0.000000000000000pt" svg:fill-rule="nonzero" svg:stroke-color="#f89900" svg:stroke-opacity="1" svg:stroke-width="0.513159608000000pt"/>
    </style:style>
    <style:style style:name="gr53" style:family="graphic">
      <style:graphic-properties draw:fill="none" draw:stroke="solid" draw:stroke-linejoin="miter" fo:margin="1.000000000000000pt" style:wrap="biggest" style:wrap-dynamic-threshold="0.000000000000000pt" svg:fill-rule="nonzero" svg:stroke-color="#f8a000" svg:stroke-opacity="1" svg:stroke-width="0.513159608000000pt"/>
    </style:style>
    <style:style style:name="gr54" style:family="graphic">
      <style:graphic-properties draw:fill="none" draw:stroke="solid" draw:stroke-linejoin="miter" fo:margin="1.000000000000000pt" style:wrap="biggest" style:wrap-dynamic-threshold="0.000000000000000pt" svg:fill-rule="nonzero" svg:stroke-color="#f9ab00" svg:stroke-opacity="1" svg:stroke-width="0.513159608000000pt"/>
    </style:style>
    <style:style style:name="gr55" style:family="graphic">
      <style:graphic-properties draw:fill="none" draw:stroke="solid" draw:stroke-linejoin="miter" fo:margin="1.000000000000000pt" style:wrap="biggest" style:wrap-dynamic-threshold="0.000000000000000pt" svg:fill-rule="nonzero" svg:stroke-color="#f9b300" svg:stroke-opacity="1" svg:stroke-width="0.513159608000000pt"/>
    </style:style>
    <style:style style:name="gr56" style:family="graphic">
      <style:graphic-properties draw:fill="none" draw:stroke="solid" draw:stroke-linejoin="miter" fo:margin="1.000000000000000pt" style:wrap="biggest" style:wrap-dynamic-threshold="0.000000000000000pt" svg:fill-rule="nonzero" svg:stroke-color="#f9b900" svg:stroke-opacity="1" svg:stroke-width="0.513159608000000pt"/>
    </style:style>
    <style:style style:name="gr57" style:family="graphic">
      <style:graphic-properties draw:fill="none" draw:stroke="solid" draw:stroke-linejoin="miter" fo:margin="1.000000000000000pt" style:wrap="biggest" style:wrap-dynamic-threshold="0.000000000000000pt" svg:fill-rule="nonzero" svg:stroke-color="#fcc500" svg:stroke-opacity="1" svg:stroke-width="0.513159608000000pt"/>
    </style:style>
    <style:style style:name="gr58" style:family="graphic">
      <style:graphic-properties draw:fill="none" draw:stroke="solid" draw:stroke-linejoin="miter" fo:margin="1.000000000000000pt" style:wrap="biggest" style:wrap-dynamic-threshold="0.000000000000000pt" svg:fill-rule="nonzero" svg:stroke-color="#fccc00" svg:stroke-opacity="1" svg:stroke-width="0.513159608000000pt"/>
    </style:style>
    <style:style style:name="gr59" style:family="graphic">
      <style:graphic-properties draw:fill="none" draw:stroke="solid" draw:stroke-linejoin="miter" fo:margin="1.000000000000000pt" style:wrap="biggest" style:wrap-dynamic-threshold="0.000000000000000pt" svg:fill-rule="nonzero" svg:stroke-color="#fcd300" svg:stroke-opacity="1" svg:stroke-width="0.513159608000000pt"/>
    </style:style>
    <style:style style:name="gr60" style:family="graphic">
      <style:graphic-properties draw:fill="none" draw:stroke="solid" draw:stroke-linejoin="miter" fo:margin="1.000000000000000pt" style:wrap="biggest" style:wrap-dynamic-threshold="0.000000000000000pt" svg:fill-rule="nonzero" svg:stroke-color="#ffde00" svg:stroke-opacity="1" svg:stroke-width="0.513159608000000pt"/>
    </style:style>
    <style:style style:name="gr61" style:family="graphic">
      <style:graphic-properties draw:fill="none" draw:stroke="solid" draw:stroke-linejoin="miter" fo:margin="1.000000000000000pt" style:wrap="biggest" style:wrap-dynamic-threshold="0.000000000000000pt" svg:fill-rule="nonzero" svg:stroke-color="#ffe600" svg:stroke-opacity="1" svg:stroke-width="0.513159608000000pt"/>
    </style:style>
    <style:style style:name="gr62" style:family="graphic">
      <style:graphic-properties draw:fill="solid" draw:fill-color="#dedede" draw:stroke="solid" draw:stroke-linejoin="miter" fo:margin="1.000000000000000pt" style:wrap="biggest" style:wrap-dynamic-threshold="0.000000000000000pt" svg:fill-rule="nonzero" svg:stroke-color="#384e00" svg:stroke-opacity="1" svg:stroke-width="0.544000720000000pt"/>
    </style:style>
    <style:style style:name="gr63"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6320000000pt"/>
    </style:style>
    <style:style style:name="gr64" style:family="graphic">
      <style:graphic-properties draw:fill="solid" draw:fill-color="#ff0000" draw:stroke="solid" draw:stroke-linejoin="miter" fo:margin="1.000000000000000pt" style:wrap="biggest" style:wrap-dynamic-threshold="0.000000000000000pt" svg:fill-rule="evenodd" svg:stroke-color="#000000" svg:stroke-opacity="1" svg:stroke-width="4.729830168000000pt"/>
    </style:style>
    <style:style style:name="gr65"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4456000000pt"/>
    </style:style>
    <style:style style:name="gr66" style:family="graphic">
      <style:graphic-properties draw:fill="solid" draw:fill-color="#ff0000" draw:stroke="solid" draw:stroke-linejoin="miter" fo:margin="1.000000000000000pt" style:wrap="biggest" style:wrap-dynamic-threshold="0.000000000000000pt" svg:fill-rule="evenodd" svg:stroke-color="#000000" svg:stroke-opacity="1" svg:stroke-width="4.256857296000000pt"/>
    </style:style>
    <style:style style:name="gr67" style:family="graphic">
      <style:graphic-properties draw:fill="none" draw:stroke="solid" draw:stroke-linejoin="miter" fo:margin="1.000000000000000pt" style:wrap="biggest" style:wrap-dynamic-threshold="0.000000000000000pt" svg:fill-rule="nonzero" svg:stroke-color="#000000" svg:stroke-opacity="1" svg:stroke-width="0.592615608000000pt"/>
    </style:style>
    <style:style style:name="gr68" style:family="graphic">
      <style:graphic-properties draw:fill="solid" draw:fill-color="#ff0000" draw:stroke="solid" draw:stroke-linejoin="miter" fo:margin="1.000000000000000pt" style:wrap="biggest" style:wrap-dynamic-threshold="0.000000000000000pt" svg:fill-rule="evenodd" svg:stroke-color="#000000" svg:stroke-opacity="1" svg:stroke-width="5.365771864000000pt"/>
    </style:style>
    <style:style style:name="gr69"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5792000000pt"/>
    </style:style>
    <style:style style:name="gr70"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5176000000pt"/>
    </style:style>
    <style:style style:name="gr71" style:family="graphic">
      <style:graphic-properties draw:fill="solid" draw:fill-color="#009500" draw:stroke="solid" draw:stroke-linejoin="miter" fo:margin="1.000000000000000pt" style:wrap="biggest" style:wrap-dynamic-threshold="0.000000000000000pt" svg:fill-rule="evenodd" svg:stroke-color="#000000" svg:stroke-opacity="1" svg:stroke-width="0.592615560000000pt"/>
    </style:style>
    <style:style style:name="gr72"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5936000000pt"/>
    </style:style>
    <style:style style:name="gr73"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5080000000pt"/>
    </style:style>
    <style:style style:name="gr74"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6224000000pt"/>
    </style:style>
    <style:style style:name="gr75"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6656000000pt"/>
    </style:style>
    <style:style style:name="gr76"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5888000000pt"/>
    </style:style>
    <style:style style:name="gr77" style:family="graphic">
      <style:graphic-properties draw:fill="none" draw:stroke="solid" draw:stroke-linejoin="miter" fo:margin="1.000000000000000pt" style:wrap="biggest" style:wrap-dynamic-threshold="0.000000000000000pt" svg:fill-rule="nonzero" svg:stroke-color="#000000" svg:stroke-opacity="1" svg:stroke-width="0.592615656000000pt"/>
    </style:style>
    <style:style style:name="gr78"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5608000000pt"/>
    </style:style>
    <style:style style:name="gr79" style:family="graphic">
      <style:graphic-properties draw:fill="solid" draw:fill-color="#009600" draw:stroke="solid" draw:stroke-linejoin="miter" fo:margin="1.000000000000000pt" style:wrap="biggest" style:wrap-dynamic-threshold="0.000000000000000pt" svg:fill-rule="evenodd" svg:stroke-color="#000000" svg:stroke-opacity="1" svg:stroke-width="0.592617032000000pt"/>
    </style:style>
    <style:style style:name="gr80" style:family="graphic">
      <style:graphic-properties draw:fill="solid" draw:fill-color="#ff0000" draw:stroke="solid" draw:stroke-linejoin="miter" fo:margin="1.000000000000000pt" style:wrap="biggest" style:wrap-dynamic-threshold="0.000000000000000pt" svg:fill-rule="evenodd" svg:stroke-color="#000000" svg:stroke-opacity="1" svg:stroke-width="4.729846952000000pt"/>
    </style:style>
    <style:style style:name="gr81" style:family="graphic">
      <style:graphic-properties draw:fill="solid" draw:fill-color="#ffffff" draw:stroke="none" fo:margin="1.000000000000000pt" style:wrap="biggest" style:wrap-dynamic-threshold="0.000000000000000pt" svg:fill-rule="nonzero"/>
    </style:style>
    <style:style style:name="gr82" style:family="graphic">
      <style:graphic-properties draw:fill="none" draw:stroke="solid" draw:stroke-linejoin="miter" fo:margin="1.000000000000000pt" style:wrap="biggest" style:wrap-dynamic-threshold="0.000000000000000pt" svg:fill-rule="nonzero" svg:stroke-color="#000000" svg:stroke-opacity="1" svg:stroke-width="1.196954440000000pt"/>
    </style:style>
    <style:style style:name="gr83" style:family="graphic">
      <style:graphic-properties draw:fill="solid" draw:fill-color="#ccffff" draw:stroke="none" fo:margin="1.000000000000000pt" style:wrap="biggest" style:wrap-dynamic-threshold="0.000000000000000pt" svg:fill-rule="nonzero"/>
    </style:style>
    <style:style style:name="gr84" style:family="graphic">
      <style:graphic-properties draw:fill="solid" draw:fill-color="#7effff" draw:stroke="none" fo:margin="1.000000000000000pt" style:wrap="biggest" style:wrap-dynamic-threshold="0.000000000000000pt" svg:fill-rule="nonzero"/>
    </style:style>
    <style:style style:name="gr85" style:family="graphic">
      <style:graphic-properties draw:fill="solid" draw:fill-color="#009900" draw:stroke="none" fo:margin="1.000000000000000pt" style:wrap="biggest" style:wrap-dynamic-threshold="0.000000000000000pt" svg:fill-rule="nonzero"/>
    </style:style>
    <style:style style:name="gr86" style:family="graphic">
      <style:graphic-properties draw:fill="solid" draw:fill-color="#007e00" draw:stroke="none" fo:margin="1.000000000000000pt" style:wrap="biggest" style:wrap-dynamic-threshold="0.000000000000000pt" svg:fill-rule="nonzero"/>
    </style:style>
    <style:style style:name="gr87" style:family="graphic">
      <style:graphic-properties draw:fill="solid" draw:fill-color="#009966" draw:stroke="none" fo:margin="1.000000000000000pt" style:wrap="biggest" style:wrap-dynamic-threshold="0.000000000000000pt" svg:fill-rule="nonzero"/>
    </style:style>
    <style:style style:name="gr88" style:family="graphic">
      <style:graphic-properties draw:fill="solid" draw:fill-color="#000000" draw:stroke="none" fo:margin="1.000000000000000pt" style:wrap="biggest" style:wrap-dynamic-threshold="0.000000000000000pt" svg:fill-rule="nonzero"/>
    </style:style>
    <style:style style:name="gr89" style:family="graphic">
      <style:graphic-properties draw:fill="solid" draw:fill-color="#8c0000" draw:stroke="solid" draw:stroke-linejoin="miter" fo:margin="1.000000000000000pt" style:wrap="biggest" style:wrap-dynamic-threshold="0.000000000000000pt" svg:fill-rule="nonzero" svg:stroke-color="#000000" svg:stroke-opacity="1" svg:stroke-width="0.273600008000000pt"/>
    </style:style>
    <style:style style:name="gr90" style:family="graphic">
      <style:graphic-properties draw:fill="solid" draw:fill-color="#96b4ff" draw:stroke="none" fo:margin="1.000000000000000pt" style:wrap="biggest" style:wrap-dynamic-threshold="0.000000000000000pt" svg:fill-rule="nonzero"/>
    </style:style>
    <style:style style:name="gr91" style:family="graphic">
      <style:graphic-properties draw:fill="solid" draw:fill-color="#ffb300" draw:stroke="none" fo:margin="1.000000000000000pt" style:wrap="biggest" style:wrap-dynamic-threshold="0.000000000000000pt" svg:fill-rule="nonzero"/>
    </style:style>
    <style:style style:name="gr92" style:family="graphic">
      <style:graphic-properties draw:fill="solid" draw:fill-color="#b3b37e" draw:stroke="none" fo:margin="1.000000000000000pt" style:wrap="biggest" style:wrap-dynamic-threshold="0.000000000000000pt" svg:fill-rule="nonzero"/>
    </style:style>
    <style:style style:name="gr93" style:family="graphic">
      <style:graphic-properties draw:fill="solid" draw:fill-color="#dedede" draw:stroke="none" fo:margin="1.000000000000000pt" style:wrap="biggest" style:wrap-dynamic-threshold="0.000000000000000pt" svg:fill-rule="nonzero"/>
    </style:style>
    <style:style style:name="gr94" style:family="graphic">
      <style:graphic-properties draw:fill="solid" draw:fill-color="#994b18" draw:stroke="none" fo:margin="1.000000000000000pt" style:wrap="biggest" style:wrap-dynamic-threshold="0.000000000000000pt" svg:fill-rule="nonzero"/>
    </style:style>
    <style:style style:name="gr95" style:family="graphic">
      <style:graphic-properties draw:fill="none" draw:stroke="solid" draw:stroke-linejoin="bevel" fo:margin="1.000000000000000pt" style:wrap="biggest" style:wrap-dynamic-threshold="0.000000000000000pt" svg:fill-rule="nonzero" svg:stroke-color="#cbaa19" svg:stroke-opacity="1" svg:stroke-width="0.533600000000000pt"/>
    </style:style>
    <style:style style:name="gr96" style:family="graphic">
      <style:graphic-properties draw:fill="none" draw:stroke="solid" draw:stroke-linejoin="miter" fo:margin="1.000000000000000pt" style:wrap="biggest" style:wrap-dynamic-threshold="0.000000000000000pt" svg:fill-rule="nonzero" svg:stroke-color="#000000" svg:stroke-opacity="1" svg:stroke-width="0.500000000000000pt"/>
    </style:style>
    <style:style style:name="gr97" style:family="graphic">
      <style:graphic-properties draw:fill="solid" draw:fill-color="#ffe800" draw:stroke="solid" draw:stroke-linejoin="miter" fo:margin="1.000000000000000pt" style:wrap="biggest" style:wrap-dynamic-threshold="0.000000000000000pt" svg:fill-rule="evenodd" svg:stroke-color="#000000" svg:stroke-opacity="1" svg:stroke-width="0.089810584000000pt"/>
    </style:style>
    <style:style style:name="gr98" style:family="graphic">
      <style:graphic-properties draw:fill="solid" draw:fill-color="#dedede" draw:stroke="solid" draw:stroke-linejoin="miter" fo:margin="1.000000000000000pt" style:wrap="biggest" style:wrap-dynamic-threshold="0.000000000000000pt" svg:fill-rule="nonzero" svg:stroke-color="#000000" svg:stroke-opacity="1" svg:stroke-width="0.513159608000000pt"/>
    </style:style>
    <style:style style:name="gr99" style:family="graphic">
      <style:graphic-properties draw:fill="solid" draw:fill-color="#7e1800" draw:stroke="none" fo:margin="1.000000000000000pt" style:wrap="biggest" style:wrap-dynamic-threshold="0.000000000000000pt" svg:fill-rule="nonzero"/>
    </style:style>
    <style:style style:name="gr100" style:family="graphic">
      <style:graphic-properties draw:fill="none" draw:stroke="solid" draw:stroke-linejoin="miter" fo:margin="1.000000000000000pt" style:wrap="biggest" style:wrap-dynamic-threshold="0.000000000000000pt" svg:fill-rule="nonzero" svg:stroke-color="#000000" svg:stroke-opacity="1" svg:stroke-width="0.547200016000000pt"/>
    </style:style>
    <style:style style:name="gr101" style:family="graphic">
      <style:graphic-properties draw:fill="solid" draw:fill-color="#be5833" draw:stroke="none" fo:margin="1.000000000000000pt" style:wrap="biggest" style:wrap-dynamic-threshold="0.000000000000000pt" svg:fill-rule="nonzero"/>
    </style:style>
    <style:style style:name="gr102" style:family="graphic">
      <style:graphic-properties draw:fill="none" draw:stroke="solid" draw:stroke-linejoin="miter" fo:margin="1.000000000000000pt" style:wrap="biggest" style:wrap-dynamic-threshold="0.000000000000000pt" svg:fill-rule="nonzero" svg:stroke-color="#000000" svg:stroke-opacity="1" svg:stroke-width="0.480000016000000pt"/>
    </style:style>
    <style:style style:name="gr103" style:family="graphic">
      <style:graphic-properties draw:fill="none" draw:stroke="solid" draw:stroke-linejoin="miter" fo:margin="1.000000000000000pt" style:wrap="biggest" style:wrap-dynamic-threshold="0.000000000000000pt" svg:fill-rule="nonzero" svg:stroke-color="#000000" svg:stroke-opacity="1" svg:stroke-width="0.960000040000000pt"/>
    </style:style>
    <style:style style:name="gr104" style:family="graphic">
      <style:graphic-properties draw:fill="none" draw:stroke="solid" draw:stroke-linejoin="miter" fo:margin="1.000000000000000pt" style:wrap="biggest" style:wrap-dynamic-threshold="0.000000000000000pt" svg:fill-rule="nonzero" svg:stroke-color="#000000" svg:stroke-opacity="1" svg:stroke-width="0.900280000000000pt"/>
    </style:style>
    <style:style style:name="gr105" style:family="graphic">
      <style:graphic-properties draw:fill="solid" draw:fill-color="#ff7e00" draw:stroke="none" fo:margin="1.000000000000000pt" style:wrap="biggest" style:wrap-dynamic-threshold="0.000000000000000pt" svg:fill-rule="nonzero"/>
    </style:style>
    <style:style style:name="gr106" style:family="graphic">
      <style:graphic-properties draw:fill="solid" draw:fill-color="#ffffff" draw:stroke="solid" draw:stroke-linejoin="bevel" fo:margin="1.000000000000000pt" style:wrap="biggest" style:wrap-dynamic-threshold="0.000000000000000pt" svg:fill-rule="nonzero" svg:stroke-color="#000000" svg:stroke-opacity="1" svg:stroke-width="0.547200016000000pt"/>
    </style:style>
    <style:style style:name="gr107" style:family="graphic">
      <style:graphic-properties draw:fill="none" draw:stroke="solid" draw:stroke-linejoin="miter" fo:margin="1.000000000000000pt" style:wrap="biggest" style:wrap-dynamic-threshold="0.000000000000000pt" svg:fill-rule="nonzero" svg:stroke-color="#000000" svg:stroke-opacity="1" svg:stroke-width="0.000889200000000pt"/>
    </style:style>
    <style:style style:name="gr108" style:family="graphic">
      <style:graphic-properties draw:fill="none" draw:stroke="solid" draw:stroke-linejoin="miter" fo:margin="1.000000000000000pt" style:wrap="biggest" style:wrap-dynamic-threshold="0.000000000000000pt" svg:fill-rule="evenodd" svg:stroke-color="#ffffff" svg:stroke-opacity="1" svg:stroke-width="0.060960000000000pt"/>
    </style:style>
    <style:page-layout style:name="PL1">
      <style:page-layout-properties fo:margin="0.000000000000000pt" fo:padding="0.000000000000000pt" fo:page-height="841.891222259999950pt" fo:page-width="595.276621799999930pt" style:print-orientation="portrait"/>
    </style:page-layout>
  </office:automatic-styles>
  <office:body>
    <office:drawing>
      <draw:page draw:name="" draw:id="page1" draw:master-page-name="Default">
        <draw:layer-set>
          <draw:layer draw:name="g3566"/>
        </draw:layer-set>
        <draw:g draw:style-name="gr1" draw:id="shape1" draw:name="g6192" svg:y="-0.00000000012pt">
          <draw:rect draw:style-name="gr2" draw:id="shape2" draw:name="rect171" draw:layer="g3566" svg:width="793.70058400000pt" svg:height="396.84985600000pt" draw:transform="matrix(0.25198447000 0.00000000000 0.00000000000 0.25198447000 0.00000000073pt -0.00000000012pt)"/>
          <draw:rect draw:style-name="gr3" draw:id="shape3" draw:name="rect403" draw:layer="g3566" svg:width="793.70058400000pt" svg:height="198.42519200000pt" draw:transform="matrix(0.25198447000 0.00000000000 0.00000000000 0.25198447000 0.07582819755pt 49.96583857855pt)"/>
          <draw:rect draw:style-name="gr4" draw:id="shape4" draw:name="rect135" draw:layer="g3566" svg:width="793.70058400000pt" svg:height="99.21232000000pt" draw:transform="matrix(0.25198447000 0.00000000000 0.00000000000 0.25198447000 0.07582819755pt 74.96580849885pt)"/>
          <draw:path draw:style-name="gr5" draw:id="shape5" draw:name="path561" draw:layer="g3566" svg:width="14.27672800000pt" svg:height="42.22538331702pt" draw:transform="matrix(0.25198447000 0.00000000000 0.00000000000 0.25198447000 96.22049869632pt 62.38828388553pt)" svg:viewBox="0 0 14 42" svg:d="M0 40.2048C4.759 43.2265 9.96255 42.5502 14.2767 40.2048L14.2767 0L4.759 0C9.518 15.077 9.518 30.1536 0 40.2048Z" koffice:nodeTypes="ccccc"/>
          <draw:path draw:style-name="gr6" draw:id="shape6" draw:name="path559" draw:layer="g3566" svg:width="9.80366915078pt" svg:height="40.20942948784pt" draw:transform="matrix(0.25198447000 0.00000000000 0.00000000000 0.25198447000 96.22056522022pt 62.38723223141pt)" svg:viewBox="0 0 10 40" svg:d="M6.85866 0.00500549C6.85866 28.2736 0 34.5558 0 40.2094C2.8613 40.2094 4.75888 37.5773 6.85866 33.9275C9.71997 28.2736 9.99615 -0.435059 9.71997 0.00500549Z" koffice:nodeTypes="ccccc"/>
          <draw:path draw:style-name="gr7" draw:id="shape7" draw:name="path560" draw:layer="g3566" svg:width="14.84009135059pt" svg:height="35.77041313450pt" draw:transform="matrix(0.25198447000 0.00000000000 0.00000000000 0.25198447000 94.97902117508pt 62.38723223141pt)" svg:viewBox="0 0 15 36" svg:d="M6.0628 0.00500549C5.93198 16.526 -1.17186 31.8021 0.168186 35.1839C1.69833 38.2076 6.0628 28.2736 11.7857 33.9275C14.956 28.2736 15.1076 -0.435059 14.647 0.00500549Z" koffice:nodeTypes="ccccc"/>
          <draw:path draw:style-name="gr8" draw:id="shape8" draw:name="path558" draw:layer="g3566" svg:width="9.51779715078pt" svg:height="25.12807319202pt" draw:transform="matrix(0.25198447000 0.00000000000 0.00000000000 0.25198447000 95.02138927037pt 62.38834406143pt)" svg:viewBox="0 0 10 25" svg:d="M6.57279 0.00333719C6.57279 18.85 0 20.1025 0 25.1281C2.86146 25.1281 6.55778 22.3809 6.57279 22.6194C9.4341 18.85 9.71028 -0.290055 9.4341 0.00333719Z" koffice:nodeTypes="ccccc"/>
          <draw:path draw:style-name="gr9" draw:id="shape9" draw:name="path557" draw:layer="g3566" svg:width="14.56256984537pt" svg:height="23.05920501315pt" draw:transform="matrix(0.25198447000 0.00000000000 0.00000000000 0.25198447000 93.75018489665pt 62.38834406143pt)" svg:viewBox="0 0 15 23" svg:d="M5.89464 0.00333719C5.76381 11.0179 -1.16818 20.3648 0.171869 22.6194C1.702 24.6353 5.89464 18.85 11.6176 22.6194C14.4789 18.85 14.7551 -0.290055 14.4789 0.00333719Z" koffice:nodeTypes="ccccc"/>
          <draw:path draw:style-name="gr5" draw:id="shape10" draw:name="path562" draw:layer="g3566" svg:width="14.27672800000pt" svg:height="42.22312738205pt" draw:transform="matrix(0.25198447000 0.00000000000 0.00000000000 0.25198447000 99.81801243473pt 62.38947728398pt)" svg:viewBox="0 0 14 42" svg:d="M14.2767 40.2046C9.51773 43.2262 4.31418 42.5454 0 40.2006L0 0L9.51773 0C4.75873 15.077 4.75873 30.1536 14.2767 40.2048Z" koffice:nodeTypes="cccccc"/>
          <draw:path draw:style-name="gr6" draw:id="shape11" draw:name="path563" draw:layer="g3566" svg:width="9.80366915078pt" svg:height="40.20942948784pt" draw:transform="matrix(0.25198447000 0.00000000000 0.00000000000 0.25198447000 100.94510743299pt 62.38835305833pt)" svg:viewBox="0 0 10 40" svg:d="M2.94501 0.00500549C2.94501 28.2736 9.80367 34.5558 9.80367 40.2094C6.94237 40.2094 5.04479 37.5773 2.94501 33.9275C0.0837012 28.2736 -0.192483 -0.435059 0.0837012 0.00500549Z" koffice:nodeTypes="ccccc"/>
          <draw:path draw:style-name="gr10" draw:id="shape12" draw:name="path564" draw:layer="g3566" svg:width="14.73073487484pt" svg:height="35.77041313450pt" draw:transform="matrix(0.25198447000 0.00000000000 0.00000000000 0.25198447000 100.94510743299pt 62.38835305833pt)" svg:viewBox="0 0 15 36" svg:d="M8.66793 0.00500549C8.79876 16.526 15.9026 31.8021 14.5625 35.1839C13.0324 38.2076 8.66793 28.2736 2.94501 33.9275C0.0837012 28.2736 -0.192483 -0.435059 0.0837012 0.00500549Z" koffice:nodeTypes="ccccc"/>
          <draw:path draw:style-name="gr8" draw:id="shape13" draw:name="path565" draw:layer="g3566" svg:width="9.51779715078pt" svg:height="25.12807319202pt" draw:transform="matrix(0.25198447000 0.00000000000 0.00000000000 0.25198447000 102.21629852849pt 62.38945279310pt)" svg:viewBox="0 0 10 25" svg:d="M2.94501 0.00333719C2.94501 18.85 9.5178 20.1025 9.5178 25.1281C6.65633 25.1281 2.96002 22.3809 2.94501 22.6194C0.0837012 18.85 -0.192483 -0.290055 0.0837012 0.00333719Z" koffice:nodeTypes="ccccc"/>
          <draw:path draw:style-name="gr9" draw:id="shape14" draw:name="path566" draw:layer="g3566" svg:width="14.56256984537pt" svg:height="23.05920501315pt" draw:transform="matrix(0.25198447000 0.00000000000 0.00000000000 0.25198447000 102.21631868724pt 62.38834406143pt)" svg:viewBox="0 0 15 23" svg:d="M8.66793 0.00333719C8.79876 11.0179 15.7307 20.3648 14.3907 22.6194C12.8606 24.6353 8.66793 18.85 2.94501 22.6194C0.0837012 18.85 -0.192483 -0.290055 0.0837012 0.00333719Z" koffice:nodeTypes="ccccc"/>
          <draw:path draw:style-name="gr11" draw:id="shape15" draw:name="path2644" draw:layer="g3566" svg:width="18.00775200000pt" svg:height="16.18534400000pt" draw:transform="matrix(0.25198447000 0.00000000000 0.00000000000 0.25198447000 115.55068700969pt 68.33242215164pt)" svg:viewBox="0 0 18 16" svg:d="M0 2.57958L8.43772 10.0274L18.0078 16.1853L10.7023 7.44777L2.26454 0Z" koffice:nodeTypes="cccccc"/>
          <draw:path draw:style-name="gr12" draw:id="shape16" draw:name="path24" draw:layer="g3566" svg:width="14.56313382909pt" svg:height="13.64138622858pt" draw:transform="matrix(0.25198447000 0.00000000000 0.00000000000 0.25198447000 112.49078314596pt 65.60411372342pt)" svg:viewBox="0 0 15 14" svg:d="M1.46832 0L10.5518 8.151C10.5518 8.151 12.2983 9.74472 12.727 10.0388C13.1533 10.3238 15.5587 11.1948 14.0972 13.0211C12.8683 14.6148 11.5596 12.7361 10.9805 11.8628C10.7662 11.5778 5.23488 6.11952 0 1.3908L1.45008 0.00912" koffice:nodeTypes="ccccccc"/>
          <draw:path draw:style-name="gr13" draw:id="shape17" draw:name="path26" draw:layer="g3566" svg:width="14.56155980201pt" svg:height="13.64138622858pt" draw:transform="matrix(0.25198447000 0.00000000000 0.00000000000 0.25198447000 112.49710291646pt 65.60411372342pt)" svg:viewBox="0 0 15 14" svg:d="M1.44324 0L10.5359 8.151C10.5359 8.151 12.2732 9.74472 12.7178 10.0388C13.1556 10.3238 15.5519 11.1948 14.0995 13.0211C12.8706 14.6148 11.5619 12.7361 10.9828 11.8628C10.7684 11.5778 5.23716 6.11952 0 1.3908L1.45236 0.00912L1.45236 0.00912Z" koffice:nodeTypes="ccccccccc"/>
          <draw:path draw:style-name="gr11" draw:id="shape18" draw:name="path1761" draw:layer="g3566" svg:width="18.00775200000pt" svg:height="16.18534400000pt" draw:transform="matrix(0.25198447000 0.00000000000 0.00000000000 0.25198447000 117.63988420283pt 64.90881801504pt)" svg:viewBox="0 0 18 16" svg:d="M0 2.57958L8.43772 10.0274L18.0078 16.1853L10.7023 7.44777L2.26454 0Z" koffice:nodeTypes="cccccc"/>
          <draw:path draw:style-name="gr12" draw:id="shape19" draw:name="path40" draw:layer="g3566" svg:width="11.20308376540pt" svg:height="11.18585273555pt" draw:transform="matrix(0.25198447000 0.00000000000 0.00000000000 0.25198447000 115.29791030051pt 62.54074860101pt)" svg:viewBox="0 0 11 11" svg:d="M0 0L7.0452 5.81628C7.0452 5.81628 8.79168 7.33932 9.29784 7.63344C9.7356 7.92756 12.2026 8.64804 10.7502 10.5359C9.59196 12.1319 8.21256 10.3945 7.55364 9.52128C7.98912 10.0297 6.10128 7.99824 0.13452 2.90472L0 0" koffice:nodeTypes="ccccccc"/>
          <draw:path draw:style-name="gr13" draw:id="shape20" draw:name="path42" draw:layer="g3566" svg:width="11.20308376540pt" svg:height="11.18585273555pt" draw:transform="matrix(0.25198447000 0.00000000000 0.00000000000 0.25198447000 115.29791030051pt 62.54074860101pt)" svg:viewBox="0 0 11 11" svg:d="M0 0L7.0452 5.81628C7.0452 5.81628 8.79168 7.33932 9.29784 7.63344C9.7356 7.91844 12.2026 8.64804 10.7502 10.5359C9.59196 12.1319 8.21256 10.3945 7.55364 9.52128C7.98912 10.0297 6.10128 7.99824 0.13452 2.90472L0 0L0 0" koffice:nodeTypes="cccccccc"/>
          <draw:path draw:style-name="gr11" draw:id="shape21" draw:name="path2648" draw:layer="g3566" svg:width="18.00775200000pt" svg:height="16.18534400000pt" draw:transform="matrix(0.25198447000 0.00000000000 0.00000000000 0.25198447000 80.12283368800pt 68.13188686278pt)" svg:viewBox="0 0 18 16" svg:d="M18.0078 2.57958L9.57003 10.0274L0 16.1853L7.30547 7.44777L15.7432 0Z" koffice:nodeTypes="cccccc"/>
          <draw:path draw:style-name="gr12" draw:id="shape22" draw:name="path56" draw:layer="g3566" svg:width="14.56817780204pt" svg:height="13.64138622858pt" draw:transform="matrix(0.25198447000 0.00000000000 0.00000000000 0.25198447000 83.82099964903pt 65.60411372342pt)" svg:viewBox="0 0 15 14" svg:d="M13.1076 0L4.02318 8.151C4.02318 8.151 2.27761 9.74472 1.84122 10.0388C1.41372 10.3238 -0.990998 11.1948 0.460682 13.0211C1.68983 14.6148 2.999 12.7361 3.58679 11.8628C3.80065 11.5778 9.33147 6.11952 14.5682 1.3908L13.1165 0.00912" koffice:nodeTypes="ccccccc"/>
          <draw:path draw:style-name="gr13" draw:id="shape23" draw:name="path58" draw:layer="g3566" svg:width="14.56924527399pt" svg:height="13.64138622858pt" draw:transform="matrix(0.25198447000 0.00000000000 0.00000000000 0.25198447000 83.82073066267pt 65.60411372342pt)" svg:viewBox="0 0 15 14" svg:d="M13.1087 0L4.02425 8.151C4.02425 8.151 2.27868 9.74472 1.84229 10.0388C1.40589 10.3238 -0.989931 11.1948 0.461749 13.0211C1.69089 14.6148 3.00007 12.7361 3.58785 11.8628C3.80172 11.5778 9.33254 6.11952 14.5692 1.3908L13.1176 0.00912L13.1176 0.00912L13.1087 4.54747e-14Z" koffice:nodeTypes="cccccccccc"/>
          <draw:path draw:style-name="gr11" draw:id="shape24" draw:name="path2646" draw:layer="g3566" svg:width="18.00775200000pt" svg:height="16.18534400000pt" draw:transform="matrix(0.25198447000 0.00000000000 0.00000000000 0.25198447000 78.05063839102pt 64.58910213538pt)" svg:viewBox="0 0 18 16" svg:d="M18.0078 2.57958L9.57003 10.0274L0 16.1853L7.30547 7.44777L15.7432 0Z" koffice:nodeTypes="cccccc"/>
          <draw:path draw:style-name="gr12" draw:id="shape25" draw:name="path72" draw:layer="g3566" svg:width="11.21014101268pt" svg:height="11.18585273555pt" draw:transform="matrix(0.25198447000 0.00000000000 0.00000000000 0.25198447000 81.86188409377pt 62.54074860101pt)" svg:viewBox="0 0 11 11" svg:d="M11.2101 0L4.15651 5.81628C4.15651 5.81628 2.41094 7.33932 1.90318 7.63344C1.47569 7.92756 -1.00017 8.64804 0.451509 10.5359C1.60929 12.1319 2.98983 10.3945 3.64875 9.52128C3.22125 10.0297 5.10043 7.99824 11.0676 2.90472L11.2101 0" koffice:nodeTypes="ccccccc"/>
          <draw:path draw:style-name="gr13" draw:id="shape26" draw:name="path74" draw:layer="g3566" svg:width="11.21116992497pt" svg:height="11.18585273555pt" draw:transform="matrix(0.25198447000 0.00000000000 0.00000000000 0.25198447000 81.86162482385pt 62.54074860101pt)" svg:viewBox="0 0 11 11" svg:d="M11.2112 0L4.15754 5.81628C4.15754 5.81628 2.41197 7.33932 1.90421 7.63344C1.46782 7.91844 -0.999142 8.64804 0.452538 10.5359C1.61032 12.1319 2.99086 10.3945 3.64978 9.52128C3.21339 10.0297 5.10146 7.99824 11.0687 2.90472L11.2112 0L11.2112 0" koffice:nodeTypes="cccccccc"/>
          <draw:path draw:style-name="gr14" draw:id="shape27" draw:name="path88" draw:layer="g3566" svg:width="30.84384000000pt" svg:height="27.28932000000pt" draw:transform="matrix(0.25198447000 0.00000000000 0.00000000000 0.25198447000 106.86618739419pt 36.26314283041pt)" svg:viewBox="0 0 31 27" svg:d="M0.21432 27.2802L30.8438 0.35568L29.7563 0L0 25.9076L0.21432 27.2893" koffice:nodeTypes="ccccc"/>
          <draw:rect draw:style-name="gr15" draw:id="shape28" draw:name="rect2507" draw:layer="g3566" svg:width="6.20189360000pt" svg:height="2.40240632000pt" draw:transform="matrix(-0.19017519935 0.16531642742 0.16531642742 0.19017519935 114.59516475267pt 36.12723422158pt)"/>
          <draw:path draw:style-name="gr14" draw:id="shape29" draw:name="path92" draw:layer="g3566" svg:width="17.46612608596pt" svg:height="35.95332000000pt" draw:transform="matrix(0.25198447000 0.00000000000 0.00000000000 0.25198447000 109.34027727213pt 36.94108184850pt)" svg:viewBox="0 0 17 36" svg:d="M0.361778 35.9442C0.505418 30.6364 -0.0645821 19.9409 0.00609794 13.892L16.9465 0C16.9465 0 17.8197 10.9896 17.3022 21.1082L0.352658 35.9533" koffice:nodeTypes="ccccc"/>
          <draw:path draw:style-name="gr16" draw:id="shape30" draw:name="path5748" draw:layer="g3566" svg:width="11.47698729096pt" svg:height="30.78797600000pt" draw:transform="matrix(0.25198447000 0.00000000000 0.00000000000 0.25198447000 109.06936623456pt 38.37769974061pt)" svg:viewBox="0 0 11 31" svg:d="M0.978584 30.788C0.318384 27.1375 0.525888 17.0326 0 9.3511L10.8924 0C10.8521 3.44134 11.5522 20.6715 11.4703 23.697" koffice:nodeTypes="cccc"/>
          <draw:path draw:style-name="gr17" draw:id="shape31" draw:name="path94" draw:layer="g3566" svg:width="10.27419221220pt" svg:height="26.05082400000pt" draw:transform="matrix(0.25198447000 0.00000000000 0.00000000000 0.25198447000 106.85067523022pt 40.50026169346pt)" svg:viewBox="0 0 10 26" svg:d="M5.6658 26.0419C4.50756 19.6376 4.21344 18.0348 0 9.1656L9.8952 0C9.82456 6.03744 10.3945 16.5209 10.2509 21.8287L5.67264 26.0508" koffice:nodeTypes="ccccc"/>
          <draw:path draw:style-name="gr18" draw:id="shape32" draw:name="path98" draw:layer="g3566" svg:width="26.76492000000pt" svg:height="23.19900000000pt" draw:transform="matrix(0.25198447000 0.00000000000 0.00000000000 0.25198447000 106.86618739419pt 36.94337994686pt)" svg:viewBox="0 0 27 23" svg:d="M0 23.199L9.82452 14.1064L9.82452 13.892L26.7649 0" koffice:nodeTypes="cccc"/>
          <draw:g draw:style-name="gr1" draw:id="shape33" draw:name="g4265" svg:y="35.00881070156pt">
            <draw:path draw:style-name="gr19" draw:id="shape34" draw:name="path1777" draw:layer="g3566" svg:width="28.85444018061pt" svg:height="53.63187200000pt" draw:transform="matrix(0.25198447000 0.00000000000 0.00000000000 0.25198447000 107.47902164323pt 43.48563359065pt)" svg:viewBox="0 0 29 54" svg:d="M1.80605e-07 0C1.80605e-07 0 11.4297 14.3057 16.9342 25.4439C22.4386 36.582 28.8544 53.6319 28.8544 53.6319C28.8544 53.6319 25.1988 36.7981 18.2664 23.385C9.19196 6.55962 -0.00148782 0.97332 1.80605e-07 0Z" koffice:nodeTypes="ccccc"/>
            <draw:path draw:style-name="gr20" draw:id="shape35" draw:name="path1779" draw:layer="g3566" svg:width="29.71528079402pt" svg:height="62.05595200000pt" draw:transform="matrix(0.25198447000 0.00000000000 0.00000000000 0.25198447000 106.93695249679pt 40.79001863551pt)" svg:viewBox="0 0 30 62" svg:d="M0.000384794 0C0.000384794 0 12.2784 17.1795 17.8807 29.9852C23.483 42.7909 29.7153 62.056 29.7153 62.056C29.7153 62.056 26.6849 43.4848 19.5844 28.0126C10.2363 8.54062 -0.0725512 1.03804 0.000384794 0Z" koffice:nodeTypes="ccccc"/>
            <draw:path draw:style-name="gr21" draw:id="shape36" draw:name="path1781" draw:layer="g3566" svg:width="16.59007833561pt" svg:height="80.97873600000pt" draw:transform="matrix(0.25198447000 0.00000000000 0.00000000000 0.25198447000 109.96575057807pt 36.49296980199pt)" svg:viewBox="0 0 17 81" svg:d="M0.010116 0C0.010116 0 8.99523 26.2388 11.7526 42.45C14.5099 58.6611 16.2208 80.9787 16.2208 80.9787C16.2208 80.9787 17.8764 62.2726 14.1767 42.3731C9.06339 16.9408 -0.35138 0.81708 0.010116 0Z" koffice:nodeTypes="ccccc"/>
            <draw:path draw:style-name="gr22" draw:id="shape37" draw:name="path1783" draw:layer="g3566" svg:width="25.27634487523pt" svg:height="78.22254400000pt" draw:transform="matrix(0.25198447000 0.00000000000 0.00000000000 0.25198447000 107.64561344100pt 36.08402118181pt)" svg:viewBox="0 0 25 78" svg:d="M0.00467288 0C0.00467288 0 11.899 23.3877 16.4738 39.3031C21.0485 55.2183 25.2763 78.2225 25.2763 78.2225C25.2763 78.2225 24.8002 57.3202 18.8719 37.949C10.913 13.394 -0.261647 1.06472 0.00467288 0Z" koffice:nodeTypes="ccccc"/>
            <draw:path draw:style-name="gr23" draw:id="shape38" draw:name="path1785" draw:layer="g3566" svg:width="10.99189759266pt" svg:height="76.08712800000pt" draw:transform="matrix(0.25198447000 0.00000000000 0.00000000000 0.25198447000 111.62308407928pt 37.81557782462pt)" svg:viewBox="0 0 11 76" svg:d="M0.0105185 0C0.0105185 0 6.30369 25.2916 7.95107 40.4402C9.59845 55.5886 10.1942 76.0871 10.1942 76.0871C10.1942 76.0871 12.1727 59.4337 9.89791 40.7848C6.68184 16.885 -0.307834 0.678008 0.0105185 0Z" koffice:nodeTypes="ccccc"/>
            <draw:path draw:style-name="gr24" draw:id="shape39" draw:name="path1787" draw:layer="g3566" svg:width="26.55075418062pt" svg:height="69.13283200000pt" draw:transform="matrix(0.25198447000 0.00000000000 0.00000000000 0.25198447000 107.30342828118pt 38.22573395438pt)" svg:viewBox="0 0 27 69" svg:d="M0.00267418 0C0.00267418 0 11.912 20.2108 16.7944 34.3368C21.6767 48.4627 26.5508 69.1328 26.5508 69.1328C26.5508 69.1328 25.203 49.9951 18.9307 32.84C10.5733 11.1411 -0.194694 1.00559 0.00267418 0Z" koffice:nodeTypes="ccccc"/>
            <draw:path draw:style-name="gr25" draw:id="shape40" draw:name="path1789" draw:layer="g3566" svg:width="29.46939085676pt" svg:height="59.47342400000pt" draw:transform="matrix(0.25198447000 0.00000000000 0.00000000000 0.25198447000 106.85176610709pt 41.60182994694pt)" svg:viewBox="0 0 29 59" svg:d="M0.000470857 0C0.000470857 0 12.2368 16.0608 17.7849 28.3864C23.3329 40.7119 29.4694 59.4734 29.4694 59.4734C29.4694 59.4734 26.5508 41.091 19.5136 26.232C10.2426 7.57276 -0.0802891 1.05163 0.000470857 0Z" koffice:nodeTypes="ccccc"/>
            <draw:path draw:style-name="gr26" draw:id="shape41" draw:name="path1791" draw:layer="g3566" svg:width="26.67581872284pt" svg:height="64.69744000000pt" draw:transform="matrix(0.25198447000 0.00000000000 0.00000000000 0.25198447000 107.26719277776pt 39.67959967950pt)" svg:viewBox="0 0 27 65" svg:d="M0.00112272 0C0.00112272 0 11.4284 18.2899 16.4045 31.5912C21.3806 44.8924 26.6758 64.6974 26.6758 64.6974C26.6758 64.6974 24.5421 45.8843 18.1989 29.7824C9.80483 9.47934 -0.121381 1.02889 0.00112272 0Z" koffice:nodeTypes="ccccc"/>
            <draw:path draw:style-name="gr27" draw:id="shape42" draw:name="path1793" draw:layer="g3566" svg:width="12.85530358445pt" svg:height="78.49642400000pt" draw:transform="matrix(0.25198447000 0.00000000000 0.00000000000 0.25198447000 110.66628060997pt 36.63786893574pt)" svg:viewBox="0 0 13 78" svg:d="M0.0140316 0C0.0140316 0 7.48772 25.711 9.32723 41.3891C11.1668 57.0671 11.6261 78.4964 11.6261 78.4964C11.6261 78.4964 14.313 60.7638 11.7418 41.4954C8.07285 16.841 -0.390872 0.753128 0.0140316 0Z" koffice:nodeTypes="ccccc"/>
            <draw:path draw:style-name="gr28" draw:id="shape43" draw:name="path1795" draw:layer="g3566" svg:width="21.48992066892pt" svg:height="80.41184000000pt" draw:transform="matrix(0.25198447000 0.00000000000 0.00000000000 0.25198447000 108.19944015429pt 35.05059658458pt)" svg:viewBox="0 0 21 80" svg:d="M0.00696437 0C0.00696437 0 10.754 24.4482 14.5559 40.756C18.3578 57.0636 21.4739 80.4118 21.4739 80.4118C21.4739 80.4118 22.0003 59.5118 17.0135 39.6294C10.249 14.3847 -0.309772 1.0374 0.00696437 0Z" koffice:nodeTypes="ccccc"/>
            <draw:path draw:style-name="gr29" draw:id="shape44" draw:name="path1797" draw:layer="g3566" svg:width="7.77886841105pt" svg:height="71.91969600000pt" draw:transform="matrix(0.25198447000 0.00000000000 0.00000000000 0.25198447000 112.27931220297pt 38.39796836344pt)" svg:viewBox="0 0 8 72" svg:d="M0.0151181 0C0.0151181 0 4.8146 24.1065 5.57983 38.3992C6.34507 52.6918 5.75672 71.9197 5.75672 71.9197C5.75672 71.9197 8.6827 56.468 7.49534 38.8558C5.67466 16.2638 -0.340402 0.612712 0.0151181 0Z" koffice:nodeTypes="ccccc"/>
            <draw:path draw:style-name="gr30" draw:id="shape45" draw:name="path1799" draw:layer="g3566" svg:width="23.39755393884pt" svg:height="71.85632800000pt" draw:transform="matrix(0.25198447000 0.00000000000 0.00000000000 0.25198447000 107.61416551113pt 37.09897632534pt)" svg:viewBox="0 0 23 72" svg:d="M0.00534594 0C0.00534594 0 11.2486 21.2586 15.4526 35.9082C19.6566 50.5577 23.3976 71.8563 23.3976 71.8563C23.3976 71.8563 23.2946 52.3286 17.825 34.5168C10.4566 11.9616 -0.274014 1.00982 0.00534594 0Z" koffice:nodeTypes="ccccc"/>
          </draw:g>
          <draw:path draw:style-name="gr16" draw:id="shape46" draw:name="path104" draw:layer="g3566" svg:width="3.22385634242pt" svg:height="27.82919699545pt" draw:transform="matrix(0.25198447000 0.00000000000 0.00000000000 0.25198447000 113.12434701485pt 37.03905710240pt)" svg:viewBox="0 0 3 28" svg:d="M1.93854 1.20491C1.93854 1.20491 2.29422 7.68011 2.29422 8.91815C2.29422 14.4494 1.86558 18.6606 1.4301 21.2894C1.4301 21.5813 -0.316377 26.0181 0.0507027 26.4536C1.28874 27.906 1.7151 28.2708 3.17658 27.2471C3.38862 27.1034 2.81862 22.1513 2.81862 21.2073C2.74798 20.1927 3.03294 12.1854 3.10362 8.76539C3.17658 7.31531 2.45382 0.475305 2.45382 0.475305C2.45382 0.475305 2.31246 -0.977055 1.94766 1.19579" koffice:nodeTypes="ccccccccc"/>
          <draw:path draw:style-name="gr13" draw:id="shape47" draw:name="path106" draw:layer="g3566" svg:width="3.22385634242pt" svg:height="27.82919699545pt" draw:transform="matrix(0.25198447000 0.00000000000 0.00000000000 0.25198447000 113.12434701485pt 37.03675900403pt)" svg:viewBox="0 0 3 28" svg:d="M1.93854 1.21403C1.93854 1.21403 2.29422 7.68923 2.29422 8.92727C2.29422 14.4585 1.86558 18.6697 1.4301 21.2894C1.4301 21.5744 -0.316377 26.0181 0.0507027 26.4536C1.27962 27.906 1.7151 28.2708 3.17658 27.2471C3.38862 27.1034 2.81862 22.1535 2.81862 21.2073C2.74798 20.1927 3.03294 12.1854 3.10362 8.76539C3.17658 7.31531 2.45382 0.475305 2.45382 0.475305C2.45382 0.475305 2.31246 -0.977055 1.94766 1.19579L1.94766 1.19579Z" koffice:nodeTypes="ccccccccccc"/>
          <draw:path draw:style-name="gr17" draw:id="shape48" draw:name="path108" draw:layer="g3566" svg:width="3.57967514987pt" svg:height="28.65355774302pt" draw:transform="matrix(0.25198447000 0.00000000000 0.00000000000 0.25198447000 113.68234714894pt 36.77274614316pt)" svg:viewBox="0 0 4 29" svg:d="M0.01824 0C0.01824 0 1.03284 7.78392 0.88008 12.2983C0.74784 17.6791 0.88008 19.1383 0.59736 22.2642C0.5244 22.4785 0.88008 26.3363 0.95304 28.0098C1.01456 28.9446 0.8094 28.2241 0.95304 28.2948C2.03832 29.0153 2.83176 28.5091 3.56136 28.0098C3.77568 27.8662 2.03832 23.1374 2.03832 22.1935C1.82628 8.51352 0.29412 0.43548 0.29412 0.43548C0.29412 0.43548 0.79116 5.30784 0 0.00912" koffice:nodeTypes="ccccccccc"/>
          <draw:path draw:style-name="gr13" draw:id="shape49" draw:name="path110" draw:layer="g3566" svg:width="4.29331514987pt" svg:height="28.65355774302pt" draw:transform="matrix(0.25198447000 0.00000000000 0.00000000000 0.25198447000 113.50252095176pt 36.77274614316pt)" svg:viewBox="0 0 4 29" svg:d="M0.73188 2.27374e-14C0.73188 2.27374e-14 1.74648 7.78392 1.59372 12.2983C1.46148 17.6791 1.59372 19.1383 1.30872 22.2642C1.23808 22.4785 1.59372 26.3363 1.66668 28.0098C1.7282 28.9537 1.52304 28.2241 1.66668 28.2948C2.75196 29.0153 3.55452 28.5091 4.275 28.0098C4.48932 27.8662 2.75196 23.1374 2.75196 22.1844C2.53992 8.5044 1.01688 0.42636 1.01688 0.42636C1.01688 0.42636 1.51392 5.29872 0.72276 0L0.72276 0ZM0 21.9792C0 21.9792 1.15824 22.5583 1.30872 22.2642M1.45236 20.6705C1.45236 20.6705 0.43776 20.5998 0.29412 20.3148M0.43776 18.997C0.43776 18.997 1.15824 19.5031 1.38168 19.2113M0.57912 17.027L1.30872 17.1M0.6498 15.2122L1.45236 15.2829M0.94392 12.4511C0.94392 12.4511 1.38168 12.6632 1.45236 12.3782M0.94392 10.1871L1.59372 10.1871M1.45236 22.3463C1.45236 22.3463 2.6106 22.5584 2.76108 22.2027M1.52304 19.7266C1.52304 19.7266 2.68128 19.9409 2.76108 19.5123M1.59372 17.8296C1.59372 17.8296 2.53992 17.9003 2.6106 17.8296M1.52304 16.0832L2.46696 16.0124M1.6758 13.8305L2.3256 13.7598M1.52304 11.9427C1.52304 11.9427 2.09304 12.0863 2.2458 11.8013M1.59372 9.8314C1.59372 9.8314 2.10216 10.1164 2.10216 9.8314M1.45236 21.1083C1.45236 21.1083 2.6106 21.1789 2.6106 20.8233" koffice:nodeTypes="ccccccccccccccccccccccccccccccccccccccccc"/>
          <draw:path draw:style-name="gr16" draw:id="shape50" draw:name="path112" draw:layer="g3566" svg:width="5.65512785448pt" svg:height="5.74686979585pt" draw:transform="matrix(0.25198447000 0.00000000000 0.00000000000 0.25198447000 112.48140734447pt 35.28842915422pt)" svg:viewBox="0 0 6 6" svg:d="M5.64601 5.74687C4.99621 5.46187 3.61681 4.08247 3.32269 3.42355C2.96701 2.77375 2.96701 1.53571 2.45857 1.24159C1.87945 0.88363 -0.158872 2.54119 2.10289 3.85903C4.42621 5.15863 4.86397 5.67619 4.86397 5.67619C4.86397 5.67619 4.28485 5.67619 3.27025 5.32051C2.54749 5.10619 -1.02299 2.48875 0.285728 1.39207C1.66513 0.15403 2.03221 -0.0602902 2.60905 0.0126698C3.18817 0.0741898 3.62593 0.0126698 3.84709 1.39207C4.06141 2.69167 4.56985 3.56491 4.93465 4.15315C5.37013 4.66159 5.65513 5.74687 5.65513 5.74687" koffice:nodeTypes="ccccccccccc"/>
          <draw:path draw:style-name="gr13" draw:id="shape51" draw:name="path114" draw:layer="g3566" svg:width="5.64301412871pt" svg:height="5.74657506841pt" draw:transform="matrix(0.25198447000 0.00000000000 0.00000000000 0.25198447000 112.48216171687pt 35.28850342096pt)" svg:viewBox="0 0 6 6" svg:d="M5.64301 5.74658C4.99321 5.46158 3.61381 4.08218 3.31969 3.42326C2.96401 2.77346 2.96401 1.53542 2.45557 1.2413C1.87645 0.883335 -0.161866 2.55002 2.09989 3.85874C4.42321 5.16746 4.86097 5.6759 4.86097 5.6759C4.86097 5.6759 4.28185 5.6759 3.26725 5.32022C2.54449 5.1059 -1.01687 2.48846 0.282734 1.39178C1.66213 0.162855 2.02009 -0.0605849 2.60605 0.0123751C3.18517 0.0738951 3.62293 0.0123751 3.83725 1.39178C4.04929 2.69138 4.55773 3.57374 4.92253 4.15286C5.35801 4.6613 5.64301 5.74658 5.64301 5.74658L5.64301 5.74658" koffice:nodeTypes="cccccccccccc"/>
          <draw:path draw:style-name="gr17" draw:id="shape52" draw:name="path116" draw:layer="g3566" svg:width="7.01786222634pt" svg:height="4.49155290040pt" draw:transform="matrix(0.25198447000 0.00000000000 0.00000000000 0.25198447000 112.22821980690pt 35.89587742422pt)" svg:viewBox="0 0 7 4" svg:d="M7.01786 3.47985C6.2153 3.62121 4.32746 3.11505 3.74834 2.75709C3.09854 2.40141 2.44874 1.37769 1.8605 1.37769C1.2107 1.37769 0.337462 3.91533 2.94806 3.77397C5.63618 3.63033 6.2153 3.91533 6.2153 3.91533C6.2153 3.91533 5.78894 4.12965 4.76294 4.42377C3.75746 4.63809 -0.471938 4.42377 0.0433422 2.60661C0.542662 0.869252 0.836782 0.495332 1.34294 0.210332C1.85138 -0.00398777 2.21618 -0.295828 3.08942 0.718772C3.96266 1.73337 4.8359 2.24181 5.4857 2.46297C6.1355 2.74797 7.00874 3.47985 7.00874 3.47985" koffice:nodeTypes="ccccccccccc"/>
          <draw:path draw:style-name="gr13" draw:id="shape53" draw:name="path118" draw:layer="g3566" svg:width="7.01690891768pt" svg:height="4.49155290040pt" draw:transform="matrix(0.25198447000 0.00000000000 0.00000000000 0.25198447000 112.23075812425pt 35.89587742422pt)" svg:viewBox="0 0 7 4" svg:d="M7.01691 3.47985C6.21435 3.62121 4.32651 3.12417 3.74739 2.75709C3.09759 2.40141 2.43867 1.37769 1.85955 1.37769C1.20975 1.37769 0.336509 3.91533 2.94483 3.77397C5.62611 3.63033 6.21435 3.91533 6.21435 3.91533C6.21435 3.91533 5.78571 4.12965 4.76199 4.42377C3.74739 4.63809 -0.466051 4.42377 0.0423889 2.60661C0.541709 0.869252 0.835829 0.504452 1.34199 0.210332C1.85043 -0.00398777 2.20611 -0.295828 3.07935 0.718772C3.94347 1.72425 4.81671 2.24181 5.47563 2.45613C6.12543 2.74113 6.99867 3.47073 6.99867 3.47073L6.99867 3.47073Z" koffice:nodeTypes="ccccccccccccc"/>
          <draw:path draw:style-name="gr14" draw:id="shape54" draw:name="path128" draw:layer="g3566" svg:width="38.18088000000pt" svg:height="33.69269600000pt" draw:transform="matrix(0.25198447000 0.00000000000 0.00000000000 0.25198447000 108.25998405341pt 38.94042742726pt)" svg:viewBox="0 0 38 34" svg:d="M0.285 33.6838L38.1809 0.35568L37.0956 0L0 32.3124L0.285 33.6927" koffice:nodeTypes="ccccc"/>
          <draw:path draw:style-name="gr31" draw:id="shape55" draw:name="path5438" draw:layer="g3566" svg:width="21.72814400000pt" svg:height="21.62236617212pt" draw:transform="matrix(0.25198447000 0.00000000000 0.00000000000 0.25198447000 116.67062493104pt 35.79572574969pt)" svg:viewBox="0 0 22 22" svg:d="M21.7281 0C20.5175 2.15971 20.2361 2.4655 18.7455 5.53792C17.2549 8.61034 15.737 9.17773 13.9118 9.72528C9.31997 10.5809 10.3474 12.7286 12.4502 12.971C14.6475 13.2243 16.7141 11.1882 17.9682 12.7765C18.9152 13.976 18.4381 15.873 17.1849 17.3012C15.9723 18.683 14.5587 19.6511 12.9434 20.6665C11.2865 21.7082 10.0831 21.9826 8.74501 21.0675C7.52278 20.2316 8.81933 19.0162 9.43231 16.5941C9.73879 15.383 8.91978 14.3634 8.15077 14.3088C7.38175 14.2543 6.7791 14.6706 5.7319 15.4184C4.68468 16.1662 3.07544 17.1744 2.08907 18.2315C1.39015 17.4201 0.814448 16.6725 0 15.7743C1.19772 14.7621 1.7103 14.4814 2.86626 13.3863C4.4481 12.0478 5.39716 10.9732 4.32642 9.61421C3.71919 9.59893 2.79846 9.95523 2.09627 9.05996C1.24158 7.97026 3.01616 7.87725 4.42838 6.57454C5.86472 5.24958 6.52386 3.72829 7.43954 4.98806C8.21308 6.0523 7.4293 7.97152 7.61178 8.15405C8.15934 8.7016 8.46007 9.29894 9.87198 6.46875C11.3025 3.60133 12.5223 3.00913 15.4129 1.99861C18.3886 0.958288 19.3586 0.749792 21.7281 0Z" koffice:nodeTypes="cccccccccccccccccccccc"/>
          <draw:path draw:style-name="gr14" draw:id="shape56" draw:name="path132" draw:layer="g3566" svg:width="54.80058537279pt" svg:height="106.95701954043pt" draw:transform="matrix(0.25198447000 0.00000000000 0.00000000000 0.25198447000 103.25771333927pt 39.62066454372pt)" svg:viewBox="0 0 55 107" svg:d="M34.9839 71.747C36.8626 65.2012 37.3801 52.7592 37.5945 44.5307C37.8065 39.2226 36.9424 19.9318 37.0153 13.8943L53.9626 0C53.9626 0 54.8267 19.5761 54.7651 44.6109C54.7013 56.1085 55.1915 66.877 53.8303 76.193C51.9402 89.4353 49.5462 93.7285 44.9589 99.3305C36.8193 109.155 23.2806 106.679 23.2806 106.679C8.51534 103.115 0 92.267 0 92.267C0 92.267 5.08622 96.5603 12.576 94.5128C15.6312 93.7194 29.4435 90.9492 34.9839 71.7402" koffice:nodeTypes="ccccccccccc"/>
          <draw:path draw:style-name="gr16" draw:id="shape57" draw:name="path134" draw:layer="g3566" svg:width="48.32685044690pt" svg:height="81.21979190661pt" draw:transform="matrix(0.25198447000 0.00000000000 0.00000000000 0.25198447000 100.56238867024pt 43.17754629031pt)" svg:viewBox="0 0 48 81" svg:d="M0.285 71.4552L0 71.3116C3.12611 73.2017 8.2919 75.0257 8.2919 75.0257L18.4001 75.5341C31.3505 76.5487 37.1667 48.3178 36.8726 33.2561C36.6583 23.2902 36.3642 14.3389 36.8088 9.8952L47.7117 0C47.6388 6.03972 48.512 25.401 48.2909 30.7091C48.0765 38.858 47.5681 51.3 45.6803 57.9257C40.149 77.0663 26.3367 79.8274 23.2724 80.7006C15.7917 82.6591 10.6964 78.4457 10.6964 78.4457L0.303016 71.4643" koffice:nodeTypes="cccccccccccc"/>
          <draw:path draw:style-name="gr32" draw:id="shape58" draw:name="path136" draw:layer="g3566" svg:width="48.32685044690pt" svg:height="81.21979190661pt" draw:transform="matrix(0.25198447000 0.00000000000 0.00000000000 0.25198447000 100.56238867024pt 43.17754629031pt)" svg:viewBox="0 0 48 81" svg:d="M0.285 71.4552L0 71.3116C3.12611 73.2017 8.2919 75.0257 8.2919 75.0257L18.4001 75.5341C31.3505 76.5487 37.1576 48.3178 36.8726 33.2561C36.6583 23.2902 36.3642 14.3389 36.8088 9.8952L47.7117 0C47.6388 6.03972 48.512 25.401 48.2909 30.7091C48.0765 38.858 47.559 51.3 45.6803 57.9257C40.149 77.0663 26.3367 79.8274 23.2724 80.7006C15.7917 82.6591 10.6964 78.4457 10.6964 78.4457L0.303016 71.4643L0.303016 71.4643L0.285016 71.4552Z" koffice:nodeTypes="ccccccccccccccc"/>
          <draw:path draw:style-name="gr17" draw:id="shape59" draw:name="path138" draw:layer="g3566" svg:width="36.88298772343pt" svg:height="65.67471613366pt" draw:transform="matrix(0.25198447000 0.00000000000 0.00000000000 0.25198447000 100.56014903227pt 45.61238150951pt)" svg:viewBox="0 0 37 66" svg:d="M0 61.4369C3.1261 63.3247 8.2919 65.1419 8.2919 65.1419L18.3998 65.648C31.3502 66.6649 37.1665 38.361 36.8724 23.2902C36.6581 13.3961 36.3639 4.446 36.8085 0L30.6297 5.7456L30.6297 5.53174C31.1359 8.72921 31.43 12.0067 31.43 15.4267C31.43 39.7313 17.6885 59.6722 0.303008 61.5691L0.018008 61.4278" koffice:nodeTypes="cccccccccc"/>
          <draw:path draw:style-name="gr33" draw:id="shape60" draw:name="path140" draw:layer="g3566" svg:width="65.49184603806pt" svg:height="106.95497925928pt" draw:transform="matrix(0.25198447000 0.00000000000 0.00000000000 0.25198447000 100.56014903227pt 39.62066454372pt)" svg:viewBox="0 0 65 107" svg:d="M0 85.2059C3.1261 87.0937 8.2919 88.9109 8.2919 88.9109L18.3998 89.417C31.3502 90.4339 37.1574 62.13 36.8724 47.0592C36.6581 37.1654 36.3639 28.215 36.8085 23.7713L30.6297 29.5148L30.6297 29.301C31.1359 32.4984 31.43 35.7759 31.43 39.1959C31.43 63.5003 17.6885 83.4412 0.303008 85.3381L0.018008 85.1968L0.018008 85.1968L8e-06 85.2059ZM10.6964 92.267C10.6964 92.267 19.2024 103.106 33.9677 106.679C33.9677 106.679 47.4972 109.146 55.6459 99.3305C60.2241 93.7285 62.6295 89.4353 64.5174 76.193C65.8968 66.877 65.3815 56.1085 65.4613 44.6109C65.5229 19.5852 64.6587 0 64.6587 0" koffice:nodeTypes="ccccccccccccccccccc"/>
          <draw:path draw:style-name="gr33" draw:id="shape61" draw:name="path142" draw:layer="g3566" svg:width="54.47844422677pt" svg:height="106.32912526041pt" draw:transform="matrix(0.25198447000 0.00000000000 0.00000000000 0.25198447000 103.29138048034pt 39.63617670769pt)" svg:viewBox="0 0 54 106" svg:d="M0 92.3491C0 92.3491 8.50486 102.903 23.2017 106.17C23.2633 106.1 31.2707 107.409 38.5461 103.553C40.6483 102.395 42.7596 100.792 44.5767 98.61C49.1527 93.0787 51.4874 88.6441 53.4459 75.6139C54.8276 66.3776 54.3807 55.673 54.4628 44.2466C54.6042 19.4347 53.7401 0 53.7401 0" koffice:nodeTypes="ccccccc"/>
          <draw:path draw:style-name="gr34" draw:id="shape62" draw:name="path144" draw:layer="g3566" svg:width="54.26497321652pt" svg:height="105.65315255505pt" draw:transform="matrix(0.25198447000 0.00000000000 0.00000000000 0.25198447000 103.32952891322pt 39.66088126513pt)" svg:viewBox="0 0 54 106" svg:d="M0 92.3309C0 92.3309 8.51534 102.662 23.1301 105.575C23.3445 105.432 31.1284 106.661 38.2534 102.814C40.3533 101.656 42.4645 100.053 44.2201 97.8713C48.7984 92.34 51.1217 87.9054 53.0893 75.0257C54.471 65.8624 54.1062 55.2284 54.2476 43.9525C54.3912 19.282 53.5978 0 53.5978 0" koffice:nodeTypes="ccccccc"/>
          <draw:path draw:style-name="gr34" draw:id="shape63" draw:name="path146" draw:layer="g3566" svg:width="53.99147100540pt" svg:height="105.11557222711pt" draw:transform="matrix(0.25198447000 0.00000000000 0.00000000000 0.25198447000 103.36549415266pt 39.65628506840pt)" svg:viewBox="0 0 54 105" svg:d="M0 92.4928C0 92.4928 8.50486 102.529 23.0581 105.076C23.3431 104.935 30.9857 106.02 38.0377 102.174C40.0692 101.015 42.1098 99.4126 43.9247 97.2306C48.3615 91.7791 50.7555 87.1918 52.7255 74.5993C54.1687 65.5067 53.8107 54.8819 53.9544 43.6679C54.1687 19.2911 53.3844 0 53.3844 0" koffice:nodeTypes="ccccccc"/>
          <draw:path draw:style-name="gr35" draw:id="shape64" draw:name="path148" draw:layer="g3566" svg:width="53.74620528302pt" svg:height="104.56764000000pt" draw:transform="matrix(0.25198447000 0.00000000000 0.00000000000 0.25198447000 103.40364258554pt 39.67466985533pt)" svg:viewBox="0 0 54 105" svg:d="M0 92.5612C0 92.5612 8.50622 102.386 22.9158 104.568C23.3513 104.353 30.8411 105.288 37.7449 101.442C39.7741 100.284 41.8147 98.6807 43.5612 96.4987C47.9867 91.0381 50.3921 86.4599 52.2799 74.0088C53.803 64.9868 53.518 54.4327 53.6593 43.3724C54.0173 19.1383 53.1532 0 53.1532 0" koffice:nodeTypes="ccccccc"/>
          <draw:path draw:style-name="gr36" draw:id="shape65" draw:name="path150" draw:layer="g3566" svg:width="53.53890237451pt" svg:height="103.97940000000pt" draw:transform="matrix(0.25198447000 0.00000000000 0.00000000000 0.25198447000 103.43955138045pt 39.69477821603pt)" svg:viewBox="0 0 54 104" svg:d="M0 92.5612C0 92.5612 8.50508 102.162 22.8349 103.979C23.3433 103.694 30.6918 104.488 37.4497 100.712C39.4812 99.5539 41.4488 97.9511 43.1953 95.8398C47.6299 90.3085 49.9555 85.6505 51.9231 73.5026C53.4462 64.4807 53.2318 53.9972 53.4462 43.0076C53.8018 19.0676 53.0198 0 53.0198 0" koffice:nodeTypes="ccccccc"/>
          <draw:path draw:style-name="gr37" draw:id="shape66" draw:name="path152" draw:layer="g3566" svg:width="53.30088769613pt" svg:height="103.47324000000pt" draw:transform="matrix(0.25198447000 0.00000000000 0.00000000000 0.25198447000 103.47545815949pt 39.71258847837pt)" svg:viewBox="0 0 53 103" svg:d="M0 92.6341C0 92.6341 8.50622 101.95 22.7653 103.473C23.4151 103.115 30.5401 103.758 37.1658 99.9803C39.1973 98.8243 41.1558 97.2215 42.8385 95.1102C47.2024 89.6587 49.5987 84.9209 51.5663 72.9144C53.0893 63.9654 52.948 53.5618 53.1691 42.7142C53.6069 18.9172 52.8135 0 52.8135 0" koffice:nodeTypes="ccccccc"/>
          <draw:path draw:style-name="gr38" draw:id="shape67" draw:name="path154" draw:layer="g3566" svg:width="53.10781445859pt" svg:height="102.89412000000pt" draw:transform="matrix(0.25198447000 0.00000000000 0.00000000000 0.25198447000 103.51136695440pt 39.73039874071pt)" svg:viewBox="0 0 53 103" svg:d="M0 92.6341C0 92.6341 8.50508 101.727 22.6935 102.894C23.414 102.468 30.3976 103.038 36.9435 99.2598C38.902 98.1016 40.799 96.4987 42.5455 94.3897C46.8296 88.9291 49.2327 84.1297 51.2026 72.3376C52.7257 63.4661 52.6527 53.1263 52.9377 42.3496C53.4462 18.8465 52.6527 0 52.6527 0" koffice:nodeTypes="ccccccc"/>
          <draw:path draw:style-name="gr39" draw:id="shape68" draw:name="path156" draw:layer="g3566" svg:width="52.86172139865pt" svg:height="102.38796000000pt" draw:transform="matrix(0.25198447000 0.00000000000 0.00000000000 0.25198447000 103.54951538728pt 39.74820900305pt)" svg:viewBox="0 0 53 102" svg:d="M0 92.7139C0 92.7139 8.50645 101.585 22.6219 102.388C23.4154 101.88 30.2554 102.315 36.6576 98.5302C38.6184 97.372 40.5154 95.7691 42.1798 93.6601C46.4639 88.2793 48.8693 83.4001 50.7662 71.8291C52.36 62.9508 52.36 52.6908 52.6541 42.0653C53.2241 18.7051 52.4398 0 52.4398 0" koffice:nodeTypes="ccccccc"/>
          <draw:path draw:style-name="gr40" draw:id="shape69" draw:name="path158" draw:layer="g3566" svg:width="52.62301866119pt" svg:height="101.79744000000pt" draw:transform="matrix(0.25198447000 0.00000000000 0.00000000000 0.25198447000 103.58542216632pt 39.76889188835pt)" svg:viewBox="0 0 53 102" svg:d="M0 92.7755C0 92.7755 8.50531 101.362 22.4703 101.797C23.4051 101.289 30.1038 101.512 36.3646 97.7983C38.3232 96.5694 40.2201 95.0372 41.8138 92.926C46.0364 87.5474 48.4327 82.5953 50.3912 71.2409C51.9849 62.431 52.067 52.253 52.352 41.6982C53.0018 18.6299 52.279 0 52.279 0" koffice:nodeTypes="ccccccc"/>
          <draw:path draw:style-name="gr41" draw:id="shape70" draw:name="path160" draw:layer="g3566" svg:width="52.44041064447pt" svg:height="101.20920000000pt" draw:transform="matrix(0.25198447000 0.00000000000 0.00000000000 0.25198447000 103.62133096123pt 39.78900024906pt)" svg:viewBox="0 0 52 101" svg:d="M0 92.7664C0 92.7664 8.50645 101.129 22.3985 101.209C23.486 100.63 29.9612 100.774 36.0694 97.0687C38.0302 95.8398 39.8473 94.237 41.4502 92.1964C45.6704 86.8178 48.0667 81.8657 50.0344 70.7324C51.6304 61.9339 51.7717 51.8153 52.1365 41.4046C52.8593 18.4794 52.0659 0 52.0659 0" koffice:nodeTypes="ccccccc"/>
          <draw:path draw:style-name="gr42" draw:id="shape71" draw:name="path162" draw:layer="g3566" svg:width="52.20857600000pt" svg:height="100.71671127033pt" draw:transform="matrix(0.25198447000 0.00000000000 0.00000000000 0.25198447000 103.65947939412pt 39.80221431466pt)" svg:viewBox="0 0 52 101" svg:d="M0 92.8576C0 92.8576 8.50554 100.936 22.3269 100.712C23.4851 100.062 29.819 100.062 35.8564 96.3482C37.7443 95.1193 39.5614 93.5165 41.1643 91.4759C45.307 86.168 47.7101 81.0745 49.6801 70.1556C51.3536 61.4278 51.4858 51.3798 51.8529 41.0493C52.6532 18.4178 51.8529 0 51.8529 0" koffice:nodeTypes="ccccccc"/>
          <draw:path draw:style-name="gr43" draw:id="shape72" draw:name="path164" draw:layer="g3566" svg:width="52.07029964792pt" svg:height="100.16204966692pt" draw:transform="matrix(0.25198447000 0.00000000000 0.00000000000 0.25198447000 103.67740456137pt 39.82232267537pt)" svg:viewBox="0 0 52 100" svg:d="M0 92.8484C0 92.8484 8.57576 100.776 22.3287 100.124C23.5576 99.4034 29.7387 99.3328 35.6348 95.6186C37.5226 94.3897 39.2668 92.7869 40.872 90.7463C44.9418 85.4384 47.4087 80.3449 49.3057 69.5765C51.0499 60.9193 51.2642 50.9443 51.702 40.7557C52.4931 18.2674 51.7636 0 51.7636 0" koffice:nodeTypes="ccccccc"/>
          <draw:path draw:style-name="gr44" draw:id="shape73" draw:name="path166" draw:layer="g3566" svg:width="51.85386441312pt" svg:height="99.69632347355pt" draw:transform="matrix(0.25198447000 0.00000000000 0.00000000000 0.25198447000 103.71331134041pt 39.84070746230pt)" svg:viewBox="0 0 52 100" svg:d="M0 92.926C0 92.926 8.5769 100.559 22.2478 99.6155C23.5565 98.822 29.5962 98.6009 35.3395 94.8868C37.2274 93.6487 38.9647 92.055 40.4969 90.0144C44.5576 84.7066 46.963 79.5401 48.9306 69.0589C50.6771 60.4018 50.9621 50.5066 51.3976 40.3888C52.3324 18.1237 51.5412 0 51.5412 0" koffice:nodeTypes="ccccccc"/>
          <draw:path draw:style-name="gr45" draw:id="shape74" draw:name="path168" draw:layer="g3566" svg:width="51.66505880908pt" svg:height="99.20080113986pt" draw:transform="matrix(0.25198447000 0.00000000000 0.00000000000 0.25198447000 103.74922013532pt 39.85621962627pt)" svg:viewBox="0 0 52 99" svg:d="M0 92.9374C0 92.9374 8.57576 100.356 22.1851 99.0455C23.6283 98.1814 29.5335 97.8166 35.0557 94.1754C36.8637 92.9374 38.617 91.3414 40.1492 89.303C44.2099 84.0659 46.6153 78.8287 48.5829 68.4889C50.3203 59.9024 50.6851 50.0802 51.1228 40.1047C52.1374 18.053 51.417 0 51.417 0" koffice:nodeTypes="ccccccc"/>
          <draw:path draw:style-name="gr46" draw:id="shape75" draw:name="path170" draw:layer="g3566" svg:width="51.44743893331pt" svg:height="98.69586141849pt" draw:transform="matrix(0.25198447000 0.00000000000 0.00000000000 0.25198447000 103.78736856821pt 39.87862608535pt)" svg:viewBox="0 0 51 99" svg:d="M0 92.9898C0 92.9898 8.57713 100.115 22.0428 98.4413C23.6365 97.5772 29.3912 97.0687 34.8404 93.4276C36.5778 92.1964 38.3243 90.5935 39.8564 88.5552C43.7826 83.318 46.2496 78.0102 48.2195 67.9645C49.9546 59.378 50.4014 49.6265 50.9076 39.802C51.9245 17.9026 51.1926 0 51.1926 0" koffice:nodeTypes="ccccccc"/>
          <draw:path draw:style-name="gr47" draw:id="shape76" draw:name="path172" draw:layer="g3566" svg:width="51.26397764544pt" svg:height="98.32797072038pt" draw:transform="matrix(0.25198447000 0.00000000000 0.00000000000 0.25198447000 103.82551700109pt 39.89413824932pt)" svg:viewBox="0 0 51 98" svg:d="M0 93.081C0 93.081 8.57622 99.9917 21.9621 97.9511C23.6379 97.0072 29.2399 96.3574 34.5477 92.7139C36.2851 91.4759 37.9586 89.8822 39.4907 87.9145C43.4101 82.6774 45.8861 77.2897 47.774 67.3945C49.5911 58.881 50.0973 49.207 50.6057 39.4465C51.764 17.841 51.0412 0 51.0412 0" koffice:nodeTypes="ccccccc"/>
          <draw:path draw:style-name="gr48" draw:id="shape77" draw:name="path174" draw:layer="g3566" svg:width="51.05056964544pt" svg:height="97.87659189254pt" draw:transform="matrix(0.25198447000 0.00000000000 0.00000000000 0.25198447000 103.85918414216pt 39.91654470839pt)" svg:viewBox="0 0 51 98" svg:d="M0 93.0628C0 93.0628 8.58625 99.7591 21.8923 97.356C23.6274 96.3391 29.0971 95.6095 34.2545 91.9752C35.9896 90.7463 37.6654 89.1434 39.1246 87.1758C43.053 81.9386 45.4493 76.478 47.4169 66.8063C49.2341 58.3726 49.8132 48.7624 50.3923 39.1528C51.5506 17.6882 50.8278 0 50.8278 0" koffice:nodeTypes="ccccccc"/>
          <draw:path draw:style-name="gr49" draw:id="shape78" draw:name="path176" draw:layer="g3566" svg:width="50.85719490033pt" svg:height="97.58902724601pt" draw:transform="matrix(0.25198447000 0.00000000000 0.00000000000 0.25198447000 103.89733257504pt 39.91252303625pt)" svg:viewBox="0 0 51 98" svg:d="M0 93.2201C0 93.2201 8.57622 99.6246 21.8207 96.9251C23.6995 95.8398 28.9457 94.8959 34.0301 91.3231C35.7059 90.0235 37.3703 88.4914 38.8318 86.5237C42.6075 81.2866 45.0836 75.826 47.0512 66.3685C48.9391 57.9348 49.598 48.3953 50.1064 38.8571C51.3353 17.686 50.6855 0 50.6855 0" koffice:nodeTypes="ccccccc"/>
          <draw:path draw:style-name="gr50" draw:id="shape79" draw:name="path178" draw:layer="g3566" svg:width="50.65603957420pt" svg:height="97.19530320773pt" draw:transform="matrix(0.25198447000 0.00000000000 0.00000000000 0.25198447000 103.93323935408pt 39.93263139696pt)" svg:viewBox="0 0 51 97" svg:d="M0 93.2201C0 93.2201 8.57736 99.4012 21.7489 96.3482C23.7074 95.19 28.8032 94.164 33.7463 90.6026C35.4198 89.303 37.0135 87.7002 38.4659 85.8032C42.2507 80.6368 44.7176 75.0348 46.6876 65.7894C48.5754 57.4264 49.2959 47.9598 49.8134 38.5724C51.1928 17.5446 50.4632 0 50.4632 0" koffice:nodeTypes="ccccccc"/>
          <draw:path draw:style-name="gr51" draw:id="shape80" draw:name="path180" draw:layer="g3566" svg:width="50.43365822876pt" svg:height="96.85677358297pt" draw:transform="matrix(0.25198447000 0.00000000000 0.00000000000 0.25198447000 103.97138778696pt 39.95044165930pt)" svg:viewBox="0 0 50 97" svg:d="M0 93.293C0 93.293 8.57645 99.2507 21.5975 95.76C23.6997 94.6018 28.6518 93.4344 33.4512 89.873C35.1179 88.5643 36.7208 86.9683 38.1002 85.0714C41.8781 79.9163 44.3542 74.3052 46.2512 65.2832C48.2097 56.9202 49.0122 47.5243 49.5891 38.2078C50.9708 17.4648 50.2412 0 50.2412 0" koffice:nodeTypes="ccccccc"/>
          <draw:path draw:style-name="gr52" draw:id="shape81" draw:name="path182" draw:layer="g3566" svg:width="50.24454480920pt" svg:height="96.55522134660pt" draw:transform="matrix(0.25198447000 0.00000000000 0.00000000000 0.25198447000 104.00729658187pt 39.96825192164pt)" svg:viewBox="0 0 50 97" svg:d="M0 93.3637C0 93.3637 8.57758 99.0386 21.5257 95.2538C23.7077 94.0158 28.5093 92.7048 33.1674 89.1434C34.8409 87.8347 36.3639 86.2387 37.7456 84.3418C41.4506 79.2482 43.9267 73.5026 45.8943 64.695C47.8529 56.4026 48.7261 47.0888 49.3052 37.9146C50.7485 17.3234 50.0987 0 50.0987 0" koffice:nodeTypes="ccccccc"/>
          <draw:path draw:style-name="gr53" draw:id="shape82" draw:name="path184" draw:layer="g3566" svg:width="50.05480825829pt" svg:height="96.22255680121pt" draw:transform="matrix(0.25198447000 0.00000000000 0.00000000000 0.25198447000 104.04544501475pt 39.98836028234pt)" svg:viewBox="0 0 50 96" svg:d="M0 93.3569C0 93.3569 8.57667 98.8152 21.4541 94.6656C23.7797 93.3569 28.3671 91.9752 32.9453 88.4138C34.539 87.1028 36.0621 85.5091 37.4506 83.6122C41.0849 78.5186 43.561 72.773 45.5195 64.109C47.4803 55.8874 48.4242 46.642 49.0832 37.5498C50.6062 17.2436 49.8834 0 49.8834 0" koffice:nodeTypes="ccccccc"/>
          <draw:path draw:style-name="gr54" draw:id="shape83" draw:name="path186" draw:layer="g3566" svg:width="49.88092505125pt" svg:height="95.96907308540pt" draw:transform="matrix(0.25198447000 0.00000000000 0.00000000000 0.25198447000 104.07911215582pt 40.00444697091pt)" svg:viewBox="0 0 50 96" svg:d="M0 93.4435C0 93.4435 8.57758 98.61 21.3843 94.164C23.7806 92.7846 28.2152 91.1909 32.6589 87.6911C34.2527 86.3892 35.7141 84.7864 37.0935 82.8894C40.7279 77.7959 43.2039 71.9796 45.1716 63.6074C47.1324 55.388 48.147 46.2133 48.8059 37.2632C50.3996 17.1091 49.7498 0 49.7498 0" koffice:nodeTypes="ccccccc"/>
          <draw:path draw:style-name="gr55" draw:id="shape84" draw:name="path188" draw:layer="g3566" svg:width="49.64061305125pt" svg:height="95.70994971320pt" draw:transform="matrix(0.25198447000 0.00000000000 0.00000000000 0.25198447000 104.11726058870pt 40.02455533161pt)" svg:viewBox="0 0 50 96" svg:d="M0 93.4344C0 93.4344 8.58579 98.4572 21.3036 93.578C23.7797 92.1257 28.073 90.4522 32.3571 86.9592C33.9599 85.6505 35.4123 84.0568 36.7119 82.1598C40.2732 77.137 42.8223 71.2409 44.7101 63.0192C46.7484 54.8705 47.836 45.7778 48.5656 36.8984C50.1593 17.0384 49.5095 0 49.5095 0" koffice:nodeTypes="ccccccc"/>
          <draw:path draw:style-name="gr56" draw:id="shape85" draw:name="path190" draw:layer="g3566" svg:width="49.53566324441pt" svg:height="95.45697304913pt" draw:transform="matrix(0.25198447000 0.00000000000 0.00000000000 0.25198447000 104.13524220048pt 40.04466369232pt)" svg:viewBox="0 0 50 95" svg:d="M0 93.4982C0 93.4982 8.65579 98.227 21.3121 92.9898C23.852 91.5374 28.0016 89.7226 32.1421 86.2296C33.7358 84.9209 35.1175 83.3272 36.4262 81.4302C39.9898 76.4074 42.5366 70.4474 44.4244 62.513C46.4559 54.3643 47.621 45.3424 48.3529 36.6049C50.0173 16.8857 49.4382 0 49.4382 0" koffice:nodeTypes="ccccccc"/>
          <draw:path draw:style-name="gr57" draw:id="shape86" draw:name="path192" draw:layer="g3566" svg:width="49.33884169603pt" svg:height="95.25475160319pt" draw:transform="matrix(0.25198447000 0.00000000000 0.00000000000 0.25198447000 104.17339063336pt 40.06247395466pt)" svg:viewBox="0 0 49 95" svg:d="M0 93.5689C0 93.5689 8.64804 98.0058 21.1607 92.4836C23.9218 90.9606 27.8502 88.993 31.92 85.5C33.443 84.1913 34.8316 82.5976 36.1426 80.7006C39.6241 75.7576 42.1002 69.7178 44.0678 61.9248C46.17 53.8559 47.3374 44.8978 48.067 36.2401C49.875 16.7352 49.2252 0 49.2252 0" koffice:nodeTypes="ccccccc"/>
          <draw:path draw:style-name="gr58" draw:id="shape87" draw:name="path194" draw:layer="g3566" svg:width="49.12565769603pt" svg:height="95.06529551775pt" draw:transform="matrix(0.25198447000 0.00000000000 0.00000000000 0.25198447000 104.20929942828pt 40.08258231536pt)" svg:viewBox="0 0 49 95" svg:d="M0 93.5689C0 93.5689 8.6469 97.8622 21.0911 91.9045C23.9229 90.3108 27.7077 88.2702 31.6339 84.7795C33.0771 83.4708 34.5386 81.868 35.7766 80.0508C39.1875 75.028 41.7343 68.9176 43.7019 61.348C45.8041 53.3497 47.0512 44.4691 47.8538 35.9556C49.6618 16.6736 49.012 0 49.012 0" koffice:nodeTypes="ccccccc"/>
          <draw:path draw:style-name="gr59" draw:id="shape88" draw:name="path196" draw:layer="g3566" svg:width="48.94697836649pt" svg:height="94.90858372259pt" draw:transform="matrix(0.25198447000 0.00000000000 0.00000000000 0.25198447000 104.24520620731pt 40.09866900393pt)" svg:viewBox="0 0 49 95" svg:d="M0 93.6487C0 93.6487 8.64804 97.6478 21.0193 91.3961C23.9218 89.7203 27.5652 87.4676 31.35 84.0476C32.8024 82.6682 34.1818 81.0722 35.4198 79.3189C38.8307 74.2961 41.3774 68.115 43.2744 60.8372C45.4586 52.8413 46.7582 44.0222 47.5585 35.589C49.4486 16.5209 48.8604 0 48.8604 0" koffice:nodeTypes="ccccccc"/>
          <draw:path draw:style-name="gr60" draw:id="shape89" draw:name="path198" draw:layer="g3566" svg:width="48.75809757111pt" svg:height="94.72269120000pt" draw:transform="matrix(0.25198447000 0.00000000000 0.00000000000 0.25198447000 104.28111500223pt 40.11647926627pt)" svg:viewBox="0 0 49 95" svg:d="M0 93.6487C0 93.6487 8.65602 97.4244 20.9475 90.817C23.932 89.0705 27.4843 86.7472 31.057 83.3272C32.5071 81.9455 33.8888 80.3518 35.0561 78.5984C38.467 73.6554 41.0138 67.3945 42.9107 60.2604C45.0927 52.3328 46.4721 43.5959 47.3453 35.2955C49.3061 16.4502 48.6541 0 48.6541 0" koffice:nodeTypes="ccccccc"/>
          <draw:path draw:style-name="gr61" draw:id="shape90" draw:name="path200" draw:layer="g3566" svg:width="48.59404913631pt" svg:height="94.61813856188pt" draw:transform="matrix(0.25198447000 0.00000000000 0.00000000000 0.25198447000 104.32150307308pt 40.13026785647pt)" svg:viewBox="0 0 49 95" svg:d="M48.512 0C48.512 0 50.8285 63.1697 30.842 82.6044C13.6805 99.2689 0 93.7376 0 93.7376" koffice:nodeTypes="ccc"/>
          <draw:path draw:style-name="gr18" draw:id="shape91" draw:name="path202" draw:layer="g3566" svg:width="65.47956727482pt" svg:height="106.95701954043pt" draw:transform="matrix(0.25198447000 0.00000000000 0.00000000000 0.25198447000 100.56014903227pt 39.61836644535pt)" svg:viewBox="0 0 65 107" svg:d="M0 85.215L0.285 85.3564C17.6611 83.4685 31.4118 63.5276 31.4118 39.2139C31.4118 35.7939 31.1177 32.5164 30.6115 29.319L30.6115 29.5328L36.7926 23.7872L36.7926 24.0016L47.6933 14.1064L47.6933 13.8943L64.6428 0C64.6428 0 65.5046 19.5761 65.4431 44.6112C65.3815 56.1085 65.8717 66.877 64.4991 76.193C62.6113 89.4353 60.215 93.7285 55.6277 99.3305C47.4789 109.155 33.9517 106.679 33.9517 106.679C19.1841 103.115 10.6786 92.2693 10.6786 92.2693L10.6786 92.5543L0.285 85.5707L1.36424e-13 85.4293" koffice:nodeTypes="cccccccccccccccccc"/>
          <draw:path draw:style-name="gr13" draw:id="shape92" draw:name="path5164" draw:layer="g3566" svg:width="15.70236000000pt" svg:height="22.19443200000pt" draw:transform="matrix(0.25198447000 0.00000000000 0.00000000000 0.25198447000 111.63531602906pt 42.67943346940pt)" svg:viewBox="0 0 16 22" svg:d="M15.7024 0C14.1793 2.98452 5.08668 19.1395 0 22.1944" koffice:nodeTypes="cc"/>
          <draw:path draw:style-name="gr13" draw:id="shape93" draw:name="path5162" draw:layer="g3566" svg:width="17.67000000000pt" svg:height="22.27423200000pt" draw:transform="matrix(0.25198447000 0.00000000000 0.00000000000 0.25198447000 110.75571887933pt 45.33890780391pt)" svg:viewBox="0 0 18 22" svg:d="M17.67 0C16.147 3.0552 5.01372 21.2501 0 22.2742" koffice:nodeTypes="cc"/>
          <draw:path draw:style-name="gr13" draw:id="shape94" draw:name="path5160" draw:layer="g3566" svg:width="12.65400000000pt" svg:height="15.20304000000pt" draw:transform="matrix(0.25198447000 0.00000000000 0.00000000000 0.25198447000 112.65911885130pt 52.34523519847pt)" svg:viewBox="0 0 13 15" svg:d="M12.654 0C10.1072 3.56364 7.56048 10.6248 0 15.203" koffice:nodeTypes="cc"/>
          <draw:path draw:style-name="gr13" draw:id="shape95" draw:name="path5158" draw:layer="g3566" svg:width="29.81784000000pt" svg:height="18.18756000000pt" draw:transform="matrix(0.25198447000 0.00000000000 0.00000000000 0.25198447000 107.43669031365pt 57.44184285056pt)" svg:viewBox="0 0 30 18" svg:d="M29.8178 0C24.8041 5.53128 12.1478 17.6882 0 18.1876" koffice:nodeTypes="cc"/>
          <draw:path draw:style-name="gr13" draw:id="shape96" draw:name="path5156" draw:layer="g3566" svg:width="31.34088000000pt" svg:height="14.61220541477pt" draw:transform="matrix(0.25198447000 0.00000000000 0.00000000000 0.25198447000 107.05290788646pt 59.73534502023pt)" svg:viewBox="0 0 31 15" svg:d="M31.3409 0C28.8032 3.56364 23.272 20.2282 0 12.6654" koffice:nodeTypes="cc"/>
          <draw:path draw:style-name="gr13" draw:id="shape97" draw:name="path5154" draw:layer="g3566" svg:width="33.89676000000pt" svg:height="19.63542910866pt" draw:transform="matrix(0.25198447000 0.00000000000 0.00000000000 0.25198447000 107.30627323136pt 60.50520797297pt)" svg:viewBox="0 0 34 20" svg:d="M33.8968 0C32.3737 3.99912 20.7343 26.2747 0 17.6791" koffice:nodeTypes="cc"/>
          <draw:path draw:style-name="gr16" draw:id="shape98" draw:name="path208" draw:layer="g3566" svg:width="3.21478557023pt" svg:height="27.82523686923pt" draw:transform="matrix(0.25198447000 0.00000000000 0.00000000000 0.25198447000 116.36488430742pt 39.71404360089pt)" svg:viewBox="0 0 3 28" svg:d="M1.9468 1.21403C1.9468 1.21403 2.30248 7.68923 2.30248 8.84747C2.30248 14.4494 1.867 18.6697 1.5022 21.2894C1.4406 21.5744 -0.314965 26.009 0.0498352 26.3829C1.27876 27.906 1.71652 28.2708 3.1666 27.2471C3.38092 27.0327 2.81092 22.1535 2.81092 21.2096C2.74932 20.1927 3.02524 12.1877 3.10504 8.69471C3.16664 7.31531 2.45524 0.475305 2.45524 0.475305C2.45524 0.475305 2.3116 -0.977055 1.9468 1.19579" koffice:nodeTypes="ccccccccc"/>
          <draw:path draw:style-name="gr13" draw:id="shape99" draw:name="path210" draw:layer="g3566" svg:width="3.21506733585pt" svg:height="27.82523686923pt" draw:transform="matrix(0.25198447000 0.00000000000 0.00000000000 0.25198447000 116.36940950359pt 39.71404360089pt)" svg:viewBox="0 0 3 28" svg:d="M1.93796 1.21403C1.93796 1.21403 2.29364 7.68923 2.29364 8.84747C2.29364 14.4494 1.85816 18.6697 1.49336 21.2894C1.42952 21.5744 -0.314683 26.0181 0.050117 26.3829C1.27904 27.906 1.71452 28.2708 3.16688 27.2471C3.3812 27.0327 2.8112 22.1535 2.8112 21.2096C2.7496 20.1927 3.02552 12.1877 3.10532 8.69471C3.16692 7.31531 2.45552 0.475305 2.45552 0.475305C2.45552 0.475305 2.31188 -0.977055 1.94708 1.19579L1.94708 1.19579Z" koffice:nodeTypes="ccccccccccc"/>
          <draw:path draw:style-name="gr17" draw:id="shape100" draw:name="path212" draw:layer="g3566" svg:width="3.58499117339pt" svg:height="28.64443774302pt" draw:transform="matrix(0.25198447000 0.00000000000 0.00000000000 0.25198447000 116.92726204229pt 39.45232883838pt)" svg:viewBox="0 0 4 29" svg:d="M0.00912 2.27374e-14C0.00912 2.27374e-14 1.01688 7.78392 0.88236 12.2185C0.73872 17.5993 0.88236 19.1292 0.58824 22.2574C0.52672 22.4694 0.88236 26.3272 0.94392 28.0007C1.00776 28.8648 0.80256 28.215 0.94392 28.2857C2.03148 29.0062 2.83176 28.5 3.55452 28.0007C3.83952 27.8593 2.03148 23.1283 2.03148 22.1844C1.81716 8.5044 0.285 0.42636 0.285 0.42636C0.285 0.42636 0.79344 5.29872 0 0" koffice:nodeTypes="ccccccccc"/>
          <draw:path draw:style-name="gr13" draw:id="shape101" draw:name="path214" draw:layer="g3566" svg:width="4.29635117339pt" svg:height="28.65355774302pt" draw:transform="matrix(0.25198447000 0.00000000000 0.00000000000 0.25198447000 116.74571227135pt 39.45003074001pt)" svg:viewBox="0 0 4 29" svg:d="M0.7296 0.00912C0.7296 0.00912 1.7442 7.79304 1.59372 12.2276C1.45236 17.6084 1.59372 19.1383 1.2996 22.2665C1.238 22.4785 1.59372 26.3363 1.65528 28.0098C1.71912 28.8739 1.51392 28.2241 1.65528 28.2948C2.74284 29.0153 3.54312 28.5091 4.26588 28.0098C4.55088 27.8684 2.74284 23.1374 2.74284 22.1844C2.52852 8.5044 1.00548 0.42636 1.00548 0.42636C1.00548 0.42636 1.51392 5.29872 0.72048 0L0.72048 0ZM0 21.9815C0 21.9815 1.15824 22.5583 1.30872 22.2665M1.4592 20.6796C1.4592 20.6796 0.4446 20.6089 0.30324 20.3239M0.4446 18.997C0.4446 18.997 1.1742 19.5054 1.38852 19.2113M0.58824 17.0384L1.30872 17.1M0.65892 15.1415L1.4592 15.203M0.95304 12.4511C0.95304 12.4511 1.3794 12.6654 1.52304 12.3804M0.95304 10.1984L1.60284 10.1984M1.4592 22.3462C1.4592 22.3462 2.61744 22.5583 2.7702 22.2026M1.61196 19.7265C1.61196 19.7265 2.7702 19.8702 2.7702 19.5122M1.61196 17.8387C1.61196 17.8387 2.54676 17.9094 2.62656 17.8387M1.53216 16.0124L2.47608 16.0124M1.67352 13.8304L2.32332 13.7598M1.61196 11.9426C1.61196 11.9426 2.11128 12.0863 2.26176 11.8013M1.61196 9.75156C1.61196 9.75156 2.11128 10.1095 2.11128 9.75156M1.4592 21.1082C1.4592 21.1082 2.61744 21.1698 2.61744 20.8232" koffice:nodeTypes="ccccccccccccccccccccccccccccccccccccccccc"/>
          <draw:path draw:style-name="gr16" draw:id="shape102" draw:name="path216" draw:layer="g3566" svg:width="5.64860896288pt" svg:height="5.74975165841pt" draw:transform="matrix(0.25198447000 0.00000000000 0.00000000000 0.25198447000 115.73083752023pt 37.96728566483pt)" svg:viewBox="0 0 6 6" svg:d="M5.63949 5.74063C4.98969 5.45563 3.59889 4.07623 3.31389 3.41731C2.95821 2.76751 2.95821 1.52947 2.44977 1.24447C1.87065 0.879672 -0.167671 2.54407 2.16477 3.86191C4.41057 5.16379 4.85517 5.67907 4.85517 5.67907C4.85517 5.67907 4.27605 5.60843 3.33213 5.32339C2.53869 5.10907 -1.02267 2.49163 0.286049 1.32427C1.65861 0.0862317 2.03253 -0.0574083 2.61165 0.0155517C3.19077 0.0155517 3.61713 0.0155517 3.84057 1.32427C4.05489 2.70367 4.56105 3.57691 4.92585 4.08535C5.35449 4.66447 5.64861 5.74975 5.64861 5.74975" koffice:nodeTypes="ccccccccccc"/>
          <draw:path draw:style-name="gr13" draw:id="shape103" draw:name="path218" draw:layer="g3566" svg:width="5.65759399483pt" svg:height="5.74934200146pt" draw:transform="matrix(0.25198447000 0.00000000000 0.00000000000 0.25198447000 115.72857343171pt 37.96738889202pt)" svg:viewBox="0 0 6 6" svg:d="M5.64847 5.74022C4.99867 5.45522 3.60787 4.07582 3.32287 3.4169C2.96719 2.7671 2.96719 1.52906 2.45875 1.24406C1.87963 0.886102 -0.158686 2.54366 2.17375 3.8615C4.42867 5.17022 4.85503 5.67866 4.85503 5.67866C4.85503 5.67866 4.27591 5.60802 3.33199 5.32298C2.54083 5.10866 -1.02281 2.49122 0.285914 1.32386C1.66759 0.094942 2.02327 -0.057818 2.61151 0.015142C3.18151 0.015142 3.62611 0.015142 3.84043 1.32386C4.05475 2.70326 4.57003 3.5765 4.92571 4.08494C5.35435 4.66406 5.65759 5.74934 5.65759 5.74934L5.65759 5.74934Z" koffice:nodeTypes="ccccccccccccc"/>
          <draw:path draw:style-name="gr17" draw:id="shape104" draw:name="path220" draw:layer="g3566" svg:width="6.95226019043pt" svg:height="4.44901430073pt" draw:transform="matrix(0.25198447000 0.00000000000 0.00000000000 0.25198447000 115.48966539451pt 38.57545004007pt)" svg:viewBox="0 0 7 4" svg:d="M6.95226 3.47989C6.23178 3.62125 4.33482 3.12421 3.68502 2.75713C3.03294 2.40145 2.38314 1.37773 1.7949 1.37773C1.1451 1.37773 0.27186 3.84469 2.88246 3.77401C5.57286 3.63037 6.22266 3.84465 6.22266 3.84465C6.22266 3.84465 5.71422 4.12965 4.69962 4.35309C3.68502 4.63809 -0.45774 4.35309 0.0415802 2.60661C0.47706 0.860132 0.76206 0.495332 1.27962 0.210332C1.78578 -0.00398777 2.14374 -0.295828 3.02382 0.718772C3.88794 1.73337 4.7703 2.24181 5.4201 2.46297C6.0699 2.75025 6.94314 3.47985 6.94314 3.47985" koffice:nodeTypes="ccccccccccc"/>
          <draw:path draw:style-name="gr13" draw:id="shape105" draw:name="path222" draw:layer="g3566" svg:width="6.94461083368pt" svg:height="4.44901430073pt" draw:transform="matrix(0.25198447000 0.00000000000 0.00000000000 0.25198447000 115.49159291362pt 38.57545004007pt)" svg:viewBox="0 0 7 4" svg:d="M6.94461 3.47989C6.22413 3.62125 4.32717 3.12421 3.67737 2.75713C3.02529 2.40145 2.36637 1.37773 1.78725 1.37773C1.13745 1.37773 0.264211 3.84469 2.87481 3.77401C5.56521 3.63037 6.21501 3.84465 6.21501 3.84465C6.21501 3.84465 5.70657 4.12965 4.69197 4.35309C3.67737 4.63809 -0.465389 4.35309 0.0430508 2.60661C0.478531 0.860132 0.772651 0.495332 1.28109 0.210332C1.78725 -0.00398777 2.14521 -0.295828 3.01617 0.718772C3.88029 1.73337 4.75353 2.24181 5.41245 2.45613C6.06225 2.74113 6.93549 3.47073 6.93549 3.47073L6.93549 3.47073L6.94461 3.47985Z" koffice:nodeTypes="cccccccccccccc"/>
          <draw:path draw:style-name="gr14" draw:id="shape106" draw:name="path232" draw:layer="g3566" svg:width="30.83335200000pt" svg:height="27.28932000000pt" draw:transform="matrix(0.25198447000 0.00000000000 0.00000000000 0.25198447000 85.21856040238pt 36.26314283041pt)" svg:viewBox="0 0 31 27" svg:d="M30.6197 27.2802L0 0.35568L1.08665 0L30.8334 25.9076L30.6197 27.2893" koffice:nodeTypes="ccccc"/>
          <draw:rect draw:style-name="gr62" draw:id="shape107" draw:name="rect1747" draw:layer="g3566" svg:width="6.20190584000pt" svg:height="2.40241088000pt" draw:transform="matrix(0.19017519935 0.16531642742 -0.16531642742 0.19017519935 85.16193519301pt 35.96691468553pt)"/>
          <draw:path draw:style-name="gr14" draw:id="shape108" draw:name="path236" draw:layer="g3566" svg:width="17.46209431725pt" svg:height="35.95332000000pt" draw:transform="matrix(0.25198447000 0.00000000000 0.00000000000 0.25198447000 86.11412717609pt 36.94108184850pt)" svg:viewBox="0 0 17 36" svg:d="M17.0996 35.9442C16.9571 30.6364 17.5271 19.9409 17.4559 13.892L0.578449 0C0.578449 0 -0.356583 10.9896 0.150945 21.1082L17.0996 35.9533" koffice:nodeTypes="ccccc"/>
          <draw:path draw:style-name="gr16" draw:id="shape109" draw:name="path6858" draw:layer="g3566" svg:width="11.47698729096pt" svg:height="30.78797600000pt" draw:transform="matrix(0.25198447000 0.00000000000 0.00000000000 0.25198447000 87.89477978756pt 38.26017216793pt)" svg:viewBox="0 0 11 31" svg:d="M10.4984 30.788C11.1586 27.1375 10.9511 17.0326 11.477 9.3511L0.584563 0C0.624883 3.44134 -0.0752127 20.6715 0.00666729 23.697" koffice:nodeTypes="cccc"/>
          <draw:path draw:style-name="gr17" draw:id="shape110" draw:name="path238" draw:layer="g3566" svg:width="10.26789884217pt" svg:height="26.05082400000pt" draw:transform="matrix(0.25198447000 0.00000000000 0.00000000000 0.25198447000 90.42095848229pt 40.50026169346pt)" svg:viewBox="0 0 10 26" svg:d="M4.59458 26.0419C5.75236 19.6376 6.04625 18.0348 10.2679 9.1656L0.382051 0C0.444291 6.03744 -0.125709 16.5209 0.0256828 21.8287L4.60347 26.0508" koffice:nodeTypes="ccccc"/>
          <draw:path draw:style-name="gr18" draw:id="shape111" draw:name="path242" draw:layer="g3566" svg:width="26.69218400000pt" svg:height="23.19900000000pt" draw:transform="matrix(0.25198447000 0.00000000000 0.00000000000 0.25198447000 86.26436852441pt 36.94337994686pt)" svg:viewBox="0 0 27 23" svg:d="M26.6922 23.199L16.8775 14.1064L16.8775 13.892L0 0" koffice:nodeTypes="cccc"/>
          <draw:path draw:style-name="gr16" draw:id="shape112" draw:name="path248" draw:layer="g3566" svg:width="3.22399316602pt" svg:height="27.82919699545pt" draw:transform="matrix(0.25198447000 0.00000000000 0.00000000000 0.25198447000 85.92247180957pt 37.03905710240pt)" svg:viewBox="0 0 3 28" svg:d="M1.27678 1.20491C1.27678 1.20491 0.991785 7.68011 0.920425 8.91815C0.920425 14.4494 1.34792 18.6606 1.79321 21.2894C1.79321 21.5813 3.539 26.0181 3.17374 26.4536C1.9446 27.906 1.50821 28.2708 0.0476406 27.2471C-0.165999 27.1034 0.404001 22.1513 0.475137 21.2073C0.475137 20.1927 0.190137 12.1854 0.119001 8.76539C0.0476406 7.31531 0.840393 0.475305 0.840393 0.475305C0.840393 0.475305 0.911513 -0.977055 1.2679 1.19579" koffice:nodeTypes="ccccccccc"/>
          <draw:path draw:style-name="gr13" draw:id="shape113" draw:name="path250" draw:layer="g3566" svg:width="3.22194719407pt" svg:height="27.82919699545pt" draw:transform="matrix(0.25198447000 0.00000000000 0.00000000000 0.25198447000 85.92021638402pt 37.03675900403pt)" svg:viewBox="0 0 3 28" svg:d="M1.28574 1.21403C1.28574 1.21403 1.00074 7.68923 0.929375 8.92727C0.929375 14.4585 1.36577 18.6697 1.79326 21.2894C1.79326 21.5744 3.52994 26.0181 3.17381 26.4536C1.94466 27.906 1.50826 28.2708 0.0476953 27.2471C-0.166169 27.1034 0.403831 22.1535 0.484087 21.2073C0.484087 20.1927 0.199087 12.1854 0.127951 8.76539C0.0565913 7.31531 0.849343 0.475305 0.849343 0.475305C0.849343 0.475305 0.920463 -0.977055 1.28574 1.19579L1.28574 1.19579Z" koffice:nodeTypes="ccccccccccc"/>
          <draw:g draw:style-name="gr1" draw:id="shape114" draw:name="g4212" svg:y="34.98520968794pt">
            <draw:g draw:style-name="gr1" draw:id="shape115" draw:name="g4174" svg:y="0.00000000000pt">
              <draw:path draw:style-name="gr63" draw:id="shape116" draw:name="path1043" draw:layer="g3566" svg:width="10.61971200000pt" svg:height="8.72031200000pt" draw:transform="matrix(0.25198447000 0.00000000000 0.00000000000 0.25198447000 90.31637173388pt 38.72063850903pt)" svg:viewBox="0 0 11 9" svg:d="M5.5232 5.01371C3.5024 6.72912 1.79758 7.78043 0 8.72031C1.78445 6.71777 2.64971 5.6856 4.67051 3.97018C6.6913 2.25478 8.86954 0.99792 10.6197 0C9.32437 1.29289 7.54398 3.2983 5.5232 5.01371Z" koffice:nodeTypes="ccccc"/>
              <draw:path draw:style-name="gr64" draw:id="shape117" draw:name="path1047" draw:layer="g3566" svg:width="13.59267592409pt" svg:height="11.78912833613pt" draw:transform="matrix(0.02555954075 -0.02002822964 0.01797628987 0.02491263110 92.71528392795pt 38.42328572751pt)" svg:viewBox="0 0 14 12" svg:d="M13.5927 5.89456C13.5955 9.14933 10.5518 11.7891 6.79634 11.7891C3.04083 11.7891 -0.00282095 9.14933 1.96205e-06 5.89456C-0.00282095 2.6398 3.04083 0 6.79634 0C10.5518 0 13.5955 2.6398 13.5927 5.89456Z" koffice:nodeTypes="ccccc"/>
              <draw:g draw:style-name="gr1" draw:id="shape118" draw:name="g4139" svg:y="0.00000000000pt">
                <draw:path draw:style-name="gr65" draw:id="shape119" draw:name="path1038" draw:layer="g3566" svg:width="7.01158400000pt" svg:height="16.08820000000pt" draw:transform="matrix(0.25198447000 0.00000000000 0.00000000000 0.25198447000 89.55778760601pt 40.59279039084pt)" svg:viewBox="0 0 7 16" svg:d="M4.67491 8.59648C3.41024 11.7171 1.85214 13.9315 0 16.0882C0.511576 12.8172 0.68376 11.1666 1.94843 8.04598C3.2131 4.92541 5.3111 2.18734 7.01158 0C6.44076 2.20454 5.93958 5.4759 4.67491 8.59648Z" koffice:nodeTypes="ccccc"/>
                <draw:g draw:style-name="gr1" draw:id="shape120" draw:name="g4106" svg:y="0.00000000000pt">
                  <draw:path draw:style-name="gr66" draw:id="shape121" draw:name="path1053" draw:layer="g3566" svg:width="13.59267592409pt" svg:height="11.78912833613pt" draw:transform="matrix(0.02839940572 -0.02225360025 0.01997354901 0.02768049403 91.17665911571pt 40.39461037475pt)" svg:viewBox="0 0 14 12" svg:d="M13.5927 5.89456C13.5955 9.14933 10.5518 11.7891 6.79634 11.7891C3.04083 11.7891 -0.00282095 9.14933 1.96205e-06 5.89456C-0.00282095 2.6398 3.04083 0 6.79634 0C10.5518 0 13.5955 2.6398 13.5927 5.89456Z" koffice:nodeTypes="ccccc"/>
                  <draw:g draw:style-name="gr1" draw:id="shape122" draw:name="g4076" svg:y="0.00000000000pt">
                    <draw:path draw:style-name="gr67" draw:id="shape123" draw:name="path1045" draw:layer="g3566" svg:width="6.20482073674pt" svg:height="33.39972800000pt" draw:transform="matrix(0.25198447000 0.00000000000 0.00000000000 0.25198447000 89.52686892590pt 39.18627557145pt)" svg:viewBox="0 0 6 33" svg:d="M0.808181 33.3997C0.987685 33.2591 -3.29032 17.9868 6.20482 0" koffice:nodeTypes="cc"/>
                    <draw:g draw:style-name="gr1" draw:id="shape124" draw:name="g4048" svg:y="0.00000000000pt">
                      <draw:g draw:style-name="gr1" draw:id="shape125" draw:name="g4022" svg:y="0.00000000000pt">
                        <draw:path draw:style-name="gr68" draw:id="shape126" draw:name="path1050" draw:layer="g3566" svg:width="13.59267592409pt" svg:height="11.78912833613pt" draw:transform="matrix(0.02644098242 -0.02071886868 0.01350215945 0.01871210972 89.65728531721pt 40.71748750494pt)" svg:viewBox="0 0 14 12" svg:d="M13.5927 5.89456C13.5955 9.14933 10.5518 11.7891 6.79634 11.7891C3.04083 11.7891 -0.00282095 9.14933 1.96205e-06 5.89456C-0.00282095 2.6398 3.04083 0 6.79634 0C10.5518 0 13.5955 2.6398 13.5927 5.89456Z" koffice:nodeTypes="ccccc"/>
                        <draw:g draw:style-name="gr1" draw:id="shape127" draw:name="g3998" svg:y="0.00000000000pt">
                          <draw:g draw:style-name="gr1" draw:id="shape128" draw:name="g3977" svg:y="0.00000000000pt">
                            <draw:path draw:style-name="gr69" draw:id="shape129" draw:name="path1036" draw:layer="g3566" svg:width="14.31514400000pt" svg:height="4.73655200000pt" draw:transform="matrix(0.25198447000 0.00000000000 0.00000000000 0.25198447000 86.56025090654pt 40.29029412192pt)" svg:viewBox="0 0 14 5" svg:d="M7.91081 1.30079C10.7052 2.13634 12.5654 3.3057 14.3151 4.73655C11.235 4.57099 9.66466 4.56246 6.87028 3.72692C4.07591 2.89138 1.80756 1.29591 0 0C2.03398 0.3088 5.11645 0.465248 7.91081 1.30079Z" koffice:nodeTypes="ccccc"/>
                            <draw:path draw:style-name="gr70" draw:id="shape130" draw:name="path1035" draw:layer="g3566" svg:width="10.08820000000pt" svg:height="9.87856000000pt" draw:transform="matrix(0.25198447000 0.00000000000 0.00000000000 0.25198447000 87.58844229030pt 39.01719197620pt)" svg:viewBox="0 0 10 10" svg:d="M6.07095 4.07638C8.07376 5.91121 9.17609 7.77653 10.0882 9.87856C7.596 8.64939 6.29682 8.1024 4.29401 6.26758C2.29122 4.43276 1.01095 1.98016 0 0C1.57059 1.02116 4.06816 2.24156 6.07095 4.07638Z" koffice:nodeTypes="ccccc"/>
                            <draw:g draw:style-name="gr1" draw:id="shape131" draw:name="g3915" svg:y="0.00000000000pt">
                              <draw:path draw:style-name="gr71" draw:id="shape132" draw:name="path1044" draw:layer="g3566" svg:width="14.24936800000pt" svg:height="11.36324800000pt" draw:transform="matrix(0.25198447000 0.00000000000 0.00000000000 0.25198447000 91.57956383436pt 37.85320313775pt)" svg:viewBox="0 0 14 11" svg:d="M7.65539 6.85022C4.96045 9.10697 2.57013 10.3436 0 11.3632C2.23588 8.5483 3.30201 7.08028 5.99694 4.82353C8.69187 2.56679 11.7715 1.13238 14.2494 0C12.5789 1.7724 10.3503 4.59347 7.65539 6.85022Z" koffice:nodeTypes="ccccc"/>
                              <draw:g draw:style-name="gr1" draw:id="shape133" draw:name="g3899" svg:y="0.00000000000pt">
                                <draw:path draw:style-name="gr72" draw:id="shape134" draw:name="path1037" draw:layer="g3566" svg:width="12.80445600000pt" svg:height="7.97053600000pt" draw:transform="matrix(0.25198447000 0.00000000000 0.00000000000 0.25198447000 86.28134844752pt 42.69435901352pt)" svg:viewBox="0 0 13 8" svg:d="M7.49806 2.89597C10.0261 4.34982 11.5125 6.02019 12.8045 7.97054C9.77574 7.23359 8.20729 6.94482 5.67926 5.49097C3.15124 4.03713 1.39311 1.80602 0 0C1.93608 0.7152 4.97004 1.44213 7.49806 2.89597Z" koffice:nodeTypes="ccccc"/>
                                <draw:path draw:style-name="gr73" draw:id="shape135" draw:name="path1039" draw:layer="g3566" svg:width="13.49472000000pt" svg:height="12.28412000000pt" draw:transform="matrix(0.25198447000 0.00000000000 0.00000000000 0.25198447000 89.70679711044pt 41.48930678583pt)" svg:viewBox="0 0 13 12" svg:d="M7.38166 7.24547C4.83836 9.6743 2.51923 11.0784 0 12.2841C2.03209 9.3447 2.99063 7.81976 5.53394 5.39094C8.07723 2.96213 11.0783 1.30889 13.4947 0C11.9492 1.87182 9.92496 4.81666 7.38166 7.24547Z" koffice:nodeTypes="ccccc"/>
                                <draw:g draw:style-name="gr1" draw:id="shape136" draw:name="g3886" svg:y="0.00000000000pt">
                                  <draw:g draw:style-name="gr1" draw:id="shape137" draw:name="g3881" svg:y="0.01552216574pt">
                                    <draw:path draw:style-name="gr74" draw:id="shape138" draw:name="path1032" draw:layer="g3566" svg:width="3.77262400000pt" svg:height="16.14800800000pt" draw:transform="matrix(0.25198447000 0.00000000000 0.00000000000 0.25198447000 91.10450456864pt 35.07539689612pt)" svg:viewBox="0 0 4 16" svg:d="M2.74995 8.79904C2.08536 11.9428 1.14834 14.0936 0 16.148C0.123176 12.7543 0.124768 11.0313 0.789368 7.88754C1.45396 4.74383 2.73334 2.10506 3.77262 0C3.53038 2.25993 3.41455 5.65533 2.74995 8.79904Z" koffice:nodeTypes="ccccc"/>
                                    <draw:path draw:style-name="gr75" draw:id="shape139" draw:name="path1033" draw:layer="g3566" svg:width="1.80904507188pt" svg:height="15.36028800000pt" draw:transform="matrix(0.25198447000 0.00000000000 0.00000000000 0.25198447000 90.79728970906pt 35.44187101403pt)" svg:viewBox="0 0 2 15" svg:d="M1.74794 7.67929C1.93041 10.623 1.68586 12.9594 1.25817 15.3603C0.606046 12.5798 0.22827 11.2088 0.0458057 8.26515C-0.136658 5.32149 0.262822 2.36834 0.595798 0C0.90735 1.95869 1.56549 4.73562 1.74794 7.67929Z" koffice:nodeTypes="ccccc"/>
                                    <draw:path draw:style-name="gr76" draw:id="shape140" draw:name="path1034" draw:layer="g3566" svg:width="6.74144800000pt" svg:height="9.79192800000pt" draw:transform="matrix(0.25198447000 0.00000000000 0.00000000000 0.25198447000 91.03313047148pt 36.73095905453pt)" svg:viewBox="0 0 7 10" svg:d="M3.74117 6.2285C2.47426 8.19521 1.29318 9.12389 0 9.79193C0.980424 7.15519 1.43848 5.76381 2.7054 3.79711C3.9723 1.83042 5.50588 0.803264 6.74145 0C5.98416 1.61736 5.00808 4.26182 3.74117 6.2285Z" koffice:nodeTypes="ccccc"/>
                                  </draw:g>
                                  <draw:g draw:style-name="gr1" draw:id="shape141" draw:name="g3838" svg:y="0.00000000000pt">
                                    <draw:path draw:style-name="gr77" draw:id="shape142" draw:name="path1046" draw:layer="g3566" svg:width="21.89132000000pt" svg:height="31.14900800000pt" draw:transform="matrix(0.25198447000 0.00000000000 0.00000000000 0.25198447000 89.54958702342pt 36.76539424426pt)" svg:viewBox="0 0 22 31" svg:d="M0 31.149C0.21232 31.0999 5.05334 13.3248 21.8913 0" koffice:nodeTypes="cc"/>
                                    <draw:g draw:style-name="gr1" draw:id="shape143" draw:name="g3753" svg:y="0.00000000000pt">
                                      <draw:path draw:style-name="gr78" draw:id="shape144" draw:name="path1040" draw:layer="g3566" svg:width="5.21466400000pt" svg:height="8.42037600000pt" draw:transform="matrix(0.25198447000 0.00000000000 0.00000000000 0.25198447000 94.62223599210pt 35.05987465277pt)" svg:viewBox="0 0 5 8" svg:d="M2.96326 4.71606C1.98797 6.36401 1.04519 7.43182 0 8.42038C0.7134 6.56788 1.04079 5.6198 2.01609 3.97186C2.99138 2.32393 4.22216 1.02995 5.21466 0C4.64808 1.21379 3.93856 3.06814 2.96326 4.71606Z" koffice:nodeTypes="ccccc"/>
                                      <draw:path draw:style-name="gr79" draw:id="shape145" draw:name="path1041" draw:layer="g3566" svg:width="2.53214400000pt" svg:height="8.53559200000pt" draw:transform="matrix(0.25198447000 0.00000000000 0.00000000000 0.25198447000 94.59600541671pt 35.12452983602pt)" svg:viewBox="0 0 3 9" svg:d="M1.73517 4.3689C1.28162 6.01154 0.6992 7.26714 0 8.53559C0.154352 6.92464 0.198344 6.12338 0.651896 4.48074C1.10544 2.8381 1.89319 1.26223 2.53214 0C2.33897 1.11652 2.18871 2.72626 1.73517 4.3689Z" koffice:nodeTypes="ccccc"/>
                                      <draw:path draw:style-name="gr76" draw:id="shape146" draw:name="path1042" draw:layer="g3566" svg:width="5.70612000000pt" svg:height="4.55496800000pt" draw:transform="matrix(0.25198447000 0.00000000000 0.00000000000 0.25198447000 94.57125852588pt 36.05474562609pt)" svg:viewBox="0 0 6 5" svg:d="M2.81217 3.05669C1.71585 3.98233 0.86524 4.34731 0 4.55497C1.05963 3.22514 1.58492 2.51605 2.68124 1.59042C3.77755 0.664776 4.84816 0.289216 5.70612 0C4.9671 0.796432 3.90848 2.13106 2.81217 3.05669Z" koffice:nodeTypes="ccccc"/>
                                    </draw:g>
                                  </draw:g>
                                  <draw:path draw:style-name="gr64" draw:id="shape147" draw:name="path1048" draw:layer="g3566" svg:width="13.59267592409pt" svg:height="11.78912833613pt" draw:transform="matrix(0.02555954075 -0.02002822964 0.01797628987 0.02491263110 93.92704700604pt 37.42272595279pt)" svg:viewBox="0 0 14 12" svg:d="M13.5927 5.89456C13.5955 9.14933 10.5518 11.7891 6.79634 11.7891C3.04083 11.7891 -0.00282095 9.14933 1.96205e-06 5.89456C-0.00282095 2.6398 3.04083 0 6.79634 0C10.5518 0 13.5955 2.6398 13.5927 5.89456Z" koffice:nodeTypes="ccccc"/>
                                </draw:g>
                              </draw:g>
                            </draw:g>
                          </draw:g>
                          <draw:path draw:style-name="gr68" draw:id="shape148" draw:name="path1051" draw:layer="g3566" svg:width="13.59267592409pt" svg:height="11.78912833613pt" draw:transform="matrix(0.02644098242 -0.02071886868 0.01350215945 0.01871210972 90.01719977541pt 40.48854449488pt)" svg:viewBox="0 0 14 12" svg:d="M13.5927 5.89456C13.5955 9.14933 10.5518 11.7891 6.79634 11.7891C3.04083 11.7891 -0.00282095 9.14933 1.96205e-06 5.89456C-0.00282095 2.6398 3.04083 0 6.79634 0C10.5518 0 13.5955 2.6398 13.5927 5.89456Z" koffice:nodeTypes="ccccc"/>
                          <draw:path draw:style-name="gr68" draw:id="shape149" draw:name="path1052" draw:layer="g3566" svg:width="13.59267592409pt" svg:height="11.78912833613pt" draw:transform="matrix(0.02644098242 -0.02071886868 0.01350215945 0.01871210972 89.85201891563pt 40.88341423875pt)" svg:viewBox="0 0 14 12" svg:d="M13.5927 5.89456C13.5955 9.14933 10.5518 11.7891 6.79634 11.7891C3.04083 11.7891 -0.00282095 9.14933 1.96205e-06 5.89456C-0.00282095 2.6398 3.04083 0 6.79634 0C10.5518 0 13.5955 2.6398 13.5927 5.89456Z" koffice:nodeTypes="ccccc"/>
                        </draw:g>
                      </draw:g>
                      <draw:path draw:style-name="gr66" draw:id="shape150" draw:name="path1054" draw:layer="g3566" svg:width="13.59267592409pt" svg:height="11.78912833613pt" draw:transform="matrix(0.02839940572 -0.02225360025 0.01997354901 0.02768049403 91.41489531303pt 40.05479419788pt)" svg:viewBox="0 0 14 12" svg:d="M13.5927 5.89456C13.5955 9.14933 10.5518 11.7891 6.79634 11.7891C3.04083 11.7891 -0.00282095 9.14933 1.96205e-06 5.89456C-0.00282095 2.6398 3.04083 0 6.79634 0C10.5518 0 13.5955 2.6398 13.5927 5.89456Z" koffice:nodeTypes="ccccc"/>
                    </draw:g>
                  </draw:g>
                  <draw:path draw:style-name="gr66" draw:id="shape151" draw:name="path1055" draw:layer="g3566" svg:width="13.59267592409pt" svg:height="11.78912833613pt" draw:transform="matrix(0.02839940572 -0.02225360025 0.01997354901 0.02768049403 91.50901655226pt 40.18522135955pt)" svg:viewBox="0 0 14 12" svg:d="M13.5927 5.89456C13.5955 9.14933 10.5518 11.7891 6.79634 11.7891C3.04083 11.7891 -0.00282095 9.14933 1.96205e-06 5.89456C-0.00282095 2.6398 3.04083 0 6.79634 0C10.5518 0 13.5955 2.6398 13.5927 5.89456Z" koffice:nodeTypes="ccccc"/>
                </draw:g>
              </draw:g>
            </draw:g>
            <draw:path draw:style-name="gr80" draw:id="shape152" draw:name="path1049" draw:layer="g3566" svg:width="13.59267592409pt" svg:height="11.78912833613pt" draw:transform="matrix(0.02555954075 -0.02002822964 0.01797615884 0.02491244967 89.20822129652pt 44.16220727409pt)" svg:viewBox="0 0 14 12" svg:d="M13.5927 5.89456C13.5955 9.14933 10.5518 11.7891 6.79634 11.7891C3.04083 11.7891 -0.00282095 9.14933 1.96205e-06 5.89456C-0.00282095 2.6398 3.04083 0 6.79634 0C10.5518 0 13.5955 2.6398 13.5927 5.89456Z" koffice:nodeTypes="ccccc"/>
          </draw:g>
          <draw:path draw:style-name="gr17" draw:id="shape153" draw:name="path252" draw:layer="g3566" svg:width="3.64299086761pt" svg:height="28.65355774302pt" draw:transform="matrix(0.25198447000 0.00000000000 0.00000000000 0.25198447000 85.27233417362pt 36.77274614316pt)" svg:viewBox="0 0 4 29" svg:d="M3.64299 0C3.64299 0 2.55657 7.78392 2.69907 12.2983C2.84157 17.6791 2.69907 19.1383 3.05521 22.2642C3.05521 22.4785 2.77021 26.3363 2.62771 28.0098C2.55659 28.9446 2.77021 28.2241 2.62771 28.2948C1.54106 29.0153 0.739639 28.5091 0.0182469 28.0098C-0.195617 27.8662 1.54106 23.1374 1.54106 22.1935C1.75493 8.51352 3.28685 0.43548 3.28685 0.43548C3.28685 0.43548 2.7791 5.30784 3.64299 0.00912" koffice:nodeTypes="ccccccccc"/>
          <draw:path draw:style-name="gr13" draw:id="shape154" draw:name="path254" draw:layer="g3566" svg:width="4.30213494523pt" svg:height="28.65355774302pt" draw:transform="matrix(0.25198447000 0.00000000000 0.00000000000 0.25198447000 85.27009451609pt 36.77274614316pt)" svg:viewBox="0 0 4 29" svg:d="M3.65188 2.27374e-14C3.65188 2.27374e-14 2.56546 7.78392 2.70796 12.2983C2.85046 17.6791 2.70796 19.1383 3.06409 22.2642C3.06409 22.4785 2.77909 26.3363 2.6277 28.0098C2.55658 28.9537 2.77021 28.2241 2.6277 28.2948C1.54105 29.0153 0.739639 28.5091 0.0182469 28.0098C-0.195617 27.8662 1.54105 23.1374 1.54105 22.1844C1.75492 8.5044 3.27796 0.42636 3.27796 0.42636C3.27796 0.42636 2.77021 5.29872 3.63409 0L3.63409 0L3.65185 0ZM4.30213 21.9792C4.30213 21.9792 3.14435 22.5583 3.07299 22.2642M2.85046 20.6705C2.85046 20.6705 3.86574 20.5998 4.00825 20.3148M3.86574 18.997C3.86574 18.997 3.21549 19.5031 2.9216 19.2113M3.79438 17.027L3.00185 17.1M3.65188 15.2122L2.85935 15.2829M3.35799 12.4511C3.35799 12.4511 2.9216 12.6632 2.85046 12.3782M3.42935 10.1871L2.70796 10.1871M2.85046 22.3463C2.85046 22.3463 1.76381 22.5584 1.54105 22.2027M2.77909 19.7266C2.77909 19.7266 1.62131 19.9409 1.54995 19.5123M2.77909 17.8296C2.77909 17.8296 1.76381 17.9003 1.69245 17.8296M2.85046 16.0832L1.83495 16.0124M2.6277 13.8305L1.97745 13.7598M2.77909 11.9427C2.77909 11.9427 2.20021 12.0863 2.0577 11.8013M2.69884 9.8314C2.69884 9.8314 2.26245 10.1164 2.19131 9.8314M2.85046 21.1083C2.85046 21.1083 1.69245 21.1789 1.69245 20.8233" koffice:nodeTypes="cccccccccccccccccccccccccccccccccccccccccc"/>
          <draw:path draw:style-name="gr16" draw:id="shape155" draw:name="path256" draw:layer="g3566" svg:width="5.65098890714pt" svg:height="5.74686979585pt" draw:transform="matrix(0.25198447000 0.00000000000 0.00000000000 0.25198447000 85.94792037935pt 35.28842915422pt)" svg:viewBox="0 0 6 6" svg:d="M0.008888 5.74687C0.659144 5.46187 2.03969 4.08247 2.33358 3.42355C2.68971 2.77375 2.68971 1.53571 3.19747 1.24159C3.77636 0.88363 5.88718 2.54119 3.55361 3.85903C1.22914 5.15863 0.792752 5.67619 0.792752 5.67619C0.792752 5.67619 1.37165 5.67619 2.38693 5.32051C3.10832 5.10619 6.67971 2.48875 5.36165 1.39207C3.9811 0.15403 3.61608 -0.0602902 3.03718 0.0126698C2.4583 0.0741898 2.0219 0.0126698 1.80804 1.39207C1.5944 2.69167 1.15801 3.56491 0.721616 4.15315C0.293888 4.66159 0 5.74687 0 5.74687" koffice:nodeTypes="ccccccccccc"/>
          <draw:path draw:style-name="gr13" draw:id="shape156" draw:name="path258" draw:layer="g3566" svg:width="5.64806047803pt" svg:height="5.74657506841pt" draw:transform="matrix(0.25198447000 0.00000000000 0.00000000000 0.25198447000 85.94792037935pt 35.28850342096pt)" svg:viewBox="0 0 6 6" svg:d="M0.008888 5.74658C0.659144 5.46158 2.03969 4.08218 2.33358 3.42326C2.68971 2.77346 2.68971 1.53542 3.19747 1.2413C3.77636 0.883335 5.88718 2.55002 3.55361 3.85874C1.22914 5.16746 0.792752 5.6759 0.792752 5.6759C0.792752 5.6759 1.37165 5.6759 2.38693 5.32022C3.10832 5.1059 6.67082 2.48846 5.36165 1.39178C3.9811 0.162855 3.62497 -0.0605849 3.03718 0.0123751C2.4583 0.0738951 2.0219 0.0123751 1.80804 1.39178C1.5944 2.69138 1.15801 3.57374 0.721616 4.15286C0.285 4.6613 0 5.74658 0 5.74658L0 5.74658L0.00888 5.74658Z" koffice:nodeTypes="cccccccccccccc"/>
          <draw:path draw:style-name="gr17" draw:id="shape157" draw:name="path260" draw:layer="g3566" svg:width="7.01724285456pt" svg:height="4.49155290040pt" draw:transform="matrix(0.25198447000 0.00000000000 0.00000000000 0.25198447000 85.86041927611pt 35.89587742422pt)" svg:viewBox="0 0 7 4" svg:d="M0 3.47985C0.79276 3.62121 2.68972 3.11505 3.26861 2.75709C3.91886 2.40141 4.5689 1.37769 5.15668 1.37769C5.80694 1.37769 6.67972 3.91533 4.07026 3.77397C1.38054 3.63033 0.801648 3.91533 0.801648 3.91533C0.801648 3.91533 1.30918 4.12965 2.25333 4.42377C3.26861 4.63809 7.49026 4.42377 6.97361 2.60661C6.46586 0.869252 6.18086 0.495332 5.66443 0.210332C5.15668 -0.00398777 4.79165 -0.295828 3.92776 0.718772C3.05474 1.73337 2.18196 2.24181 1.53194 2.46297C0.88168 2.74797 0.008896 3.47985 0.008896 3.47985" koffice:nodeTypes="ccccccccccc"/>
          <draw:path draw:style-name="gr13" draw:id="shape158" draw:name="path262" draw:layer="g3566" svg:width="7.01585923737pt" svg:height="4.49155290040pt" draw:transform="matrix(0.25198447000 0.00000000000 0.00000000000 0.25198447000 85.86041927611pt 35.89587742422pt)" svg:viewBox="0 0 7 4" svg:d="M0 3.47985C0.79276 3.62121 2.68972 3.12417 3.26861 2.75709C3.91886 2.40141 4.57778 1.37769 5.15668 1.37769C5.80694 1.37769 6.67972 3.91533 4.07026 3.77397C1.38054 3.63033 0.801648 3.91533 0.801648 3.91533C0.801648 3.91533 1.30918 4.12965 2.25333 4.42377C3.26861 4.63809 7.48114 4.42377 6.97361 2.60661C6.46586 0.869252 6.18086 0.504452 5.66443 0.210332C5.15668 -0.00398777 4.80054 -0.295828 3.92776 0.718772C3.06386 1.72425 2.18196 2.24181 1.53194 2.45613C0.88168 2.74113 0.008896 3.47073 0.008896 3.47073L0.008896 3.47073L1.6e-05 3.47985Z" koffice:nodeTypes="cccccccccccccc"/>
          <draw:path draw:style-name="gr14" draw:id="shape159" draw:name="path272" draw:layer="g3566" svg:width="38.18111200000pt" svg:height="33.69269600000pt" draw:transform="matrix(0.25198447000 0.00000000000 0.00000000000 0.25198447000 81.97341569918pt 38.94042742726pt)" svg:viewBox="0 0 38 34" svg:d="M37.8961 33.6838L0 0.35568L1.08642 0L38.1811 32.3124L37.8872 33.6927" koffice:nodeTypes="ccccc"/>
          <draw:path draw:style-name="gr31" draw:id="shape160" draw:name="path10" draw:layer="g3566" svg:width="21.72814400000pt" svg:height="21.62236617212pt" draw:transform="matrix(0.25198447000 0.00000000000 0.00000000000 0.25198447000 77.71382586904pt 35.84612264369pt)" svg:viewBox="0 0 22 22" svg:d="M0 0C1.21065 2.15971 1.49206 2.4655 2.98265 5.53792C4.47322 8.61034 5.99115 9.17773 7.81634 9.72528C12.4082 10.5809 11.3808 12.7286 9.27799 12.971C7.08063 13.2243 5.01401 11.1882 3.75997 12.7765C2.81293 13.976 3.29002 15.873 4.54329 17.3012C5.7558 18.683 7.16948 19.6511 8.7847 20.6665C10.4416 21.7082 11.645 21.9826 12.9831 21.0675C14.2054 20.2316 12.9088 19.0162 12.2958 16.5941C11.9894 15.383 12.8084 14.3634 13.5774 14.3088C14.3464 14.2543 14.949 14.6706 15.9962 15.4184C17.0435 16.1662 18.6527 17.1744 19.6391 18.2315C20.338 17.4201 20.9137 16.6725 21.7281 15.7743C20.5304 14.7621 20.0178 14.4814 18.8619 13.3863C17.28 12.0478 16.331 10.9732 17.4017 9.61421C18.009 9.59893 18.9297 9.95523 19.6319 9.05996C20.4866 7.97026 18.712 7.87725 17.2998 6.57454C15.8634 5.24958 15.2043 3.72829 14.2886 4.98806C13.5151 6.0523 14.2988 7.97152 14.1164 8.15405C13.5688 8.7016 13.2681 9.29894 11.8562 6.46875C10.4257 3.60133 9.20581 3.00913 6.31528 1.99861C3.33953 0.958288 2.36958 0.749792 0 0Z" koffice:nodeTypes="cccccccccccccccccccccc"/>
          <draw:path draw:style-name="gr14" draw:id="shape161" draw:name="path276" draw:layer="g3566" svg:width="54.78761286457pt" svg:height="106.95701954043pt" draw:transform="matrix(0.25198447000 0.00000000000 0.00000000000 0.25198447000 82.79346063730pt 39.62066454372pt)" svg:viewBox="0 0 55 107" svg:d="M19.804 71.747C17.9157 65.2012 17.4793 52.7592 17.1943 44.5307C16.9807 39.2226 17.8445 19.9318 17.7732 13.8943L0.824573 0C0.824573 0 0.0320449 19.5761 0.0320449 44.6109C0.103165 56.1085 -0.395451 66.877 0.975965 76.193C2.9354 89.4353 5.26008 93.7285 9.84676 99.3305C17.987 109.155 31.5157 106.679 31.5157 106.679C46.2821 103.115 54.7876 92.267 54.7876 92.267C54.7876 92.267 49.7021 96.5603 42.2032 94.5128C39.1482 93.7194 25.3346 90.9492 19.804 71.7402" koffice:nodeTypes="ccccccccccc"/>
          <draw:path draw:style-name="gr16" draw:id="shape162" draw:name="path278" draw:layer="g3566" svg:width="48.32377871027pt" svg:height="81.21979190661pt" draw:transform="matrix(0.25198447000 0.00000000000 0.00000000000 0.25198447000 87.11757112987pt 43.17754629031pt)" svg:viewBox="0 0 48 81" svg:d="M48.0388 71.4552L48.3238 71.3116C45.1977 73.2017 40.0321 75.0257 40.0321 75.0257L29.9235 75.5341C16.9827 76.5487 11.158 48.3178 11.4519 33.2561C11.6657 23.2902 11.9596 14.3389 11.5232 9.8952L0.612955 0C0.684315 6.03972 -0.179573 25.401 0.0340667 30.7091C0.319067 38.858 0.755459 51.3 2.64375 57.9257C8.16546 77.0663 21.988 79.8274 25.0429 80.7006C32.533 82.6591 37.6274 78.4457 37.6274 78.4457L48.0299 71.4643" koffice:nodeTypes="cccccccccccc"/>
          <draw:path draw:style-name="gr32" draw:id="shape163" draw:name="path280" draw:layer="g3566" svg:width="48.32377871027pt" svg:height="81.21979190661pt" draw:transform="matrix(0.25198447000 0.00000000000 0.00000000000 0.25198447000 87.11757112987pt 43.17754629031pt)" svg:viewBox="0 0 48 81" svg:d="M48.0388 71.4552L48.3238 71.3116C45.1977 73.2017 40.0321 75.0257 40.0321 75.0257L29.9235 75.5341C16.9827 76.5487 11.158 48.3178 11.4519 33.2561C11.6657 23.2902 11.9596 14.3389 11.5232 9.8952L0.612955 0C0.684315 6.03972 -0.179573 25.401 0.0340667 30.7091C0.319067 38.858 0.755459 51.3 2.64375 57.9257C8.16546 77.0663 21.988 79.8274 25.0429 80.7006C32.533 82.6591 37.6274 78.4457 37.6274 78.4457L48.0299 71.4643L48.0299 71.4643L48.0388 71.4552Z" koffice:nodeTypes="ccccccccccccccc"/>
          <draw:path draw:style-name="gr17" draw:id="shape164" draw:name="path282" draw:layer="g3566" svg:width="36.88250922317pt" svg:height="65.67471613366pt" draw:transform="matrix(0.25198447000 0.00000000000 0.00000000000 0.25198447000 90.00283501155pt 45.61238150951pt)" svg:viewBox="0 0 37 66" svg:d="M36.8825 61.4369C33.7564 63.3247 28.5908 65.1419 28.5908 65.1419L18.4822 65.648C5.5414 66.6649 -0.283315 38.361 0.0105732 23.2902C0.224437 13.3961 0.518333 4.446 0.0819332 0L6.26278 5.7456L6.26278 5.53174C5.75525 8.72921 5.47025 12.0067 5.47025 15.4267C5.47025 39.7313 19.2125 59.6722 36.5975 61.5691L36.8825 61.4278" koffice:nodeTypes="cccccccccc"/>
          <draw:path draw:style-name="gr33" draw:id="shape165" draw:name="path284" draw:layer="g3566" svg:width="65.48265150186pt" svg:height="106.95497925928pt" draw:transform="matrix(0.25198447000 0.00000000000 0.00000000000 0.25198447000 82.79604331753pt 39.62066454372pt)" svg:viewBox="0 0 65 107" svg:d="M65.4827 85.2059C62.3565 87.0937 57.191 88.9109 57.191 88.9109L47.0824 89.417C34.1415 90.4339 28.3168 62.13 28.6107 47.0592C28.8246 37.1654 29.1185 28.215 28.6821 23.7713L34.8629 29.5148L34.8629 29.301C34.3554 32.4984 34.0704 35.7759 34.0704 39.1959C34.0704 63.5003 47.8126 83.4412 65.1976 85.3381L65.4826 85.1968L65.4826 85.1968L65.4826 85.2059ZM54.7863 92.267C54.7863 92.267 46.2807 103.106 31.5143 106.679C31.5143 106.679 17.9857 109.146 9.8454 99.3305C5.26762 93.7285 2.93404 89.4353 0.974836 76.193C-0.4057 66.877 0.110716 56.1085 0.0306915 44.6109C0.0306915 19.5852 0.82322 0 0.82322 0" koffice:nodeTypes="ccccccccccccccccccc"/>
          <draw:path draw:style-name="gr33" draw:id="shape166" draw:name="path286" draw:layer="g3566" svg:width="54.47754512470pt" svg:height="106.32912526041pt" draw:transform="matrix(0.25198447000 0.00000000000 0.00000000000 0.25198447000 82.83792575133pt 39.63617670769pt)" svg:viewBox="0 0 54 106" svg:d="M54.4775 92.3491C54.4775 92.3491 45.972 102.903 31.2767 106.17C31.2145 106.1 23.2078 107.409 15.9314 103.553C13.8295 102.395 11.7187 100.792 9.90172 98.61C5.32394 93.0787 2.99948 88.6441 1.03115 75.6139C-0.349383 66.3776 0.0870091 55.673 0.0158731 44.2466C-0.126631 19.4347 0.737265 0 0.737265 0" koffice:nodeTypes="ccccccc"/>
          <draw:path draw:style-name="gr34" draw:id="shape167" draw:name="path288" draw:layer="g3566" svg:width="54.20175469387pt" svg:height="105.65315255505pt" draw:transform="matrix(0.25198447000 0.00000000000 0.00000000000 0.25198447000 82.87151387784pt 39.66088126513pt)" svg:viewBox="0 0 54 106" svg:d="M54.2018 92.3309C54.2018 92.3309 45.6962 102.662 31.0723 105.575C30.9298 105.432 23.0745 106.661 15.9495 102.814C13.8476 101.656 11.7368 100.053 9.99119 97.8713C5.4134 92.34 3.08871 87.9054 1.12062 75.0257C-0.259925 65.8624 0.105107 55.2284 0.0339707 43.9525C-0.179669 19.282 0.684227 0 0.684227 0" koffice:nodeTypes="ccccccc"/>
          <draw:path draw:style-name="gr34" draw:id="shape168" draw:name="path290" draw:layer="g3566" svg:width="53.99069640171pt" svg:height="105.11557222711pt" draw:transform="matrix(0.25198447000 0.00000000000 0.00000000000 0.25198447000 82.88654885684pt 39.65628506840pt)" svg:viewBox="0 0 54 105" svg:d="M53.9907 92.4928C53.9907 92.4928 45.4852 102.529 31.0037 105.076C30.6474 104.935 23.006 106.02 16.0234 102.174C13.9215 101.015 11.8821 99.4126 10.1363 97.2306C5.62984 91.7791 3.23402 87.1918 1.2657 74.5993C-0.114848 65.5067 0.179048 54.8819 0.0365444 43.6679C-0.177088 19.2911 0.615664 0 0.615664 0" koffice:nodeTypes="ccccccc"/>
          <draw:path draw:style-name="gr35" draw:id="shape169" draw:name="path292" draw:layer="g3566" svg:width="53.75523762941pt" svg:height="104.56764000000pt" draw:transform="matrix(0.25198447000 0.00000000000 0.00000000000 0.25198447000 82.90997201587pt 39.67466985533pt)" svg:viewBox="0 0 54 105" svg:d="M53.7552 92.5612C53.7552 92.5612 45.2497 102.386 30.8483 104.568C30.4119 104.353 22.9219 105.288 16.0105 101.442C13.98 100.284 11.9405 98.6807 10.1947 96.4987C5.75941 91.0381 3.43496 86.4599 1.46663 74.0088C-0.0564104 64.9868 0.237486 54.4327 0.0860936 43.3724C-0.270042 19.1383 0.593846 0 0.593846 0" koffice:nodeTypes="ccccccc"/>
          <draw:path draw:style-name="gr36" draw:id="shape170" draw:name="path294" draw:layer="g3566" svg:width="53.53848712254pt" svg:height="103.97940000000pt" draw:transform="matrix(0.25198447000 0.00000000000 0.00000000000 0.25198447000 82.92644134459pt 39.69477821603pt)" svg:viewBox="0 0 54 104" svg:d="M53.5385 92.5612C53.5385 92.5612 45.033 102.162 30.7029 103.979C30.1952 103.694 22.8476 104.488 16.0877 100.712C14.0571 99.5539 12.0888 97.9511 10.3432 95.8398C5.90792 90.3085 3.58323 85.6505 1.61514 73.5026C0.0920951 64.4807 0.314623 53.9972 0.0920951 43.0076C-0.264265 19.0676 0.528487 0 0.528487 0" koffice:nodeTypes="ccccccc"/>
          <draw:path draw:style-name="gr37" draw:id="shape171" draw:name="path296" draw:layer="g3566" svg:width="53.28900271286pt" svg:height="103.47324000000pt" draw:transform="matrix(0.25198447000 0.00000000000 0.00000000000 0.25198447000 82.95340076230pt 39.71258847837pt)" svg:viewBox="0 0 53 103" svg:d="M53.289 92.6341C53.289 92.6341 44.7835 101.95 30.5246 103.473C29.9457 103.115 22.7495 103.758 16.1232 99.9803C14.0926 98.8243 12.1243 97.2215 10.4499 95.1102C6.09483 89.6587 3.69011 84.9209 1.72179 72.9144C0.198747 63.9654 0.341243 53.5618 0.127611 42.7142C-0.299893 18.9172 0.483747 0 0.483747 0" koffice:nodeTypes="ccccccc"/>
          <draw:path draw:style-name="gr38" draw:id="shape172" draw:name="path298" draw:layer="g3566" svg:width="53.07014664941pt" svg:height="102.89412000000pt" draw:transform="matrix(0.25198447000 0.00000000000 0.00000000000 0.25198447000 82.97264029654pt 39.73039874071pt)" svg:viewBox="0 0 53 103" svg:d="M53.0701 92.6341C53.0701 92.6341 44.5646 101.727 30.3771 102.894C29.6557 102.468 22.6732 103.038 16.1271 99.2598C14.1677 98.1016 12.2796 96.4987 10.5249 94.3897C6.241 88.9291 3.83628 84.1297 1.87708 72.3376C0.354043 63.4661 0.425403 53.1263 0.211539 42.3496C-0.367349 18.8465 0.425403 0 0.425403 0" koffice:nodeTypes="ccccccc"/>
          <draw:path draw:style-name="gr39" draw:id="shape173" draw:name="path300" draw:layer="g3566" svg:width="52.85642346671pt" svg:height="102.38796000000pt" draw:transform="matrix(0.25198447000 0.00000000000 0.00000000000 0.25198447000 82.99058844042pt 39.74820900305pt)" svg:viewBox="0 0 53 102" svg:d="M52.8564 92.7139C52.8564 92.7139 44.3509 101.585 30.2345 102.388C29.442 101.88 22.602 102.315 16.1984 98.5302C14.2389 97.372 12.3509 95.7691 10.6764 93.6601C6.39253 88.2793 3.98782 83.4001 2.09974 71.8291C0.505567 62.9508 0.505567 52.6908 0.211679 42.0653C-0.367441 18.7051 0.425311 0 0.425311 0" koffice:nodeTypes="ccccccc"/>
          <draw:path draw:style-name="gr40" draw:id="shape174" draw:name="path302" draw:layer="g3566" svg:width="52.60703580871pt" svg:height="101.79744000000pt" draw:transform="matrix(0.25198447000 0.00000000000 0.00000000000 0.25198447000 83.01528182437pt 39.76889188835pt)" svg:viewBox="0 0 53 102" svg:d="M52.607 92.7755C52.607 92.7755 44.1015 101.362 30.1365 101.797C29.1926 101.289 22.504 101.512 16.2429 97.7983C14.2834 96.5694 12.4665 95.0372 10.7921 92.926C6.57953 87.5474 4.17482 82.5953 2.21539 71.2409C0.621212 62.431 0.550076 52.253 0.25618 41.6982C-0.394076 18.6299 0.398684 0 0.398684 0" koffice:nodeTypes="ccccccc"/>
          <draw:path draw:style-name="gr41" draw:id="shape175" draw:name="path304" draw:layer="g3566" svg:width="52.43142910992pt" svg:height="101.20920000000pt" draw:transform="matrix(0.25198447000 0.00000000000 0.00000000000 0.25198447000 83.02362319038pt 39.78900024906pt)" svg:viewBox="0 0 52 101" svg:d="M52.4314 92.7664C52.4314 92.7664 43.9259 101.129 30.0323 101.209C29.017 100.63 22.4709 100.774 16.3611 97.0687C14.4017 95.8398 12.5848 94.237 10.9817 92.1964C6.76896 86.8178 4.36447 81.8657 2.40504 70.7324C0.810861 61.9339 0.659469 51.8153 0.303109 41.4046C-0.418283 18.4794 0.374469 0 0.374469 0" koffice:nodeTypes="ccccccc"/>
          <draw:path draw:style-name="gr42" draw:id="shape176" draw:name="path306" draw:layer="g3566" svg:width="52.27568977778pt" svg:height="100.71671127033pt" draw:transform="matrix(0.25198447000 0.00000000000 0.00000000000 0.25198447000 83.04488547166pt 39.80221431466pt)" svg:viewBox="0 0 52 101" svg:d="M52.2757 92.8576C52.2757 92.8576 43.699 100.936 29.8765 100.712C28.7187 100.062 22.3865 100.062 16.3479 96.3482C14.4598 95.1193 12.6429 93.5165 11.0398 91.4759C6.89844 86.168 4.50262 81.0745 2.5343 70.1556C0.868986 61.4278 0.717594 51.3798 0.352338 41.0493C-0.440422 18.4178 0.352338 0 0.352338 0" koffice:nodeTypes="ccccccc"/>
          <draw:path draw:style-name="gr43" draw:id="shape177" draw:name="path308" draw:layer="g3566" svg:width="52.07637866255pt" svg:height="100.16204966692pt" draw:transform="matrix(0.25198447000 0.00000000000 0.00000000000 0.25198447000 83.05696034452pt 39.82232267537pt)" svg:viewBox="0 0 52 100" svg:d="M52.0764 92.8484C52.0764 92.8484 43.4997 100.776 29.7486 100.124C28.5194 99.4034 22.3297 99.3328 16.4425 95.6186C14.5544 94.3897 12.8089 92.7869 11.2058 90.7463C7.13552 85.4384 4.66856 80.3449 2.77138 69.5765C1.0347 60.9193 0.812171 50.9443 0.375779 40.7557C-0.425869 18.2674 0.304419 0 0.304419 0" koffice:nodeTypes="ccccccc"/>
          <draw:path draw:style-name="gr44" draw:id="shape178" draw:name="path310" draw:layer="g3566" svg:width="51.86674348285pt" svg:height="99.69632347355pt" draw:transform="matrix(0.25198447000 0.00000000000 0.00000000000 0.25198447000 83.07387635926pt 39.84070746230pt)" svg:viewBox="0 0 52 100" svg:d="M51.8667 92.926C51.8667 92.926 43.2901 100.559 29.6101 99.6155C28.3098 98.822 22.2714 98.6009 16.5267 94.8868C14.71 93.6487 12.8931 92.055 11.3612 90.0144C7.29115 84.7066 4.89533 79.5401 2.927 69.0589C1.19033 60.4018 0.896431 50.5066 0.460039 40.3888C-0.484105 18.1237 0.317543 0 0.317543 0" koffice:nodeTypes="ccccccc"/>
          <draw:path draw:style-name="gr45" draw:id="shape179" draw:name="path312" draw:layer="g3566" svg:width="51.66094920071pt" svg:height="99.20080113986pt" draw:transform="matrix(0.25198447000 0.00000000000 0.00000000000 0.25198447000 83.08758488949pt 39.85621962627pt)" svg:viewBox="0 0 52 99" svg:d="M51.6609 92.9374C51.6609 92.9374 43.0843 100.356 29.5468 99.0455C28.0951 98.1814 22.2081 97.8166 16.6059 94.1754C14.7892 92.9374 13.0435 91.3414 11.5206 89.303C7.45038 84.0659 5.05456 78.8287 3.08624 68.4889C1.34956 59.9024 0.984533 50.0802 0.539245 40.1047C-0.476267 18.053 0.254245 0 0.254245 0" koffice:nodeTypes="ccccccc"/>
          <draw:path draw:style-name="gr46" draw:id="shape180" draw:name="path314" draw:layer="g3566" svg:width="51.43832529801pt" svg:height="98.69586141849pt" draw:transform="matrix(0.25198447000 0.00000000000 0.00000000000 0.25198447000 83.10777587658pt 39.87862608535pt)" svg:viewBox="0 0 51 99" svg:d="M51.4383 92.9898C51.4383 92.9898 42.8616 100.115 29.4044 98.4413C27.81 97.5772 22.1369 97.0687 16.6061 93.4276C14.8694 92.1964 13.1236 90.5935 11.5919 88.5552C7.66415 83.318 5.19719 78.0102 3.22886 67.9645C1.49219 59.378 1.0469 49.6265 0.539149 39.802C-0.476139 17.9026 0.254149 0 0.254149 0" koffice:nodeTypes="ccccccc"/>
          <draw:path draw:style-name="gr47" draw:id="shape181" draw:name="path316" draw:layer="g3566" svg:width="51.26371522593pt" svg:height="98.32797072038pt" draw:transform="matrix(0.25198447000 0.00000000000 0.00000000000 0.25198447000 83.11586610814pt 39.89413824932pt)" svg:viewBox="0 0 51 98" svg:d="M51.2637 93.081C51.2637 93.081 42.687 99.9917 29.3009 97.9511C27.6356 97.0072 22.0334 96.3574 16.7254 92.7139C14.9887 91.4759 13.3143 89.8822 11.7823 87.9145C7.8548 82.6774 5.38761 77.2897 3.49065 67.3945C1.67372 58.881 1.16619 49.207 0.658435 39.4465C-0.499349 17.841 0.222043 0 0.222043 0" koffice:nodeTypes="ccccccc"/>
          <draw:path draw:style-name="gr48" draw:id="shape182" draw:name="path318" draw:layer="g3566" svg:width="51.04985922593pt" svg:height="97.87659189254pt" draw:transform="matrix(0.25198447000 0.00000000000 0.00000000000 0.25198447000 83.13384771992pt 39.91654470839pt)" svg:viewBox="0 0 51 98" svg:d="M51.0499 93.0628C51.0499 93.0628 42.4732 99.7591 29.1584 97.356C27.4126 96.3391 21.9621 95.6095 16.7965 91.9752C15.0598 90.7463 13.3854 89.1434 11.9248 87.1758C7.99708 81.9386 5.60125 76.478 3.63316 66.8063C1.81622 58.3726 1.23733 48.7624 0.658435 39.1528C-0.499349 17.6882 0.222043 0 0.222043 0" koffice:nodeTypes="ccccccc"/>
          <draw:path draw:style-name="gr49" draw:id="shape183" draw:name="path320" draw:layer="g3566" svg:width="50.83341199244pt" svg:height="97.58902724601pt" draw:transform="matrix(0.25198447000 0.00000000000 0.00000000000 0.25198447000 83.15024062845pt 39.91252303625pt)" svg:viewBox="0 0 51 98" svg:d="M50.8334 93.2201C50.8334 93.2201 42.2567 99.6246 29.0131 96.9251C27.1962 95.8398 21.8881 94.8959 16.8651 91.3231C15.1284 90.0235 13.5251 88.4914 12.0645 86.5237C8.21702 81.2866 5.74116 75.826 3.77284 66.3685C1.95591 57.9348 1.30588 48.3953 0.7181 38.8571C-0.511052 17.686 0.21034 0 0.21034 0" koffice:nodeTypes="ccccccc"/>
          <draw:path draw:style-name="gr50" draw:id="shape184" draw:name="path322" draw:layer="g3566" svg:width="50.61970636355pt" svg:height="97.19530320773pt" draw:transform="matrix(0.25198447000 0.00000000000 0.00000000000 0.25198447000 83.16818233317pt 39.93263139696pt)" svg:viewBox="0 0 51 97" svg:d="M50.6197 93.2201C50.6197 93.2201 42.043 99.4012 28.8708 96.3482C26.9114 95.19 21.8169 94.164 16.8739 90.6026C15.2086 89.303 13.6053 87.7002 12.1536 85.8032C8.37747 80.6368 5.90139 75.0348 4.01331 65.7894C2.05388 57.4264 1.40386 47.9598 0.816074 38.5724C-0.493102 17.5446 0.165818 0 0.165818 0" koffice:nodeTypes="ccccccc"/>
          <draw:path draw:style-name="gr51" draw:id="shape185" draw:name="path324" draw:layer="g3566" svg:width="50.42416603051pt" svg:height="96.85677358297pt" draw:transform="matrix(0.25198447000 0.00000000000 0.00000000000 0.25198447000 83.17930702747pt 39.95044165930pt)" svg:viewBox="0 0 50 97" svg:d="M50.4242 93.293C50.4242 93.293 41.8475 99.2507 28.8266 95.76C26.7247 94.6018 21.7728 93.4344 16.9722 89.873C15.3069 88.5643 13.7039 86.9683 12.3233 85.0714C8.54695 79.9163 6.0711 74.3052 4.18303 65.2832C2.2236 56.9202 1.49332 47.5243 0.843062 38.2078C-0.53725 17.4648 0.19303 0 0.19303 0" koffice:nodeTypes="ccccccc"/>
          <draw:path draw:style-name="gr52" draw:id="shape186" draw:name="path326" draw:layer="g3566" svg:width="50.22904481993pt" svg:height="96.55522134660pt" draw:transform="matrix(0.25198447000 0.00000000000 0.00000000000 0.25198447000 83.19256776327pt 39.96825192164pt)" svg:viewBox="0 0 50 97" svg:d="M50.229 93.3637C50.229 93.3637 41.6524 99.0386 28.7027 95.2538C26.5207 94.0158 21.7201 92.7048 17.0712 89.1434C15.4057 87.8347 13.8738 86.2387 12.4932 84.3418C8.78822 79.2482 6.31236 73.5026 4.35293 64.695C2.3935 56.4026 1.59208 47.0888 0.941829 37.9146C-0.509851 17.3234 0.149301 0 0.149301 0" koffice:nodeTypes="ccccccc"/>
          <draw:path draw:style-name="gr53" draw:id="shape187" draw:name="path328" draw:layer="g3566" svg:width="50.02419320688pt" svg:height="96.22255680121pt" draw:transform="matrix(0.25198447000 0.00000000000 0.00000000000 0.25198447000 83.20827839350pt 39.98836028234pt)" svg:viewBox="0 0 50 96" svg:d="M50.0242 93.3569C50.0242 93.3569 41.4475 98.8152 28.5692 94.6656C26.3158 93.3569 21.6667 91.9752 17.08 88.4138C15.4858 87.1028 13.9539 85.5091 12.5734 83.6122C8.93974 78.5186 6.47278 72.773 4.50445 64.109C2.54502 55.8874 1.67223 46.642 0.941953 37.5498C-0.509727 17.2436 0.149193 0 0.149193 0" koffice:nodeTypes="ccccccc"/>
          <draw:path draw:style-name="gr54" draw:id="shape188" draw:name="path330" draw:layer="g3566" svg:width="49.87255010063pt" svg:height="95.96907308540pt" draw:transform="matrix(0.25198447000 0.00000000000 0.00000000000 0.25198447000 83.21058332222pt 40.00444697091pt)" svg:viewBox="0 0 50 96" svg:d="M49.8726 93.4435C49.8726 93.4435 41.2959 98.61 28.4887 94.164C26.0928 92.7846 21.6576 91.1909 17.2134 87.6911C15.6192 86.3892 14.1586 84.7864 12.7781 82.8894C9.14422 77.7959 6.66837 71.9796 4.7803 63.6074C2.74973 55.388 1.79669 46.2133 1.0753 37.2632C-0.518874 17.1091 0.131158 0 0.131158 0" koffice:nodeTypes="ccccccc"/>
          <draw:path draw:style-name="gr55" draw:id="shape189" draw:name="path332" draw:layer="g3566" svg:width="49.70611745152pt" svg:height="95.70994971320pt" draw:transform="matrix(0.25198447000 0.00000000000 0.00000000000 0.25198447000 83.23235494399pt 40.02455533161pt)" svg:viewBox="0 0 50 96" svg:d="M49.7061 93.4344C49.7061 93.4344 41.0581 98.4572 28.3222 93.578C25.855 92.1257 21.5623 90.4522 17.2695 86.9592C15.6753 85.6505 14.2147 84.0568 12.9142 82.1598C9.35172 77.137 6.80473 71.2409 4.91643 63.0192C2.88586 54.8705 1.86169 45.7778 1.14029 36.8984C-0.525243 17.0384 0.125013 0 0.125013 0" koffice:nodeTypes="ccccccc"/>
          <draw:path draw:style-name="gr56" draw:id="shape190" draw:name="path334" draw:layer="g3566" svg:width="49.54486719128pt" svg:height="95.45697304913pt" draw:transform="matrix(0.25198447000 0.00000000000 0.00000000000 0.25198447000 83.23708072632pt 40.04466369232pt)" svg:viewBox="0 0 50 95" svg:d="M49.5449 93.4982C49.5449 93.4982 40.8879 98.227 28.3035 92.9898C25.6849 91.5374 21.5435 89.7226 17.3932 86.2296C15.799 84.9209 14.4185 83.3272 13.1093 81.4302C9.54683 76.4074 7.07097 70.4474 5.11154 62.513C3.08097 54.3643 1.98544 45.3424 1.18379 36.6049C-0.481525 16.8857 0.0973632 0 0.0973632 0" koffice:nodeTypes="ccccccc"/>
          <draw:path draw:style-name="gr57" draw:id="shape191" draw:name="path336" draw:layer="g3566" svg:width="49.33254872459pt" svg:height="95.25475160319pt" draw:transform="matrix(0.25198447000 0.00000000000 0.00000000000 0.25198447000 83.25467288771pt 40.06247395466pt)" svg:viewBox="0 0 49 95" svg:d="M49.3325 93.5689C49.3325 93.5689 40.6756 98.0058 28.1712 92.4836C25.4815 90.9606 21.4826 88.993 17.4125 85.5C15.9606 84.1913 14.509 82.5976 13.1998 80.7006C9.70866 75.7576 7.24147 69.7178 5.27315 61.9248C3.17144 53.8559 2.0759 44.8978 1.27425 36.2401C-0.542451 16.7352 0.116469 0 0.116469 0" koffice:nodeTypes="ccccccc"/>
          <draw:path draw:style-name="gr58" draw:id="shape192" draw:name="path338" draw:layer="g3566" svg:width="49.11875357245pt" svg:height="95.06529551775pt" draw:transform="matrix(0.25198447000 0.00000000000 0.00000000000 0.25198447000 83.27039751292pt 40.08258231536pt)" svg:viewBox="0 0 49 95" svg:d="M49.1188 93.5689C49.1188 93.5689 40.4707 97.8622 28.0288 91.9045C25.1965 90.3108 21.4113 88.2702 17.4838 84.7795C16.0318 83.4708 14.6515 81.868 13.3424 80.0508C9.93126 75.028 7.38404 68.9176 5.48685 61.348C3.30489 53.3497 2.14711 44.4691 1.27432 35.9556C-0.542606 16.6736 0.116538 0 0.116538 0" koffice:nodeTypes="ccccccc"/>
          <draw:path draw:style-name="gr59" draw:id="shape193" draw:name="path340" draw:layer="g3566" svg:width="48.94336297295pt" svg:height="94.90858372259pt" draw:transform="matrix(0.25198447000 0.00000000000 0.00000000000 0.25198447000 83.27868644115pt 40.09866900393pt)" svg:viewBox="0 0 49 95" svg:d="M48.9434 93.6487C48.9434 93.6487 40.2864 97.6478 27.9245 91.3961C25.0211 89.7203 21.3784 87.4676 17.6023 84.0476C16.1503 82.6682 14.77 81.0722 13.532 79.3189C10.1209 74.2961 7.57367 68.115 5.67671 60.8372C3.49475 52.8413 2.18535 44.0222 1.39282 35.589C-0.495245 16.5209 0.083643 0 0.083643 0" koffice:nodeTypes="ccccccc"/>
          <draw:path draw:style-name="gr60" draw:id="shape194" draw:name="path342" draw:layer="g3566" svg:width="48.75400806141pt" svg:height="94.72269120000pt" draw:transform="matrix(0.25198447000 0.00000000000 0.00000000000 0.25198447000 83.29049214326pt 40.11647926627pt)" svg:viewBox="0 0 49 95" svg:d="M48.754 93.6487C48.754 93.6487 40.106 97.4244 27.8065 90.817C24.8318 89.0705 21.3315 86.7472 17.6979 83.3272C16.246 81.9455 14.8657 80.3518 13.699 78.5984C10.2879 73.6554 7.81182 67.3945 5.8435 60.2604C3.66154 52.3328 2.281 43.5959 1.47958 35.2955C-0.550992 16.4502 0.0990401 0 0.0990401 0" koffice:nodeTypes="ccccccc"/>
          <draw:path draw:style-name="gr61" draw:id="shape195" draw:name="path344" draw:layer="g3566" svg:width="48.59496323200pt" svg:height="94.61813856188pt" draw:transform="matrix(0.25198447000 0.00000000000 0.00000000000 0.25198447000 83.29012243906pt 40.13026785647pt)" svg:viewBox="0 0 49 95" svg:d="M0.0827232 0C0.0827232 0 -2.24174 63.1697 17.7527 82.6044C34.915 99.2689 48.595 93.7376 48.595 93.7376" koffice:nodeTypes="ccc"/>
          <draw:path draw:style-name="gr18" draw:id="shape196" draw:name="path346" draw:layer="g3566" svg:width="65.48650723002pt" svg:height="106.95701954043pt" draw:transform="matrix(0.25198447000 0.00000000000 0.00000000000 0.25198447000 82.79507173392pt 39.61836644535pt)" svg:viewBox="0 0 65 107" svg:d="M65.4865 85.215L65.2015 85.3564C47.8165 83.4685 34.0743 63.5276 34.0743 39.2139C34.0743 35.7939 34.3593 32.5164 34.8668 29.319L34.8668 29.5328L28.6859 23.7872L28.6859 24.0016L17.7757 14.1064L17.7757 13.8943L0.827075 0C0.827075 0 0.0345472 19.5761 0.0345472 44.6112C0.105667 56.1085 -0.401845 66.877 0.978691 76.193C2.9379 89.4353 5.26259 93.7285 9.84926 99.3305C17.9895 109.155 31.5182 106.679 31.5182 106.679C46.2846 103.115 54.7901 92.2693 54.7901 92.2693L54.7901 92.5543L65.1926 85.5707L65.4776 85.4293" koffice:nodeTypes="cccccccccccccccccc"/>
          <draw:path draw:style-name="gr13" draw:id="shape197" draw:name="path5147" draw:layer="g3566" svg:width="15.71056800000pt" svg:height="22.19443200000pt" draw:transform="matrix(0.25198447000 0.00000000000 0.00000000000 0.25198447000 84.26479313580pt 42.67943346940pt)" svg:viewBox="0 0 16 22" svg:d="M0 0C1.52281 2.98452 10.6161 19.1395 15.7106 22.1944" koffice:nodeTypes="cc"/>
          <draw:path draw:style-name="gr13" draw:id="shape198" draw:name="path5145" draw:layer="g3566" svg:width="17.67000000000pt" svg:height="22.27423200000pt" draw:transform="matrix(0.25198447000 0.00000000000 0.00000000000 0.25198447000 84.65075875644pt 45.33890780391pt)" svg:viewBox="0 0 18 22" svg:d="M0 0C1.52304 3.0552 12.6558 21.2501 17.67 22.2742" koffice:nodeTypes="cc"/>
          <draw:path draw:style-name="gr13" draw:id="shape199" draw:name="path5143" draw:layer="g3566" svg:width="12.65582400000pt" svg:height="15.20304000000pt" draw:transform="matrix(0.25198447000 0.00000000000 0.00000000000 0.25198447000 84.00889988270pt 52.34523519847pt)" svg:viewBox="0 0 13 15" svg:d="M0 0C2.54722 3.56364 5.08554 10.6248 12.6558 15.203" koffice:nodeTypes="cc"/>
          <draw:path draw:style-name="gr13" draw:id="shape200" draw:name="path5141" draw:layer="g3566" svg:width="29.81829600000pt" svg:height="18.18756000000pt" draw:transform="matrix(0.25198447000 0.00000000000 0.00000000000 0.25198447000 84.90659354914pt 57.44184285056pt)" svg:viewBox="0 0 30 18" svg:d="M0 0C5.08554 5.53128 17.67 17.6882 29.8183 18.1876" koffice:nodeTypes="cc"/>
          <draw:path draw:style-name="gr13" draw:id="shape201" draw:name="path5139" draw:layer="g3566" svg:width="31.35000000000pt" svg:height="14.61220541477pt" draw:transform="matrix(0.25198447000 0.00000000000 0.00000000000 0.25198447000 84.90659354914pt 59.73534502023pt)" svg:viewBox="0 0 31 15" svg:d="M0 0C2.54722 3.56364 8.06915 20.2282 31.35 12.6654" koffice:nodeTypes="cc"/>
          <draw:path draw:style-name="gr13" draw:id="shape202" draw:name="path5137" draw:layer="g3566" svg:width="33.89721600000pt" svg:height="19.63542910866pt" draw:transform="matrix(0.25198447000 0.00000000000 0.00000000000 0.25198447000 84.00889988270pt 60.50520797297pt)" svg:viewBox="0 0 34 20" svg:d="M0 0C1.52304 3.99912 13.1636 26.2747 33.8972 17.6791" koffice:nodeTypes="cc"/>
          <draw:path draw:style-name="gr16" draw:id="shape203" draw:name="path352" draw:layer="g3566" svg:width="3.22431279944pt" svg:height="27.82523686923pt" draw:transform="matrix(0.25198447000 0.00000000000 0.00000000000 0.25198447000 82.67499326516pt 39.71404360089pt)" svg:viewBox="0 0 3 28" svg:d="M1.28582 1.21403C1.28582 1.21403 0.929686 7.68923 0.929686 8.84747C0.929686 14.4494 1.35718 18.6697 1.79357 21.2894C1.79357 21.5744 3.53914 26.009 3.17412 26.3829C1.94497 27.906 1.50857 28.2708 0.0480065 27.2471C-0.165858 27.0327 0.404142 22.1535 0.404142 21.2096C0.475502 20.1927 0.19051 12.1877 0.119142 8.69471C0.0480225 7.31531 0.840534 0.475305 0.840534 0.475305C0.840534 0.475305 0.911894 -0.977055 1.27693 1.19579" koffice:nodeTypes="ccccccccc"/>
          <draw:path draw:style-name="gr13" draw:id="shape204" draw:name="path354" draw:layer="g3566" svg:width="3.22431279944pt" svg:height="27.82523686923pt" draw:transform="matrix(0.25198447000 0.00000000000 0.00000000000 0.25198447000 82.67499326516pt 39.71404360089pt)" svg:viewBox="0 0 3 28" svg:d="M1.28582 1.21403C1.28582 1.21403 0.929686 7.68923 0.929686 8.84747C0.929686 14.4494 1.36608 18.6697 1.79357 21.2894C1.79357 21.5744 3.53914 26.0181 3.17412 26.3829C1.94497 27.906 1.50857 28.2708 0.0480065 27.2471C-0.165858 27.0327 0.404142 22.1535 0.404142 21.2096C0.475502 20.1927 0.19051 12.1877 0.119142 8.69471C0.0480225 7.31531 0.840534 0.475305 0.840534 0.475305C0.840534 0.475305 0.911894 -0.977055 1.27693 1.19579L1.27693 1.19579L1.28581 1.21403Z" koffice:nodeTypes="cccccccccccc"/>
          <draw:path draw:style-name="gr17" draw:id="shape205" draw:name="path356" draw:layer="g3566" svg:width="3.57181812477pt" svg:height="28.64443774302pt" draw:transform="matrix(0.25198447000 0.00000000000 0.00000000000 0.25198447000 82.02714228453pt 39.45232883838pt)" svg:viewBox="0 0 4 29" svg:d="M3.57182 2.27374e-14C3.57182 2.27374e-14 2.55653 7.78392 2.69903 12.2185C2.84153 17.5993 2.69903 19.1292 2.98403 22.2574C3.05539 22.4694 2.69903 26.3272 2.6279 28.0007C2.55654 28.8648 2.77039 28.215 2.6279 28.2857C1.54125 29.0062 0.739602 28.5 0.0182101 28.0007C-0.19543 27.8593 1.54125 23.1283 1.54125 22.1844C1.75511 8.5044 3.28682 0.42636 3.28682 0.42636C3.28682 0.42636 2.77929 5.29872 3.57182 0" koffice:nodeTypes="ccccccccc"/>
          <draw:path draw:style-name="gr13" draw:id="shape206" draw:name="path358" draw:layer="g3566" svg:width="4.29320889062pt" svg:height="28.65355774302pt" draw:transform="matrix(0.25198447000 0.00000000000 0.00000000000 0.25198447000 82.02938223349pt 39.45003074001pt)" svg:viewBox="0 0 4 29" svg:d="M3.56293 0.00912C3.56293 0.00912 2.54764 7.79304 2.69903 12.2276C2.84154 17.6084 2.69903 19.1383 2.98403 22.2665C3.05539 22.4785 2.69903 26.3363 2.6279 28.0098C2.55654 28.8739 2.7704 28.2241 2.6279 28.2948C1.54125 29.0153 0.739601 28.5091 0.0182089 28.0098C-0.195423 27.8684 1.54125 23.1374 1.54125 22.1844C1.75511 8.5044 3.27793 0.42636 3.27793 0.42636C3.27793 0.42636 2.7704 5.29872 3.56293 0L3.56293 0ZM4.29321 21.9815C4.29321 21.9815 3.13542 22.5583 2.98403 22.2665M2.83264 20.6796C2.83264 20.6796 3.84793 20.6089 3.99042 20.3239M3.84793 18.997C3.84793 18.997 3.12654 19.5054 2.90401 19.2113M3.70542 17.0384L2.98403 17.1M3.63429 15.1415L2.84154 15.203M3.3404 12.4511C3.3404 12.4511 2.90401 12.6654 2.83264 12.3804M3.3404 10.1984L2.69014 10.1984M2.83264 22.3462C2.83264 22.3462 1.67486 22.5583 1.52346 22.2026M2.7615 19.7265C2.7615 19.7265 1.60372 19.8702 1.53236 19.5122M2.69014 17.8387C2.69014 17.8387 1.74622 17.9094 1.67486 17.8387M2.7615 16.0124L1.81736 16.0124M2.61901 13.8304L1.96875 13.7598M2.7615 11.9426C2.7615 11.9426 2.18262 12.0863 2.04011 11.8013M2.69014 9.75156C2.69014 9.75156 2.18262 10.1095 2.18262 9.75156M2.83264 21.1082C2.83264 21.1082 1.67486 21.1698 1.67486 20.8232" koffice:nodeTypes="ccccccccccccccccccccccccccccccccccccccccc"/>
          <draw:path draw:style-name="gr16" draw:id="shape207" draw:name="path360" draw:layer="g3566" svg:width="5.64806047803pt" svg:height="5.74975165841pt" draw:transform="matrix(0.25198447000 0.00000000000 0.00000000000 0.25198447000 82.70725696797pt 37.96728566483pt)" svg:viewBox="0 0 6 6" svg:d="M0 5.74063C0.650256 5.45563 2.03057 4.07623 2.32446 3.41731C2.68082 2.76751 2.68082 1.52947 3.19747 1.24447C3.77636 0.879672 5.80693 2.54407 3.55361 3.86191C1.22914 5.16379 0.792752 5.67907 0.792752 5.67907C0.792752 5.67907 1.37165 5.60843 2.38693 5.32339C3.10832 5.10907 6.67082 2.49163 5.36165 1.32427C3.9811 0.0862317 3.61608 -0.0574083 3.03718 0.0155517C2.45806 0.0155517 2.02167 0.0155517 1.80804 1.32427C1.59418 2.70367 1.08665 3.57691 0.721392 4.08535C0.293888 4.66447 0 5.74975 0 5.74975" koffice:nodeTypes="ccccccccccc"/>
          <draw:path draw:style-name="gr13" draw:id="shape208" draw:name="path362" draw:layer="g3566" svg:width="5.64806098169pt" svg:height="5.74934200146pt" draw:transform="matrix(0.25198447000 0.00000000000 0.00000000000 0.25198447000 82.70501531413pt 37.96738889202pt)" svg:viewBox="0 0 6 6" svg:d="M0.008896 5.74022C0.659152 5.45522 2.03946 4.07582 2.33335 3.4169C2.68972 2.7671 2.68972 1.52906 3.19747 1.24406C3.77637 0.886102 5.80694 2.54366 3.55361 3.8615C1.22915 5.17022 0.79276 5.67866 0.79276 5.67866C0.79276 5.67866 1.37165 5.60802 2.38694 5.32298C3.10833 5.10866 6.67082 2.49122 5.36165 1.32386C3.98111 0.094942 3.62498 -0.057818 3.03696 0.015142C2.45807 0.015142 2.02168 0.015142 1.80804 1.32386C1.59418 2.70326 1.08665 3.5765 0.721392 4.08494C0.285 4.66406 0 5.74934 0 5.74934L0 5.74934L0.00888 5.74022Z" koffice:nodeTypes="cccccccccccccc"/>
          <draw:path draw:style-name="gr17" draw:id="shape209" draw:name="path364" draw:layer="g3566" svg:width="7.01720861402pt" svg:height="4.44901430073pt" draw:transform="matrix(0.25198447000 0.00000000000 0.00000000000 0.25198447000 82.61527457292pt 38.57545004007pt)" svg:viewBox="0 0 7 4" svg:d="M0 3.47989C0.792528 3.62125 2.68949 3.12421 3.26861 2.75713C3.91864 2.40145 4.5689 1.37773 5.15668 1.37773C5.8067 1.37773 6.67949 3.84469 4.07003 3.77401C1.38031 3.63037 0.801424 3.84465 0.801424 3.84465C0.801424 3.84465 1.22892 4.12965 2.2531 4.35309C3.26861 4.63809 7.49003 4.35309 6.97361 2.60661C6.46586 0.860132 6.18086 0.495332 5.6731 0.210332C5.16557 -0.00398777 4.80031 -0.295828 3.92753 0.718772C3.05474 1.73337 2.18196 2.24181 1.5317 2.46297C0.88168 2.75025 0.008896 3.47985 0.008896 3.47985" koffice:nodeTypes="ccccccccccc"/>
          <draw:path draw:style-name="gr13" draw:id="shape210" draw:name="path366" draw:layer="g3566" svg:width="7.02467355517pt" svg:height="4.44901430073pt" draw:transform="matrix(0.25198447000 0.00000000000 0.00000000000 0.25198447000 82.61527457292pt 38.57545004007pt)" svg:viewBox="0 0 7 4" svg:d="M0 3.47989C0.792528 3.62125 2.68949 3.12421 3.26861 2.75713C3.91864 2.40145 4.5689 1.37773 5.15668 1.37773C5.8067 1.37773 6.67949 3.84469 4.07003 3.77401C1.38031 3.63037 0.801424 3.84465 0.801424 3.84465C0.801424 3.84465 1.23782 4.12965 2.2531 4.35309C3.26861 4.63809 7.49003 4.35309 6.9825 2.60661C6.47474 0.860132 6.18974 0.495332 5.6731 0.210332C5.16557 -0.00398777 4.80031 -0.295828 3.93642 0.718772C3.06364 1.73337 2.19086 2.24181 1.5406 2.45613C0.890568 2.74113 0.017784 3.47073 0.017784 3.47073L0.017784 3.47073L2.4e-05 3.47985Z" koffice:nodeTypes="cccccccccccccc"/>
          <draw:path draw:style-name="gr18" draw:id="shape211" draw:name="path418" draw:layer="g3566" svg:width="0.28500000000pt" svg:height="0.14136000000pt" draw:transform="matrix(0.25198447000 0.00000000000 0.00000000000 0.25198447000 102.47004012419pt 58.41393845955pt)" svg:viewBox="0 0 0 0" svg:d="M0.285 0L0 0.14136" koffice:nodeTypes="cc"/>
          <draw:path draw:style-name="gr81" draw:id="shape212" draw:name="path420" draw:layer="g3566" svg:width="67.72375200000pt" svg:height="92.50188000000pt" draw:transform="matrix(0.25198447000 0.00000000000 0.00000000000 0.25198447000 91.37677459482pt 37.85629952291pt)" svg:viewBox="0 0 68 93" svg:d="M33.8972 0C15.2028 0 0 20.7434 0 46.2156C0 71.7584 15.2028 92.5019 33.8972 92.5019C52.5914 92.5019 67.7238 71.7676 67.7238 46.2156C67.7238 20.7434 52.5914 2.27374e-14 33.8972 2.27374e-14" koffice:nodeTypes="ccccc"/>
          <draw:path draw:style-name="gr82" draw:id="shape213" draw:name="path422" draw:layer="g3566" svg:width="67.72375200000pt" svg:height="92.49960000000pt" draw:transform="matrix(0.25198447000 0.00000000000 0.00000000000 0.25198447000 91.37677459482pt 37.85457594914pt)" svg:viewBox="0 0 68 92" svg:d="M33.8972 2.27374e-14C15.2028 2.27374e-14 0 20.732 0 46.2135C0 71.7562 15.2028 92.4996 33.8972 92.4996C52.5914 92.4996 67.7238 71.7653 67.7238 46.2135C67.7238 20.7412 52.5914 0 33.8972 0L33.8972 0" koffice:nodeTypes="cccccc"/>
          <draw:path draw:style-name="gr83" draw:id="shape214" draw:name="path424" draw:layer="g3566" svg:width="55.63747200000pt" svg:height="33.56844000000pt" draw:transform="matrix(0.25198447000 0.00000000000 0.00000000000 0.25198447000 93.02853279567pt 51.52367511187pt)" svg:viewBox="0 0 56 34" svg:d="M36.2217 1.06928C34.4047 1.43408 34.6986 2.0132 33.0956 2.663C34.3336 2.15684 36.4353 2.45096 37.8247 3.02096C39.6417 3.67076 41.3161 3.74144 43.1328 3.96488C43.8542 4.0264 44.2906 4.68536 44.8786 5.05016C46.4012 5.91428 47.8536 5.26448 49.1714 5.77292C50.186 6.05792 52.2882 6.4934 52.8764 6.64616C52.8148 6.5732 55.5668 7.508 55.6375 7.36664L55.6375 7.296C51.2029 22.6495 40.1403 33.5684 27.3422 33.5684C15.4878 33.5684 5.16557 24.3322 0.142504 10.7958L0 10.5815L0.507528 10.4401C2.3956 9.576 4.64892 10.0822 6.53722 9.13824C6.67949 9.0676 6.89335 8.55912 7.04474 8.55912C10.2422 7.90932 14.2411 9.78804 16.1292 6.67128C18.0886 6.8856 20.1281 6.73512 21.8736 6.02148C23.4678 5.301 25.2136 4.78344 26.9592 4.9362C26.9592 4.6512 27.4667 4.42776 27.1728 4.21344C26.5228 3.77796 25.7211 3.85776 24.9195 3.42C23.6192 2.7702 22.8178 1.60512 21.5086 0.80256C21.3661 0.74104 20.7872 0.3762 20.7872 0C25.365 0.65208 30.967 -0.35568 35.4022 1.16736L35.6161 1.238L36.195 1.09664" koffice:nodeTypes="ccccccccccccccccccccccccc"/>
          <draw:path draw:style-name="gr84" draw:id="shape215" draw:name="path426" draw:layer="g3566" svg:width="60.81216000000pt" svg:height="48.52980000000pt" draw:transform="matrix(0.25198447000 0.00000000000 0.00000000000 0.25198447000 92.27670991510pt 39.03464946029pt)" svg:viewBox="0 0 61 49" svg:d="M45.8314 48.5207C45.965 48.4592 45.2525 47.8709 44.9586 47.5777C44.1661 46.4912 42.1978 46.7138 41.1825 45.5471C39.5881 43.5877 37.1836 43.0712 35.2242 41.4771C34.7878 41.1832 33.9239 41.1207 33.2647 40.9693C32.1781 40.6843 30.7978 41.1832 29.8536 40.6843C28.3308 39.8115 26.7275 39.0901 25.3472 37.9235C24.4831 37.2732 24.1092 36.1065 23.1739 35.3049C22.1586 34.5124 20.7781 34.5124 19.7628 34.0671C18.24 33.4882 17.2959 31.7424 15.8353 30.5748C15.3275 30.1484 14.535 30.2898 13.9472 29.925C12.7092 29.2752 11.6939 27.6724 10.6786 28.0372C8.86168 28.687 7.91753 30.7982 6.17196 32.1076C4.72029 33.1941 4.14139 34.9399 2.90335 36.1777C2.2531 36.8279 1.23782 38.066 0.142504 38.2085L0 38.2085C1.30029 16.815 14.4014 0 30.4059 0C47.212 0 60.8122 18.6322 60.8122 41.5571C60.8122 43.4452 60.7483 45.271 60.5978 47.0879L60.5978 47.1502C58.4957 46.6426 56.528 45.0396 54.3552 45.8499C52.8322 46.3576 51.3 47.0077 49.6972 47.5154C47.1497 48.2357 48.4591 47.8709 45.9206 48.5298" koffice:nodeTypes="ccccccccccccccccccccccc"/>
          <draw:path draw:style-name="gr81" draw:id="shape216" draw:name="path428" draw:layer="g3566" svg:width="45.94027301849pt" svg:height="32.19504715858pt" draw:transform="matrix(0.25198447000 0.00000000000 0.00000000000 0.25198447000 92.24223733451pt 46.09978822630pt)" svg:viewBox="0 0 46 32" svg:d="M3.61905 31.9807C5.50712 31.1189 7.76044 31.625 9.64851 30.6811C9.79101 30.6105 10.0049 30.102 10.1563 30.102C13.3535 29.4522 17.3526 31.3309 19.2407 28.2142C21.1999 28.4285 23.2396 28.2758 24.9852 27.5644C26.5793 26.8439 28.3249 26.3263 30.0707 26.4768C30.0707 26.1918 30.5782 25.9706 30.2843 25.7563C29.6343 25.3208 28.8327 25.4006 28.031 24.9629C26.7307 24.3131 25.9293 23.1457 24.6199 22.3454C24.4776 22.2839 23.8985 21.9168 23.8985 21.5429C28.4765 22.1927 34.0785 21.1872 38.5138 22.7102C39.0215 22.8539 40.3307 22.3546 41.4171 21.9168C42.7265 21.3377 45.1221 21.1963 45.9238 20.5374C46.0574 20.4759 45.3449 19.8876 45.051 19.5933C44.2582 18.5066 42.2899 18.7294 41.2746 17.5625C39.6804 15.6033 37.2757 15.0866 35.3165 13.4924C34.8799 13.1985 34.016 13.1361 33.3571 12.9847C32.2704 12.6997 30.8899 13.1985 29.946 12.6997C28.4229 11.8269 26.8199 11.1055 25.4393 9.93882C24.5754 9.28857 24.2015 8.1219 23.2663 7.32047C22.251 6.52772 20.8704 6.52772 19.8552 6.08243C18.3321 5.50354 17.3882 3.75798 15.9276 2.59153C15.4199 2.16289 14.6271 2.30653 14.0393 1.94173C12.8015 1.29193 11.786 -0.313193 10.7707 0.0538872C8.95402 0.703687 8.00988 2.81269 6.26431 4.123C4.81263 5.20965 4.23351 6.95522 2.9957 8.19326C2.34544 8.84329 1.33016 10.0813 0.23462 10.2238C0.23462 10.2238 -0.415412 15.3894 0.448484 21.2054C1.39263 27.0217 3.1382 32.195 3.1382 32.195L3.64572 32.0537" koffice:nodeTypes="cccccccccccccccccccccccccccccc"/>
          <draw:path draw:style-name="gr13" draw:id="shape217" draw:name="path430" draw:layer="g3566" svg:width="45.95805701849pt" svg:height="32.18592715858pt" draw:transform="matrix(0.25198447000 0.00000000000 0.00000000000 0.25198447000 92.24223733451pt 46.09978822630pt)" svg:viewBox="0 0 46 32" svg:d="M3.62794 31.9807C5.51601 31.1189 7.76933 31.625 9.65763 30.672C9.7999 30.6014 10.0138 30.0929 10.1652 30.0929C13.3626 29.4431 17.3615 31.3218 19.2585 28.205C21.2179 28.4194 23.2574 28.2689 25.0029 27.5552C26.5971 26.8348 28.3429 26.3263 30.0885 26.4677C30.0885 26.1827 30.596 25.9615 30.3021 25.7472C29.6521 25.3117 28.8504 25.3915 28.049 24.9538C26.7396 24.304 25.9471 23.1389 24.6379 22.3363C24.4954 22.2747 23.9165 21.9077 23.9165 21.5429C28.4943 22.1927 34.0963 21.1872 38.5315 22.7011C39.0393 22.8448 40.3485 22.3454 41.4349 21.9077C42.7443 21.3308 45.1399 21.1872 45.9415 20.5283C46.0752 20.4667 45.3627 19.8785 45.0688 19.5844C44.276 18.4977 42.3079 18.7205 41.2926 17.5536C39.6982 15.5944 37.3026 15.0866 35.3254 13.4835C34.889 13.1985 34.016 13.1272 33.366 12.9758C32.2793 12.6908 30.899 13.1896 29.9549 12.6908C28.4318 11.818 26.8288 11.0966 25.4482 9.92994C24.5843 9.27968 24.2193 8.113 23.2663 7.31158C22.251 6.51882 20.8704 6.51882 19.8552 6.08243C18.3321 5.50354 17.3882 3.75798 15.9276 2.59153C15.4199 2.16289 14.6182 2.30653 14.0393 1.94173C12.8104 1.29193 11.786 -0.313193 10.7707 0.0538872C8.95402 0.703687 8.00988 2.81269 6.26431 4.123C4.81263 5.20965 4.23351 6.95522 2.9957 8.19326C2.34544 8.84329 1.32127 10.0813 0.23462 10.2238C0.23462 10.2238 -0.415412 15.3894 0.448484 21.2054C1.39263 27.0217 3.1382 32.1859 3.1382 32.1859L3.64572 32.0446L3.64572 32.0446L3.62796 31.9807Z" koffice:nodeTypes="ccccccccccccccccccccccccccccccccc"/>
          <draw:path draw:style-name="gr85" draw:id="shape218" draw:name="path432" draw:layer="g3566" svg:width="24.42996800000pt" svg:height="11.34458177436pt" draw:transform="matrix(0.25198447000 0.00000000000 0.00000000000 0.25198447000 101.37034361134pt 50.53680772613pt)" svg:viewBox="0 0 24 11" svg:d="M22.5421 11.3195C22.4715 11.4609 19.7104 10.5261 19.781 10.5967C19.2019 10.4554 17.0998 10.0176 16.076 9.7235C14.7673 9.21734 13.315 9.86714 11.783 9.00302C11.2041 8.63822 10.7678 7.98842 10.0372 7.91546C8.22054 7.70342 6.555 7.63046 4.72918 6.97154C3.34863 6.39242 1.23804 6.10058 0 6.61586C1.59418 5.96606 2.97471 4.7987 4.80054 4.36322C7.85528 3.71342 10.6161 2.68742 13.5293 1.88691C15.123 1.37916 16.6552 0.729126 18.1873 0.221374C20.3602 -0.58005 22.3278 1.01413 24.43 1.52189C24.43 1.52189 23.4952 8.94146 22.5421 11.3446" koffice:nodeTypes="cccccccccccc"/>
          <draw:path draw:style-name="gr13" draw:id="shape219" draw:name="path434" draw:layer="g3566" svg:width="46.56216000000pt" svg:height="20.04736000000pt" draw:transform="matrix(0.25198447000 0.00000000000 0.00000000000 0.25198447000 95.79567303865pt 48.34614086579pt)" svg:viewBox="0 0 47 20" svg:d="M44.6652 20.0132C44.5946 20.1545 41.8334 19.2197 41.9041 19.2904C41.325 19.149 39.2228 18.7113 38.1991 18.4172C36.8904 17.911 35.438 18.5608 33.915 17.6967C33.3361 17.341 32.8997 16.6821 32.1781 16.6091C30.3703 16.3971 28.6959 16.3241 26.87 15.6652C25.4897 15.0861 23.3789 14.7942 22.1409 15.3095C23.735 14.6597 25.1156 13.4924 26.9414 13.0569C29.9961 12.4071 32.7572 11.3811 35.6706 10.5806C37.2643 10.0728 38.7965 9.42278 40.3195 8.91503C42.4924 8.11361 44.46 9.70778 46.5622 10.2244C46.5622 10.2244 45.6274 17.6442 44.6743 20.0474L44.6743 20.0474L44.6652 20.0132ZM0 0C0.142504 1.08642 3.19725 3.705 4.43529 4.80054C5.45057 5.67333 5.15668 6.68861 5.66421 7.56139C6.17196 8.43418 7.84639 10.2511 8.71918 11.3378C9.07531 11.8462 9.9481 12.9406 10.5361 13.3761" koffice:nodeTypes="cccccccccccccccccccc"/>
          <draw:path draw:style-name="gr86" draw:id="shape220" draw:name="path436" draw:layer="g3566" svg:width="10.54557252949pt" svg:height="17.30989432222pt" draw:transform="matrix(0.25198447000 0.00000000000 0.00000000000 0.25198447000 92.30799113378pt 47.20336291850pt)" svg:viewBox="0 0 11 17" svg:d="M0.383389 6.13818C2.48532 4.54401 4.01725 1.77403 6.12808 0.0284646C6.27058 -0.114031 6.84947 1.2665 6.77811 1.77403C7.57086 1.70291 7.13447 0.607361 7.79339 0.536225C8.30115 0.536225 8.66617 0.251225 9.10256 0.0284646C9.61032 -0.114031 9.31643 0.313465 9.31643 0.536225C8.66617 2.21066 7.2145 3.22594 6.04782 4.53511C6.19032 4.67762 6.33282 4.82011 6.26168 5.04264C6.68896 5.10512 7.19672 5.10512 7.4906 4.75764C7.56196 4.68652 7.56196 4.46375 7.56196 4.32125C7.99836 4.53511 7.84696 4.9715 7.70446 5.2654C7.41946 6.13818 6.18142 6.05793 5.81616 6.85958C5.38867 7.72346 4.95228 8.45375 4.29336 9.1129C4.80088 8.53401 5.37977 7.80372 6.03892 7.73236C7.0542 7.58986 7.41946 6.71707 8.29224 6.43207C9.23616 6.14707 9.81506 5.1229 10.5456 4.32125C10.2606 4.90014 9.67256 5.4079 9.89532 6.06705C9.96668 6.13817 10.2517 6.50344 10.5456 6.35205C9.89532 7.51872 8.51477 8.24011 8.07838 9.62066C7.64199 9.40679 7.35699 9.83429 7.0631 9.90566C6.6356 10.1193 6.7781 10.9921 6.4842 11.286C5.25506 12.2301 4.66728 13.762 4.15975 15.0623C4.08839 15.2048 3.14446 15.9344 2.7792 16.0781C2.12895 16.4429 0.383381 17.7425 0.312245 17.1634C-0.115251 14.4032 -0.115251 6.46764 0.383365 6.1115" koffice:nodeTypes="ccccccccccccccccccccccccc"/>
          <draw:path draw:style-name="gr86" draw:id="shape221" draw:name="path438" draw:layer="g3566" svg:width="28.62471200000pt" svg:height="19.31711200000pt" draw:transform="matrix(0.25198447000 0.00000000000 0.00000000000 0.25198447000 92.46521244154pt 49.17648815483pt)" svg:viewBox="0 0 29 19" svg:d="M12.4866 0.053408C12.1303 0.338408 11.9078 0.7748 11.4711 0.997552C11.1861 1.14006 10.7497 0.926192 10.5361 1.06867C9.66332 1.42504 9.01306 2.15532 7.99778 2.37808C7.57028 2.52058 6.9825 3.09947 6.75974 3.607C6.33224 4.69365 5.60196 5.71782 5.01418 6.66197C3.99889 8.33663 2.03946 9.64535 0 10.0102C0.507752 10.4388 0.356136 11.6768 0.427496 12.183C0.935024 15.0148 1.14889 16.6906 2.38693 19.3171C4.275 18.4439 6.74196 19.0321 8.49665 17.7234C9.07554 17.215 9.79693 17.1443 10.4558 17.2948C11.9789 17.5798 13.5108 18.0882 14.6686 17.5091C16.0491 16.8593 17.4295 16.4238 18.81 15.9154C19.9678 15.4069 21.277 16.059 22.2211 15.5597C23.3789 14.9099 24.4744 14.6158 25.6411 14.3216C26.585 14.0366 27.6005 13.7425 28.6247 13.893C27.0305 12.8077 25.3561 11.7908 23.3166 11.4169C23.9667 11.4899 24.4031 11.996 24.7683 12.4338C25.0533 12.8602 24.412 13.3686 24.1894 13.0836C23.9044 12.655 23.468 12.3608 23.0316 12.2104C22.2389 11.9254 21.4372 12.5752 20.6358 12.069C20.5645 12.069 20.4933 11.784 20.6358 11.6312C20.7069 11.5606 20.992 11.7019 20.992 11.6312C21.2058 11.1958 21.0633 10.6166 21.0633 10.1082C20.6358 10.9108 20.4844 11.8547 19.3178 11.6312C19.3889 11.4169 19.1039 11.2756 19.1039 11.1228C19.0328 10.3316 20.4042 11.0521 19.8966 10.2518C19.6828 9.82319 18.5961 9.52907 18.1508 10.1789C17.7234 10.6873 18.8011 10.758 18.7297 11.1228C18.5161 11.9162 18.4447 12.281 18.5161 13.1543C18.3736 13.1543 18.1597 13.2159 18.0886 13.1543C17.8036 12.6458 18.5961 11.9162 18.2311 11.7749C17.2158 11.3371 17.0733 10.3225 16.5656 9.59291C17.4384 9.73427 17.8036 8.79947 18.525 8.57603C18.3825 8.14967 18.9614 7.85555 18.81 7.33867C20.1103 7.12504 19.1661 7.33867 20.2617 6.75978C20.4042 6.68866 20.333 6.18089 20.333 5.81586C19.46 5.88698 19.6116 4.22169 18.81 4.43532C18.5961 4.50668 19.2375 5.22808 18.9525 5.52197C18.1508 6.39475 16.6992 5.66447 15.8264 6.39475C15.3989 6.83114 15.8264 7.98779 15.2475 8.21123C14.3747 8.56691 12.7805 9.59291 13.2169 10.2427C13.7244 11.116 15.2475 10.8218 16.2717 11.1866C17.0644 11.5423 17.2158 12.7804 18.3022 12.851C16.1292 12.2719 14.0183 11.4808 11.765 11.116C11.9077 10.758 11.2575 10.4639 11.5514 10.1698C11.6227 10.0284 11.8364 10.099 11.9789 10.099C11.4 9.01375 12.2639 7.91707 12.923 7.2675C14.3747 5.67332 16.2628 4.57778 17.7233 2.97471C17.9372 2.83222 17.7858 2.39582 17.7858 2.03946C17.572 2.10194 17.3583 1.82582 17.2781 1.89696C16.7705 1.95944 16.9931 2.83222 16.4855 2.98361C15.8353 3.26861 15.0336 3.42 14.2322 3.33974C14.1609 4.35526 13.5108 5.37054 12.8517 5.87806C12.3441 6.31446 11.1861 6.16306 10.5272 6.89335C10.2422 7.17835 10.8122 7.69591 10.6697 8.05159C10.5984 8.26591 10.2422 8.41639 10.3134 8.55775C10.3847 9.64531 11.1061 10.5892 10.5984 11.5423C10.5272 11.7566 9.94832 11.4808 9.72557 11.1159C9.28918 10.1697 10.0106 9.00463 9.72557 7.98775C9.44057 7.1161 9.51193 5.29918 10.5984 4.72028C11.7561 4.14139 12.9942 3.33974 13.5019 2.03057C12.7092 2.03057 12.05 2.76085 11.2486 2.53832C11.0347 2.46696 10.8211 2.18196 11.0347 2.10193C11.9078 1.60306 12.3441 0.872784 12.7805 0C12.638 0 12.5667 0 12.4955 0.07112" koffice:nodeTypes="cccccccccccccccccccccccccccccccccccccccccccccccccccccccccccccccccc"/>
          <draw:path draw:style-name="gr86" draw:id="shape222" draw:name="path440" draw:layer="g3566" svg:width="21.62444000000pt" svg:height="6.83042400000pt" draw:transform="matrix(0.25198447000 0.00000000000 0.00000000000 0.25198447000 98.21717928733pt 50.00013870461pt)" svg:viewBox="0 0 22 7" svg:d="M0.721392 5.66535C0.650272 5.52171 0.50776 5.45103 0.50776 5.38035C0.650256 4.80123 0 4.72827 0 4.1414C1.08665 4.1414 1.95943 6.24219 2.61835 4.93347C2.76108 4.63935 2.33335 4.21254 2.97472 3.8475C3.11722 3.78502 2.83222 3.5625 2.90336 3.41111C2.54722 3.41111 2.25334 3.48223 2.03058 3.34863C1.74558 3.20614 1.59418 3.06363 1.23805 2.91224C0.881688 2.76974 0.730296 2.11971 1.23805 1.89696C2.18197 1.60306 3.19748 2.68971 3.92777 2.03946C4.50666 1.53193 5.08555 1.38943 5.66444 1.02418C5.94944 0.881672 6.90248 0.961936 6.60836 1.45167C6.39473 1.74557 5.88697 1.66554 5.59308 1.80804C5.08555 2.09304 4.64916 2.52943 4.1414 2.89446C4.49777 2.82334 4.4264 3.54471 4.86279 3.33085C5.51305 2.97471 6.17197 2.53832 6.89336 2.38693C6.82224 2.10193 7.03609 1.87918 7.03609 1.58528C7.10721 1.58528 7.17836 1.58528 7.24973 1.58528C6.89336 0.721392 7.89998 1.08665 8.26501 0.356136C8.26501 0.498632 8.32749 0.498632 8.40751 0.57C7.89998 0.926136 8.12251 1.50502 7.98001 1.95054C7.90889 2.09304 7.69501 2.16418 7.76638 2.38693C8.05138 2.74306 8.05138 2.10193 8.2739 2.24443C8.48777 2.31555 8.78166 2.45806 8.92416 2.38693C9.2803 2.38693 9.64555 2.10193 9.42279 1.58528C9.13779 1.15778 8.8439 0.792528 8.8439 0.213632C8.8439 0.142512 8.77278 0.071136 8.63026 0C9.20916 0 9.64555 0.293888 9.85918 0.721392C10.1442 1.15778 10.2156 1.80804 10.6608 1.95943C11.5247 2.17306 11.4534 1.45167 11.4534 0.721392C12.1036 0.792512 13.0478 1.22892 12.9053 1.80804C12.8428 2.23554 12.3264 2.60057 11.8186 2.68082C11.4625 2.74306 11.6761 3.18835 11.4625 3.25971C11.035 3.25971 10.5183 3.40222 10.3758 3.6961C10.2333 4.1325 10.447 4.9973 10.732 5.28914C11.1595 5.6471 12.0325 5.14778 12.6914 5.28914C12.7539 4.63934 13.1992 4.4273 13.5642 3.9811C13.9917 3.55361 13.3506 3.18835 12.9853 2.89446C12.7003 2.75196 12.9142 2.60946 13.0567 2.24443C13.2703 1.81693 13.9294 2.17307 14.0006 1.81693C14.1431 1.38054 13.8581 0.73028 14.1431 0.436392C14.3569 0.151392 14.6508 0.650024 14.5706 1.01528C14.8556 0.95304 14.9269 0.65892 15.2208 0.587784C15.577 0.516664 15.7997 1.01528 15.6483 1.16667C15.2208 1.67443 14.8556 2.03057 14.9981 2.76085C14.9981 3.1261 14.4906 3.26861 14.7131 3.5625C15.1406 4.07002 15.1406 4.57778 15.292 5.1569C15.4345 5.8067 16.2361 5.95034 16.9575 5.66534C16.6725 4.43414 18.338 4.94258 19.0683 4.57778C19.1306 4.57778 19.1306 4.36346 19.0683 4.29278C18.712 3.93665 18.6408 3.79392 18.712 3.2775C18.712 3.21502 18.5784 3.06363 18.4983 2.9925C19.585 3.57139 20.8228 3.79392 21.6244 4.88102C20.6092 5.2367 19.3711 5.09534 18.3558 5.53082C17.1267 6.10994 15.8889 6.83042 14.5706 6.83042C13.9917 6.83042 13.4128 6.40406 12.8339 6.40406C8.76387 6.03926 5.27251 6.18974 1.12222 5.82494C1.26473 5.88654 0.766088 5.7543 0.694728 5.6813" koffice:nodeTypes="cccccccccccccccccccccccccccccccccccccccccccccccccccccccccc"/>
          <draw:path draw:style-name="gr81" draw:id="shape223" draw:name="path442" draw:layer="g3566" svg:width="7.56276000000pt" svg:height="1.97395659208pt" draw:transform="matrix(0.25198447000 0.00000000000 0.00000000000 0.25198447000 105.28624476729pt 50.59996541161pt)" svg:viewBox="0 0 8 2" svg:d="M0.00912 1.46709C0.88236 1.0307 1.7556 0.745701 2.55816 0.0865566C2.91384 -0.127083 3.42 0.157917 3.93756 0.0154366C4.3662 -0.0470434 4.80168 0.0865566 5.16648 0.300437C5.52216 0.442933 5.96904 0.656573 6.33384 0.736829C6.76932 0.807949 7.12728 1.17322 7.56276 1.17322C6.76932 1.03072 5.89608 1.03072 5.0958 0.959357C5.23716 1.17322 5.67492 1.17322 5.52216 1.60961C4.80168 1.25324 4.07208 0.371573 3.49296 0.959357C3.19884 1.24436 2.84316 1.53824 2.54904 1.97396C2.4054 1.68964 2.11128 1.32461 2.47608 1.10185C1.61424 1.03073 0.81168 1.10185 0 1.45822" koffice:nodeTypes="cccccccccccc"/>
          <draw:path draw:style-name="gr87" draw:id="shape224" draw:name="path444" draw:layer="g3566" svg:width="25.57489430864pt" svg:height="14.59656000000pt" draw:transform="matrix(0.25198447000 0.00000000000 0.00000000000 0.25198447000 94.49049268816pt 56.30428415919pt)" svg:viewBox="0 0 26 15" svg:d="M0.592702 0.00912C1.89321 0.22116 2.40964 0.22116 2.91739 0.87324C3.41603 1.45236 3.63878 1.3794 4.2977 1.59372C4.87682 1.87872 4.87682 2.24352 5.38435 2.60832C5.89211 2.96628 6.39964 3.11676 7.04989 3.84636C7.69992 4.6398 8.20768 5.3694 9.30321 5.51304C10.461 5.6544 11.3338 5.72736 12.2066 6.16284C13.0705 6.51852 17.2921 7.75656 18.5299 8.78028C19.7591 9.79716 22.5288 11.4707 23.1791 11.8355C24.5596 12.5582 25.5749 13.9468 25.5749 13.9468C25.5749 13.9468 23.8293 14.5966 21.7985 14.5966C21.7985 14.5966 20.5696 12.4237 18.5299 11.1766C16.4994 9.93852 15.6266 8.63892 13.9521 8.05068C12.358 7.40088 11.1913 6.67128 9.58821 6.75108C7.92268 6.89244 7.41492 5.7342 6.756 4.86324C6.17711 3.99 4.14631 2.10216 2.61461 1.59372C1.09157 1.08528 0.868814 0.35568 0.218782 0.35568C-0.431474 0.35568 0.574918 0 0.574918 0" koffice:nodeTypes="cccccccccccccccccc"/>
          <draw:path draw:style-name="gr87" draw:id="shape225" draw:name="path446" draw:layer="g3566" svg:width="19.19386514677pt" svg:height="12.29274877093pt" draw:transform="matrix(0.25198447000 0.00000000000 0.00000000000 0.25198447000 94.50496797683pt 56.83399583265pt)" svg:viewBox="0 0 19 12" svg:d="M0.0277291 0.01596C1.04302 0.1596 2.35219 0.8094 2.71745 1.39764C3.07359 2.04744 3.36747 1.90608 3.80387 1.90608C4.31163 1.90608 5.10438 2.26176 5.32691 2.92068C5.61191 3.57048 6.34219 5.61108 7.65137 5.68176C8.88051 5.82312 9.6108 6.03744 10.1186 6.555C10.6261 7.06116 10.8399 7.06116 11.7839 7.2048C13.6722 7.56048 14.4024 8.2194 17.0922 10.26C17.5997 10.6157 19.1939 12.2892 19.1939 12.2892C19.1939 12.2892 15.7027 12.5035 10.5372 9.60108C5.30023 6.69636 2.39688 3.56136 1.15884 2.18196C-0.0791989 0.80028 0.00105715 0 0.00105715 0" koffice:nodeTypes="cccccccccccc"/>
          <draw:path draw:style-name="gr87" draw:id="shape226" draw:name="path448" draw:layer="g3566" svg:width="25.34627982279pt" svg:height="11.09676000000pt" draw:transform="matrix(0.25198447000 0.00000000000 0.00000000000 0.25198447000 96.19514099513pt 56.87421255406pt)" svg:viewBox="0 0 25 11" svg:d="M0.008888 0C0.65892 0.6498 1.53193 2.10216 2.91224 2.10216C4.29278 2.10216 5.30806 2.39628 5.81582 2.75196C6.32335 3.10764 7.19614 3.10764 8.50554 3.10764C9.74335 3.10764 13.1545 4.77432 13.8847 5.43324C14.6864 6.01236 17.5897 7.9002 19.3355 8.19432C21.0811 8.40636 22.0964 10.5906 22.0964 11.0968C22.0964 11.0968 24.8572 9.79716 25.2936 9.71736C25.65 9.57372 24.1358 8.40636 22.6039 8.05068C21.0811 7.695 18.4625 6.89244 17.2247 6.16284C15.9155 5.44236 14.9 3.9102 13.8758 3.47244C12.9408 3.11676 10.6072 2.6106 9.22693 2.6106C7.84639 2.6106 6.10971 2.53764 4.94281 2.03148C3.85639 1.52304 3.42 1.3794 2.54722 1.08756C1.67443 0.87324 0 0 0 0" koffice:nodeTypes="ccccccccccccccc"/>
          <draw:path draw:style-name="gr87" draw:id="shape227" draw:name="path450" draw:layer="g3566" svg:width="17.35832800000pt" svg:height="4.93392000000pt" draw:transform="matrix(0.25198447000 0.00000000000 0.00000000000 0.25198447000 99.42460016903pt 57.66188576914pt)" svg:viewBox="0 0 17 5" svg:d="M0 0C0.507528 0 1.23782 0.50844 2.46696 0.80256C3.76725 1.0146 5.66443 0.80256 6.53722 1.38168C7.41 2.03148 9.07531 2.53764 9.95722 2.53764C10.83 2.53764 12.3528 3.04608 12.7181 3.55452C13.0744 4.06068 14.5972 4.93392 14.9625 4.93392C15.39 4.93392 17.3583 3.41088 17.3583 3.41088C17.3583 3.41088 15.47 2.53764 14.2411 2.53764C13.0031 2.53764 12.5667 2.18196 12.2014 1.88784C11.8453 1.67352 11.5514 1.53216 10.83 1.53216C10.1086 1.53216 9.67222 1.53216 8.71918 1.02372C7.7039 0.51756 6.83111 0.30324 5.5217 0.30324C4.29278 0.30324 9.09495e-14 0.01824 9.09495e-14 0.01824" koffice:nodeTypes="ccccccccccccc"/>
          <draw:path draw:style-name="gr87" draw:id="shape228" draw:name="path452" draw:layer="g3566" svg:width="12.84699219760pt" svg:height="3.18060000000pt" draw:transform="matrix(0.25198447000 0.00000000000 0.00000000000 0.25198447000 101.20560014682pt 57.53376678521pt)" svg:viewBox="0 0 13 3" svg:d="M0.208496 0.43776C-0.878152 0.43776 2.60432 0.5084 3.26324 0.80256C3.9135 1.01688 3.9135 1.15824 4.64378 1.15824C5.43654 1.15824 6.30932 1.01688 6.67435 1.37256C7.03071 1.80804 7.91239 2.38716 9.07018 2.5308C10.2368 2.67216 10.9582 3.1806 10.9582 3.1806C10.9582 3.1806 12.6238 2.166 12.847 1.65756C12.847 1.65756 11.6085 1.65756 10.4507 1.65756C9.29293 1.65756 8.92767 1.30188 8.41102 1.00776C7.91239 0.79344 7.03961 0.42864 6.30932 0.42864C5.50767 0.42864 4.78628 0 4.13602 0C3.55714 0 0.716024 0.42864 0.208496 0.42864" koffice:nodeTypes="cccccccccccc"/>
          <draw:path draw:style-name="gr87" draw:id="shape229" draw:name="path454" draw:layer="g3566" svg:width="7.40019200000pt" svg:height="2.69040000000pt" draw:transform="matrix(0.25198447000 0.00000000000 0.00000000000 0.25198447000 103.01762052038pt 57.27580524359pt)" svg:viewBox="0 0 7 3" svg:d="M0 0.00912C0.863888 0.44688 1.87918 0.51756 1.87918 1.02372C1.87918 1.53216 2.89446 2.6904 3.25971 2.6904C3.61585 2.6904 5.65599 2.6904 5.65599 2.6904L7.40019 0.80256C7.40019 0.80256 6.89403 0.00912 6.16215 0.29412C5.44167 0.50844 5.80647 1.01688 4.49753 1.15824C3.25971 1.30188 3.55361 0.94392 2.60946 0.50844C1.74557 0.15276 4.54747e-14 0 4.54747e-14 0" koffice:nodeTypes="ccccccccc"/>
          <draw:path draw:style-name="gr87" draw:id="shape230" draw:name="path456" draw:layer="g3566" svg:width="6.89740520324pt" svg:height="1.79722762245pt" draw:transform="matrix(0.25198447000 0.00000000000 0.00000000000 0.25198447000 103.59991298602pt 56.95500464271pt)" svg:viewBox="0 0 7 2" svg:d="M0.236389 1.20242C-0.627507 0.846737 1.10028 1.71086 1.83057 1.78154C2.63198 1.9229 3.13085 1.05878 3.86045 1.20242C4.58321 1.27306 5.52713 1.71086 5.52713 1.71086L6.89741 0.0350567C6.89741 0.0350567 6.24761 -0.106303 5.52713 0.178697C4.73369 0.390737 4.22525 -0.329743 3.35429 0.320057C2.48059 0.899177 1.24278 1.5581 0.236389 1.1933" koffice:nodeTypes="cccccccc"/>
          <draw:path draw:style-name="gr88" draw:id="shape231" draw:name="path458" draw:layer="g3566" svg:width="0.79275200000pt" svg:height="7.85688000000pt" draw:transform="matrix(0.25198447000 0.00000000000 0.00000000000 0.25198447000 98.96676252993pt 54.63643926978pt)" svg:viewBox="0 0 1 8" svg:d="M0 7.85688L0.792752 7.85688L0.792752 0L0 0Z" koffice:nodeTypes="ccccc"/>
          <draw:path draw:style-name="gr81" draw:id="shape232" draw:name="path460" draw:layer="g3566" svg:width="1.75061708753pt" svg:height="2.17275578175pt" draw:transform="matrix(0.25198447000 0.00000000000 0.00000000000 0.25198447000 99.90036499128pt 53.76145953846pt)" svg:viewBox="0 0 2 2" svg:d="M0 1.94248C0.213632 1.79884 0.35636 1.72816 0.507752 1.58452C0.863888 1.37248 1.22914 1.22884 1.22914 1.0054C1.22914 0.864036 1.08665 0.943876 0.801648 0.793356C0.516648 0.729516 0.374144 0.579036 0.44528 0.284916C0.51664 -8.42183e-05 1.23804 -0.0707642 1.38054 0.0705958C2.10193 0.499236 1.59418 1.29952 1.31806 1.52296C1.10442 1.66432 0.96192 1.87864 0.374136 2.17276L0.017776 1.95844" koffice:nodeTypes="ccccccccc"/>
          <draw:path draw:style-name="gr13" draw:id="shape233" draw:name="path462" draw:layer="g3566" svg:width="1.74172694945pt" svg:height="2.17275578175pt" draw:transform="matrix(0.25198447000 0.00000000000 0.00000000000 0.25198447000 99.90036499128pt 53.76145953846pt)" svg:viewBox="0 0 2 2" svg:d="M0 1.94248C0.213632 1.79884 0.35636 1.72816 0.507752 1.58452C0.863888 1.37248 1.22914 1.22884 1.22914 1.0054C1.22914 0.864036 1.08665 0.943876 0.792752 0.793356C0.507752 0.729516 0.35636 0.579036 0.436392 0.284916C0.507752 -8.42183e-05 1.22914 -0.0707642 1.37165 0.0705958C2.09304 0.499236 1.58528 1.29952 1.30917 1.52296C1.09553 1.66432 0.953032 1.87864 0.365248 2.17276L0.00888 1.95844L0.00888 1.95844L0 1.94252Z" koffice:nodeTypes="cccccccccccc"/>
          <draw:path draw:style-name="gr81" draw:id="shape234" draw:name="path464" draw:layer="g3566" svg:width="0.28500000000pt" svg:height="13.74160000000pt" draw:transform="matrix(0.25198447000 0.00000000000 0.00000000000 0.25198447000 99.86669785021pt 53.11738617021pt)" svg:viewBox="0 0 0 14" svg:d="M0.285 13.7416L0.285 0.0616L0 0L0 13.68L0.285 13.7416" koffice:nodeTypes="ccccc"/>
          <draw:path draw:style-name="gr13" draw:id="shape235" draw:name="path466" draw:layer="g3566" svg:width="0.28500000000pt" svg:height="13.74160000000pt" draw:transform="matrix(0.25198447000 0.00000000000 0.00000000000 0.25198447000 99.86669785021pt 53.11738617021pt)" svg:viewBox="0 0 0 14" svg:d="M0.285 13.7416L0.285 0.0616L0 0L0 13.68L0.285 13.7416L0.285 13.7416" koffice:nodeTypes="cccccc"/>
          <draw:path draw:style-name="gr81" draw:id="shape236" draw:name="path468" draw:layer="g3566" svg:width="2.46744647860pt" svg:height="3.91747494624pt" draw:transform="matrix(0.25198447000 0.00000000000 0.00000000000 0.25198447000 99.46972459875pt 53.75686110771pt)" svg:viewBox="0 0 2 4" svg:d="M0.328452 0.0706046C0.470956 -0.0707554 1.20124 -0.000115353 1.2726 0.284925C1.34372 0.569925 1.20124 0.722685 0.916236 0.793365C0.631236 0.934725 0.48874 0.864005 0.48874 1.00768C0.48874 1.21972 0.916236 1.36336 1.21036 1.5868C1.49536 1.8718 2.15428 2.09296 2.36814 2.53072C2.51064 2.81572 2.51064 3.10756 2.29678 3.47464C2.08314 3.75964 1.94064 3.9808 1.86928 3.901C1.86928 3.83036 1.86928 3.2512 1.86928 3.2512L1.94064 2.9662C1.94064 2.9662 2.08313 2.6812 1.58427 2.38708C0.862876 1.87864 0.649244 1.73728 0.426484 1.51384C0.21262 1.3018 -0.375164 0.499245 0.355364 0.0637646" koffice:nodeTypes="ccccccccccccc"/>
          <draw:path draw:style-name="gr13" draw:id="shape237" draw:name="path470" draw:layer="g3566" svg:width="2.47638926685pt" svg:height="3.91747494624pt" draw:transform="matrix(0.25198447000 0.00000000000 0.00000000000 0.25198447000 99.46747115500pt 53.75686110771pt)" svg:viewBox="0 0 2 4" svg:d="M0.337395 0.0706046C0.479899 -0.0707554 1.20129 -0.000115353 1.28155 0.284925C1.35267 0.569925 1.21019 0.722685 0.925179 0.793365C0.640179 0.934725 0.497683 0.864005 0.497683 1.00768C0.497683 1.21972 0.925179 1.36336 1.2193 1.5868C1.5043 1.8718 2.16322 2.09296 2.37708 2.53072C2.51959 2.81572 2.51959 3.10756 2.30572 3.47464C2.09208 3.75964 1.94959 3.9808 1.86933 3.901C1.86933 3.83036 1.86933 3.2512 1.86933 3.2512L1.94069 2.9662C1.94069 2.9662 2.08319 2.6812 1.58433 2.38708C0.862939 1.87864 0.649299 1.73728 0.426547 1.51384C0.212683 1.3018 -0.375101 0.499245 0.355187 0.0637646L0.355187 0.0637646L0.337427 0.0709646Z" koffice:nodeTypes="cccccccccccccccc"/>
          <draw:path draw:style-name="gr81" draw:id="shape238" draw:name="path472" draw:layer="g3566" svg:width="0.93525600000pt" svg:height="1.08528000000pt" draw:transform="matrix(0.25198447000 0.00000000000 0.00000000000 0.25198447000 99.62878620889pt 56.14054465058pt)" svg:viewBox="0 0 1 1" svg:d="M0.935256 0C0.721392 0.21204 0.285 1.0146 0 1.08528C0 1.08528 0.79276 0.80028 0.935256 0.65892L0.935256 0.00912" koffice:nodeTypes="cccc"/>
          <draw:path draw:style-name="gr13" draw:id="shape239" draw:name="path474" draw:layer="g3566" svg:width="0.93525600000pt" svg:height="1.08528000000pt" draw:transform="matrix(0.25198447000 0.00000000000 0.00000000000 0.25198447000 99.62878620889pt 56.14054465058pt)" svg:viewBox="0 0 1 1" svg:d="M0.935256 0C0.721392 0.21204 0.285 1.0146 0 1.08528C0 1.08528 0.79276 0.80028 0.935256 0.65892L0.935256 0.00912L0.935256 0.00912Z" koffice:nodeTypes="cccccc"/>
          <draw:path draw:style-name="gr81" draw:id="shape240" draw:name="path476" draw:layer="g3566" svg:width="1.95943200000pt" svg:height="3.33792000000pt" draw:transform="matrix(0.25198447000 0.00000000000 0.00000000000 0.25198447000 99.68267661558pt 55.56831815735pt)" svg:viewBox="0 0 2 3" svg:d="M0.721392 0.01596C0.21364 0.5244 0 0.73872 0 1.31784C0 2.26176 1.01529 2.91156 1.01529 2.91156C1.15778 3.05292 1.95943 3.33792 1.95943 3.33792C1.74557 3.27632 0.944152 2.32332 0.721392 2.09988C0.142504 1.52304 0.436392 1.0146 0.721392 0.6498L0.721392 0" koffice:nodeTypes="ccccccc"/>
          <draw:path draw:style-name="gr13" draw:id="shape241" draw:name="path478" draw:layer="g3566" svg:width="1.95943200000pt" svg:height="3.34020000000pt" draw:transform="matrix(0.25198447000 0.00000000000 0.00000000000 0.25198447000 99.68267661558pt 55.57004173113pt)" svg:viewBox="0 0 2 3" svg:d="M0.721392 0.00912C0.21364 0.51756 0 0.73188 0 1.32012C0 2.26404 1.01529 2.91384 1.01529 2.91384C1.15778 3.0552 1.95943 3.3402 1.95943 3.3402C1.74557 3.2786 0.944152 2.3256 0.730288 2.10216C0.151392 1.52304 0.445288 1.01688 0.730288 0.65208L0.730288 0L0.730288 0L0.721408 0.00912Z" koffice:nodeTypes="cccccccccc"/>
          <draw:path draw:style-name="gr81" draw:id="shape242" draw:name="path480" draw:layer="g3566" svg:width="1.95054400000pt" svg:height="6.10128000000pt" draw:transform="matrix(0.25198447000 0.00000000000 0.00000000000 0.25198447000 99.62878620889pt 54.66802804293pt)" svg:viewBox="0 0 2 6" svg:d="M0.935256 0.01828C0.79276 0.2326 0.062472 1.03288 0 1.9768C0 3.06436 0.721392 3.49984 1.08665 4.00828C1.37165 4.43464 1.87941 4.94308 1.22915 5.67268L1.22915 6.03976L1.37165 6.10128C1.37165 6.10128 1.95054 5.45148 1.95054 4.86324C1.95054 4.28412 1.7369 3.99912 1.14912 3.41088C0.86412 3.12588 0.57 2.98452 0.498864 2.10216C0.498864 1.38168 0.712504 0.94392 0.926368 0.6498L0.926368 0" koffice:nodeTypes="ccccccccccc"/>
          <draw:path draw:style-name="gr13" draw:id="shape243" draw:name="path482" draw:layer="g3566" svg:width="1.95054400000pt" svg:height="6.09216000000pt" draw:transform="matrix(0.25198447000 0.00000000000 0.00000000000 0.25198447000 99.62878620889pt 54.67032614130pt)" svg:viewBox="0 0 2 6" svg:d="M0.935256 0.00916C0.79276 0.22348 0.071368 1.02376 0 1.96768C0 3.05524 0.721392 3.49072 1.08665 4.00828C1.37165 4.43464 1.87941 4.9522 1.22915 5.67268L1.22915 6.03064L1.37165 6.09216C1.37165 6.09216 1.95054 5.44236 1.95054 4.86324C1.95054 4.28412 1.7369 3.99912 1.14912 3.41088C0.86412 3.12588 0.57 2.98452 0.498864 2.10216C0.498864 1.38168 0.712504 0.94392 0.926368 0.6498L0.926368 0L0.926368 0L0.935248 0.00912Z" koffice:nodeTypes="cccccccccccccc"/>
          <draw:path draw:style-name="gr81" draw:id="shape244" draw:name="path484" draw:layer="g3566" svg:width="1.88057955654pt" svg:height="5.06844000000pt" draw:transform="matrix(0.25198447000 0.00000000000 0.00000000000 0.25198447000 99.70478786060pt 54.32447241654pt)" svg:viewBox="0 0 2 5" svg:d="M0.633644 0.14364L0.41978 0C0.277508 0.07296 0.206148 0.21432 0.13478 0.285C-0.00749244 0.57 -0.0788524 0.86412 0.13478 1.15824C0.348644 1.44324 0.92754 2.17512 0.856404 2.10216C1.07004 2.46012 1.43529 2.68128 1.36393 3.48384C1.36393 4.13364 1.15029 4.42776 0.936428 4.64208L0.936428 4.85412L1.07893 5.06844C1.43529 4.56 1.88058 4.34796 1.88058 3.32424C1.80922 2.37804 0.793932 1.43412 0.793932 1.43412L0.508932 0.78432C0.508932 0.78432 0.295292 0.64296 0.651428 0.34884L0.651428 0.13452" koffice:nodeTypes="cccccccccccccc"/>
          <draw:path draw:style-name="gr13" draw:id="shape245" draw:name="path486" draw:layer="g3566" svg:width="1.87168355654pt" svg:height="5.06844000000pt" draw:transform="matrix(0.25198447000 0.00000000000 0.00000000000 0.25198447000 99.70478786060pt 54.32447241654pt)" svg:viewBox="0 0 2 5" svg:d="M0.633644 0.14364L0.41978 0C0.277508 0.07296 0.206148 0.21432 0.13478 0.285C-0.00749244 0.57 -0.0788524 0.86412 0.13478 1.15824C0.348644 1.44324 0.92754 2.17512 0.856404 2.10216C1.07004 2.46012 1.43529 2.68128 1.36393 3.48384C1.36393 4.13364 1.15029 4.42776 0.92754 4.64208L0.92754 4.85412L1.07004 5.06844C1.4264 4.56 1.87168 4.34796 1.87168 3.33108C1.80032 2.38716 0.785036 1.44324 0.785036 1.44324L0.500036 0.79344C0.500036 0.79344 0.286404 0.65208 0.64254 0.35796L0.64254 0.14364L0.64254 0.14364L0.63366 0.14364Z" koffice:nodeTypes="ccccccccccccccccc"/>
          <draw:path draw:style-name="gr81" draw:id="shape246" draw:name="path488" draw:layer="g3566" svg:width="1.37164800000pt" svg:height="2.25492000000pt" draw:transform="matrix(0.25198447000 0.00000000000 0.00000000000 0.25198447000 100.41427623053pt 55.49822615718pt)" svg:viewBox="0 0 1 2" svg:d="M0 2.25492L0 0L1.37165 1.311L0 1.311L0 2.2458" koffice:nodeTypes="ccccc"/>
          <draw:path draw:style-name="gr13" draw:id="shape247" draw:name="path490" draw:layer="g3566" svg:width="1.38054400000pt" svg:height="2.25492000000pt" draw:transform="matrix(0.25198447000 0.00000000000 0.00000000000 0.25198447000 100.41427623053pt 55.49822615718pt)" svg:viewBox="0 0 1 2" svg:d="M0 2.25492L0 0L1.38054 1.311L0 1.311L0 2.25492L0 2.25492" koffice:nodeTypes="cccccc"/>
          <draw:path draw:style-name="gr81" draw:id="shape248" draw:name="path492" draw:layer="g3566" svg:width="1.66554400000pt" svg:height="0.57912000000pt" draw:transform="matrix(0.25198447000 0.00000000000 0.00000000000 0.25198447000 100.30431222369pt 56.06872907663pt)" svg:viewBox="0 0 2 1" svg:d="M0 0.57912L1.66554 0.57912L1.66554 0L0 0Z" koffice:nodeTypes="ccccc"/>
          <draw:path draw:style-name="gr13" draw:id="shape249" draw:name="path494" draw:layer="g3566" svg:width="1.66553600000pt" svg:height="0.57912000000pt" draw:transform="matrix(0.25198447000 0.00000000000 0.00000000000 0.25198447000 100.30655387754pt 56.06872907663pt)" svg:viewBox="0 0 2 1" svg:d="M1.66554 0.57912L1.66554 0L0 0L0 0.57912L1.66554 0.57912L1.66554 0.57912" koffice:nodeTypes="cccccc"/>
          <draw:path draw:style-name="gr81" draw:id="shape250" draw:name="path496" draw:layer="g3566" svg:width="2.53809600000pt" svg:height="1.45008000000pt" draw:transform="matrix(0.25198447000 0.00000000000 0.00000000000 0.25198447000 100.17642304960pt 56.21465832290pt)" svg:viewBox="0 0 3 1" svg:d="M0 1.45008L2.5381 1.45008L2.5381 0L0 0Z" koffice:nodeTypes="ccccc"/>
          <draw:path draw:style-name="gr13" draw:id="shape251" draw:name="path498" draw:layer="g3566" svg:width="2.53832000000pt" svg:height="1.45008000000pt" draw:transform="matrix(0.25198447000 0.00000000000 0.00000000000 0.25198447000 100.17866470345pt 56.21465832290pt)" svg:viewBox="0 0 3 1" svg:d="M2.53832 1.45008L2.53832 0L0 0L0 1.45008L2.53832 1.45008L2.53832 1.45008" koffice:nodeTypes="cccccc"/>
          <draw:path draw:style-name="gr81" draw:id="shape252" draw:name="path500" draw:layer="g3566" svg:width="1.30028000000pt" svg:height="2.25492000000pt" draw:transform="matrix(0.25198447000 0.00000000000 0.00000000000 0.25198447000 101.07411873192pt 55.49822615718pt)" svg:viewBox="0 0 1 2" svg:d="M0 2.25492L0 0L1.30028 1.311L0 1.311L0 2.2458" koffice:nodeTypes="ccccc"/>
          <draw:path draw:style-name="gr13" draw:id="shape253" draw:name="path502" draw:layer="g3566" svg:width="1.30028000000pt" svg:height="2.25492000000pt" draw:transform="matrix(0.25198447000 0.00000000000 0.00000000000 0.25198447000 101.07411873192pt 55.49822615718pt)" svg:viewBox="0 0 1 2" svg:d="M0 2.25492L0 0L1.30028 1.311L0 1.311L0 2.25492L0 2.25492" koffice:nodeTypes="cccccc"/>
          <draw:path draw:style-name="gr81" draw:id="shape254" draw:name="path504" draw:layer="g3566" svg:width="1.74556800000pt" svg:height="0.57912000000pt" draw:transform="matrix(0.25198447000 0.00000000000 0.00000000000 0.25198447000 100.94617109743pt 56.06872907663pt)" svg:viewBox="0 0 2 1" svg:d="M0 0.57912L1.74557 0.57912L1.74557 0L0 0Z" koffice:nodeTypes="ccccc"/>
          <draw:path draw:style-name="gr13" draw:id="shape255" draw:name="path506" draw:layer="g3566" svg:width="1.73667200000pt" svg:height="0.57912000000pt" draw:transform="matrix(0.25198447000 0.00000000000 0.00000000000 0.25198447000 100.94841275127pt 56.06872907663pt)" svg:viewBox="0 0 2 1" svg:d="M1.73667 0.57912L1.73667 0L0 0L0 0.57912L1.73667 0.57912L1.73667 0.57912" koffice:nodeTypes="cccccc"/>
          <draw:path draw:style-name="gr81" draw:id="shape256" draw:name="path508" draw:layer="g3566" svg:width="2.60946400000pt" svg:height="1.45008000000pt" draw:transform="matrix(0.25198447000 0.00000000000 0.00000000000 0.25198447000 100.81828192334pt 56.21465832290pt)" svg:viewBox="0 0 3 1" svg:d="M0 1.45008L2.60946 1.45008L2.60946 0L0 0Z" koffice:nodeTypes="ccccc"/>
          <draw:path draw:style-name="gr13" draw:id="shape257" draw:name="path510" draw:layer="g3566" svg:width="10.17996800000pt" svg:height="8.21940000000pt" draw:transform="matrix(0.25198447000 0.00000000000 0.00000000000 0.25198447000 100.37836945149pt 54.50889481044pt)" svg:viewBox="0 0 10 8" svg:d="M4.35526 8.2194L4.35526 6.76932L1.74579 6.76932L1.74579 8.2194L4.35526 8.2194L4.35526 8.2194M10.18 7.2048L9.9661 5.96676L5.45969 6.4752L5.31718 7.70412M6.5461 6.33156L6.5461 7.64028M7.41889 6.18108L7.41889 7.4898M8.58579 6.18108L8.58579 7.33932M5.67332 7.71324L5.67332 0M6.90247 1.23804L4.43528 1.23804M5.67332 1.30868C5.67332 1.30868 3.49136 6.6872 0 8.14868" koffice:nodeTypes="cccccccccccccccccccccc"/>
          <draw:path draw:style-name="gr88" draw:id="shape258" draw:name="path512" draw:layer="g3566" svg:width="1.30028800000pt" svg:height="1.22892000000pt" draw:transform="matrix(0.25198447000 0.00000000000 0.00000000000 0.25198447000 98.23292126114pt 56.30658225756pt)" svg:viewBox="0 0 1 1" svg:d="M0 1.22892L1.30029 1.22892L1.30029 0L0 0Z" koffice:nodeTypes="ccccc"/>
          <draw:path draw:style-name="gr13" draw:id="shape259" draw:name="path514" draw:layer="g3566" svg:width="1.30028800000pt" svg:height="1.22892000000pt" draw:transform="matrix(0.25198447000 0.00000000000 0.00000000000 0.25198447000 98.23292126114pt 56.30658225756pt)" svg:viewBox="0 0 1 1" svg:d="M0 0L0 1.22892L1.30029 1.22892L1.30029 0L0 0L0 0" koffice:nodeTypes="cccccc"/>
          <draw:path draw:style-name="gr89" draw:id="shape260" draw:name="path516" draw:layer="g3566" svg:width="23.51523879231pt" svg:height="4.75512760943pt" draw:transform="matrix(0.25198447000 0.00000000000 0.00000000000 0.25198447000 97.01136737880pt 56.32669061826pt)" svg:viewBox="0 0 24 5" svg:d="M0.118335 0.49932C-0.745561 0.14136 3.38694 3.03696 3.89469 3.69588C3.89469 3.69588 6.51305 3.55224 7.67083 3.69588C8.75748 3.76652 12.6852 4.20432 13.4867 4.56912C14.208 4.9248 15.7311 4.71048 16.8266 4.42548C17.9933 4.21344 19.2222 3.91932 19.8814 4.0698C19.8814 4.0698 22.5711 2.54676 23.5152 0C23.5152 0 15.74 1.0146 12.6852 1.0146C9.71052 1.0146 1.70361 1.2996 0.100551 0.50844" koffice:nodeTypes="ccccccccc"/>
          <draw:path draw:style-name="gr81" draw:id="shape261" draw:name="path518" draw:layer="g3566" svg:width="4.79164800000pt" svg:height="0.79344000000pt" draw:transform="matrix(0.25198447000 0.00000000000 0.00000000000 0.25198447000 99.33256132946pt 53.39086995519pt)" svg:viewBox="0 0 5 1" svg:d="M0 0.79344L3.8475 0.79344L4.79165 0L1.01529 0L0 0.79344" koffice:nodeTypes="ccccc"/>
          <draw:path draw:style-name="gr13" draw:id="shape262" draw:name="path520" draw:layer="g3566" svg:width="4.80054400000pt" svg:height="0.79344000000pt" draw:transform="matrix(0.25198447000 0.00000000000 0.00000000000 0.25198447000 99.33256132946pt 53.39086995519pt)" svg:viewBox="0 0 5 1" svg:d="M0 0.79344L3.85639 0.79344L4.80054 0L1.02418 0L0.008896 0.79344L0.008896 0.79344L1.6e-05 0.79344Z" koffice:nodeTypes="cccccccc"/>
          <draw:path draw:style-name="gr90" draw:id="shape263" draw:name="path522" draw:layer="g3566" svg:width="56.64386400000pt" svg:height="16.21764000000pt" draw:transform="matrix(0.25198447000 0.00000000000 0.00000000000 0.25198447000 92.77493764094pt 41.59990176178pt)" svg:viewBox="0 0 57 16" svg:d="M28.6425 5.66352C42.2422 5.66352 48.8599 10.0297 56.6439 15.8528C56.6439 15.8528 56.0647 13.4566 55.2622 11.8537C54.6853 10.4743 53.3037 7.92756 53.3037 7.92756C47.8522 4.29324 41.8859 0 28.6514 0C15.4167 0 8.72807 4.50756 3.26861 8.14872C3.26861 8.14872 2.03057 10.4743 1.38031 11.8537C0.65892 13.4497 0 16.2176 0 16.2176C7.85529 10.4743 15.0514 5.66352 28.6603 5.66352" koffice:nodeTypes="ccccccccc"/>
          <draw:path draw:style-name="gr18" draw:id="shape264" draw:name="path524" draw:layer="g3566" svg:width="56.64386400000pt" svg:height="16.21764000000pt" draw:transform="matrix(0.25198447000 0.00000000000 0.00000000000 0.25198447000 92.77493764094pt 41.59990176178pt)" svg:viewBox="0 0 57 16" svg:d="M28.6425 5.66352C42.2422 5.66352 48.8599 10.0297 56.6439 15.8528C56.6439 15.8528 56.0647 13.4497 55.2622 11.8537C54.6922 10.4743 53.3037 7.92756 53.3037 7.92756C47.8522 4.29324 41.8859 0 28.6514 0C15.4167 0 8.72807 4.50756 3.26861 8.14872C3.26861 8.14872 2.03946 10.4743 1.38031 11.8537C0.65892 13.4497 0 16.2176 0 16.2176C7.85529 10.4743 15.0514 5.66352 28.6603 5.66352L28.6603 5.66352L28.6425 5.66352Z" koffice:nodeTypes="cccccccccccc"/>
          <draw:path draw:style-name="gr91" draw:id="shape265" draw:name="path526" draw:layer="g3566" svg:width="20.70696000000pt" svg:height="20.71608000000pt" draw:transform="matrix(0.25198447000 0.00000000000 0.00000000000 0.25198447000 97.37113437374pt 39.98433861020pt)" svg:viewBox="0 0 21 21" svg:d="M7.27639 5.67264L6.40361 0.80028L9.2356 4.87008L10.3222 0L11.48 4.87008L14.3122 0.80028L13.4395 5.67264L17.652 3.05292L15.0336 7.27548L19.9053 6.40224L15.8353 9.234L20.707 10.3922L15.8353 11.4798L19.9053 14.3116L15.0336 13.5181L17.652 17.6609L13.4395 15.0412L14.3122 19.9135L11.48 15.8437L10.3936 20.7161L9.2356 15.8437L6.40361 19.9135L7.27639 15.0412L3.06364 17.6609L5.6731 13.5181L0.801424 14.3116L4.87168 11.4798L0 10.3922L4.87168 9.234L0.801424 6.40224L5.6731 7.27548L3.06364 3.05292L7.27639 5.67264" koffice:nodeTypes="ccccccccccccccccccccccccccccccccc"/>
          <draw:path draw:style-name="gr13" draw:id="shape266" draw:name="path528" draw:layer="g3566" svg:width="20.71585600000pt" svg:height="20.71608000000pt" draw:transform="matrix(0.25198447000 0.00000000000 0.00000000000 0.25198447000 97.37113437374pt 39.98433861020pt)" svg:viewBox="0 0 21 21" svg:d="M7.27639 5.67264L6.40361 0.80028L9.2356 4.87008L10.3222 0L11.48 4.87008L14.3122 0.80028L13.4484 5.67264L17.6609 3.05292L15.0425 7.27548L19.9142 6.40224L15.8442 9.234L20.7159 10.3922L15.8442 11.4798L19.9142 14.3116L15.0425 13.5181L17.6609 17.6609L13.4484 15.0412L14.3122 19.9135L11.48 15.8437L10.3936 20.7161L9.2356 15.8437L6.40361 19.9135L7.27639 15.0412L3.06364 17.6609L5.6731 13.5181L0.801424 14.3116L4.87168 11.4798L0 10.3922L4.87168 9.234L0.801424 6.40224L5.6731 7.27548L3.06364 3.05292L7.27639 5.67264L7.27639 5.67264" koffice:nodeTypes="cccccccccccccccccccccccccccccccccc"/>
          <draw:path draw:style-name="gr82" draw:id="shape267" draw:name="path530" draw:layer="g3566" svg:width="60.88375200000pt" svg:height="83.18580000000pt" draw:transform="matrix(0.25198447000 0.00000000000 0.00000000000 0.25198447000 92.23856148222pt 39.03005326355pt)" svg:viewBox="0 0 61 83" svg:d="M30.4772 0C13.6086 0 0 18.6322 0 41.5576C0 64.5536 13.5997 83.1858 30.4772 83.1858C47.2831 83.1858 60.8838 64.5628 60.8838 41.5576C60.8838 18.6322 47.2831 0 30.4772 0L30.4772 0" koffice:nodeTypes="cccccc"/>
          <draw:path draw:style-name="gr81" draw:id="shape268" draw:name="path3847" draw:layer="g3566" svg:width="22.79999200000pt" svg:height="8.20201820576pt" draw:transform="matrix(0.25198447000 0.00000000000 0.00000000000 0.25198447000 97.11753921901pt 37.63431677603pt)" svg:viewBox="0 0 23 8" svg:d="M11.4089 0.000858206C10.0284 0.000858206 6.75974 -0.0721018 0.285 1.30046L0 1.66526C0.427272 1.30046 1.15778 2.02094 2.5381 2.89418C4.35503 4.05242 4.49753 8.20202 4.49753 8.20202L4.56889 8.20202C4.56889 8.20202 8.63891 7.33106 11.4 7.33106C14.1608 7.33106 18.2309 8.20202 18.2309 8.20202L18.3734 8.20202C18.3734 8.20202 18.4359 4.06154 20.2617 2.89418C21.6331 2.02094 22.3634 1.30046 22.8 1.66526L22.515 1.30046C16.04 -0.0789418 12.7714 0.000858206 11.3909 0.000858206" koffice:nodeTypes="ccccccccccccc"/>
          <draw:path draw:style-name="gr18" draw:id="shape269" draw:name="path646" draw:layer="g3566" svg:width="22.79999200000pt" svg:height="8.20182572546pt" draw:transform="matrix(0.25198447000 0.00000000000 0.00000000000 0.25198447000 97.11753921901pt 37.63436527808pt)" svg:viewBox="0 0 23 8" svg:d="M11.4089 0.000665725C10.0284 0.000665725 6.75974 -0.0722943 0.285 1.30939L0 1.66507C0.427272 1.30939 1.15778 2.02075 2.5381 2.89399C4.35503 4.05223 4.49753 8.20183 4.49753 8.20183L4.56889 8.20183C4.56889 8.20183 8.63891 7.33087 11.4 7.33087C14.1608 7.33087 18.2309 8.20183 18.2309 8.20183L18.3734 8.20183C18.3734 8.20183 18.4359 4.06135 20.2617 2.89399C21.642 2.02075 22.3634 1.30027 22.8 1.66507L22.515 1.30939C16.04 -0.0722943 12.7714 0.000665725 11.3909 0.000665725L11.3909 0.000665725L11.4089 0.000665725Z" koffice:nodeTypes="cccccccccccccccc"/>
          <draw:path draw:style-name="gr92" draw:id="shape270" draw:name="path648" draw:layer="g3566" svg:width="4.93071587630pt" svg:height="6.64718827627pt" draw:transform="matrix(0.25198447000 0.00000000000 0.00000000000 0.25198447000 101.75412603853pt 38.03070596849pt)" svg:viewBox="0 0 5 7" svg:d="M4.64892 2.21259C4.64892 2.21259 0.213632 2.86239 0 6.64719C0 6.64719 0.06224 2.50671 1.88806 1.33935C3.62474 0.254068 4.28389 -0.548492 4.72028 0.466108C5.22781 1.48299 4.6578 2.21259 4.6578 2.21259" koffice:nodeTypes="ccccc"/>
          <draw:path draw:style-name="gr18" draw:id="shape271" draw:name="path650" draw:layer="g3566" svg:width="4.93071587630pt" svg:height="6.64718827627pt" draw:transform="matrix(0.25198447000 0.00000000000 0.00000000000 0.25198447000 101.75412603853pt 38.03070596849pt)" svg:viewBox="0 0 5 7" svg:d="M4.64892 2.21259C4.64892 2.21259 0.213632 2.86239 0 6.64719C0 6.64719 0.06224 2.50671 1.88806 1.33935C3.62474 0.254068 4.28389 -0.548492 4.72028 0.466108C5.22781 1.48299 4.6578 2.20347 4.6578 2.20347L4.6578 2.20347Z" koffice:nodeTypes="ccccccc"/>
          <draw:path draw:style-name="gr92" draw:id="shape272" draw:name="path652" draw:layer="g3566" svg:width="5.00009371579pt" svg:height="6.64718827627pt" draw:transform="matrix(0.25198447000 0.00000000000 0.00000000000 0.25198447000 96.98866082550pt 38.03070596849pt)" svg:viewBox="0 0 5 7" svg:d="M0.279806 2.21259C0.279806 2.21259 4.71509 2.86239 5.00009 6.64719C5.00009 6.64719 4.85759 2.50671 3.04066 1.33935C1.30398 0.254068 0.716198 -0.548492 0.208446 0.466108C-0.299082 1.48299 0.279806 2.21259 0.279806 2.21259" koffice:nodeTypes="ccccc"/>
          <draw:path draw:style-name="gr18" draw:id="shape273" draw:name="path654" draw:layer="g3566" svg:width="5.00009371579pt" svg:height="6.64718827627pt" draw:transform="matrix(0.25198447000 0.00000000000 0.00000000000 0.25198447000 96.98866082550pt 38.03070596849pt)" svg:viewBox="0 0 5 7" svg:d="M0.279806 2.21259C0.279806 2.21259 4.71509 2.86239 5.00009 6.64719C5.00009 6.64719 4.85759 2.50671 3.04066 1.33935C1.30398 0.254068 0.716198 -0.548492 0.208446 0.466108C-0.299082 1.48299 0.279806 2.20347 0.279806 2.20347L0.279806 2.20347Z" koffice:nodeTypes="ccccccc"/>
          <draw:path draw:style-name="gr81" draw:id="shape274" draw:name="path3884" draw:layer="g3566" svg:width="1.74579200000pt" svg:height="11.64168000000pt" draw:transform="matrix(0.25198447000 0.00000000000 0.00000000000 0.25198447000 98.65479567669pt 61.12914167945pt)" svg:viewBox="0 0 2 12" svg:d="M0 11.6417L1.74579 11.6417L1.74579 0L0 0Z" koffice:nodeTypes="ccccc"/>
          <draw:path draw:style-name="gr13" draw:id="shape275" draw:name="path3886" draw:layer="g3566" svg:width="1.74579200000pt" svg:height="11.64168000000pt" draw:transform="matrix(0.25198447000 0.00000000000 0.00000000000 0.25198447000 98.65479567669pt 61.12914167945pt)" svg:viewBox="0 0 2 12" svg:d="M1.74579 11.6417L1.74579 0L0 0L0 11.6417L1.74579 11.6417L1.74579 11.6417" koffice:nodeTypes="cccccc"/>
          <draw:path draw:style-name="gr81" draw:id="shape276" draw:name="path704" draw:layer="g3566" svg:width="21.92697600000pt" svg:height="6.82743332902pt" draw:transform="matrix(0.25198447000 0.00000000000 0.00000000000 0.25198447000 97.19159644680pt 59.64801728230pt)" svg:viewBox="0 0 22 7" svg:d="M10.9725 6.82176C9.67198 6.82176 6.53698 6.9654 0.356136 5.80716L0 5.52216C0.507528 5.73648 1.15778 5.16648 2.5381 4.4346C4.20363 3.4998 4.35502 0 4.35502 0L4.42638 0C4.42638 0 8.35391 0.72276 10.9725 0.72276C13.662 0.72276 17.5095 0 17.5095 0L17.652 0C17.652 0 17.7945 3.49068 19.46 4.4346C20.8406 5.15736 21.4906 5.7456 21.927 5.52216L21.642 5.80716C15.4611 6.9654 12.335 6.82176 10.9545 6.82176" koffice:nodeTypes="ccccccccccccc"/>
          <draw:path draw:style-name="gr18" draw:id="shape277" draw:name="path706" draw:layer="g3566" svg:width="21.93610400000pt" svg:height="6.82743332902pt" draw:transform="matrix(0.25198447000 0.00000000000 0.00000000000 0.25198447000 97.19159644680pt 59.64801728230pt)" svg:viewBox="0 0 22 7" svg:d="M10.9725 6.82176C9.6631 6.82176 6.53698 6.9654 0.356136 5.80716L0 5.52216C0.507528 5.73648 1.15778 5.16648 2.54698 4.4346C4.21253 3.49068 4.36392 0 4.36392 0L4.43528 0C4.43528 0 8.36281 0.72276 10.9814 0.72276C13.6711 0.72276 17.5184 0 17.5184 0L17.6611 0C17.6611 0 17.8034 3.49068 19.4689 4.4346C20.8495 5.15736 21.4995 5.7456 21.9361 5.52216L21.6511 5.80716C15.47 6.9654 12.3439 6.82176 10.9634 6.82176L10.9634 6.82176Z" koffice:nodeTypes="ccccccccccccccc"/>
          <draw:path draw:style-name="gr92" draw:id="shape278" draw:name="path708" draw:layer="g3566" svg:width="4.77734171579pt" svg:height="5.56645879139pt" draw:transform="matrix(0.25198447000 0.00000000000 0.00000000000 0.25198447000 101.64192037786pt 59.64571918394pt)" svg:viewBox="0 0 5 6" svg:d="M4.50642 3.705C4.50642 3.705 2.40449 4.79256 0 0C0 0 0.142272 3.49068 1.80782 4.43688C3.47335 5.37168 4.13227 6.0306 4.5689 5.15736C5.07642 4.36392 4.49754 3.705 4.49754 3.705" koffice:nodeTypes="ccccc"/>
          <draw:path draw:style-name="gr18" draw:id="shape279" draw:name="path710" draw:layer="g3566" svg:width="4.77734171579pt" svg:height="5.56845646010pt" draw:transform="matrix(0.25198447000 0.00000000000 0.00000000000 0.25198447000 101.64192037786pt 59.64571918394pt)" svg:viewBox="0 0 5 6" svg:d="M4.50642 3.705C4.50642 3.705 2.40449 4.79256 0 0C0 0 0.142272 3.49068 1.80782 4.43688C3.47335 5.3808 4.13227 6.0306 4.5689 5.15736C5.07642 4.36392 4.49754 3.705 4.49754 3.705L4.49754 3.705L4.50642 3.705Z" koffice:nodeTypes="cccccccc"/>
          <draw:path draw:style-name="gr92" draw:id="shape280" draw:name="path712" draw:layer="g3566" svg:width="4.80813714200pt" svg:height="5.56645879139pt" draw:transform="matrix(0.25198447000 0.00000000000 0.00000000000 0.25198447000 97.07517933389pt 59.64571918394pt)" svg:viewBox="0 0 5 6" svg:d="M0.301489 3.705C0.301489 3.705 1.75339 5.45148 4.80814 0C4.80814 0 4.66563 3.49068 2.9912 4.43688C1.24563 5.37168 0.666745 6.0306 0.158985 5.15736C-0.268511 4.36392 0.301489 3.705 0.301489 3.705" koffice:nodeTypes="ccccc"/>
          <draw:path draw:style-name="gr18" draw:id="shape281" draw:name="path714" draw:layer="g3566" svg:width="4.81198873416pt" svg:height="5.56845646010pt" draw:transform="matrix(0.25198447000 0.00000000000 0.00000000000 0.25198447000 97.07420879249pt 59.64571918394pt)" svg:viewBox="0 0 5 6" svg:d="M0.305341 3.705C0.305341 3.705 1.75724 5.44236 4.81199 0C4.81199 0 4.66948 3.49068 2.99505 4.43688C1.25838 5.3808 0.670597 6.0306 0.162837 5.15736C-0.273555 4.36392 0.305341 3.705 0.305341 3.705L0.305341 3.705" koffice:nodeTypes="cccccc"/>
          <draw:path draw:style-name="gr93" draw:id="shape282" draw:name="path716" draw:layer="g3566" svg:width="84.59164800000pt" svg:height="4.57824000000pt" draw:transform="matrix(0.25198447000 0.00000000000 0.00000000000 0.25198447000 88.79589522443pt 61.90130273056pt)" svg:viewBox="0 0 85 5" svg:d="M5.8067 3.56136L84.5916 3.56136L84.5916 1.30872L5.8067 1.30872L5.5217 0C5.5217 0 1.52282 2.54676 0 2.25264C0 2.25264 5.30807 3.77568 5.81582 4.57824L5.81582 3.56136" koffice:nodeTypes="cccccccc"/>
          <draw:path draw:style-name="gr13" draw:id="shape283" draw:name="path718" draw:layer="g3566" svg:width="84.59164800000pt" svg:height="4.57824000000pt" draw:transform="matrix(0.25198447000 0.00000000000 0.00000000000 0.25198447000 88.79589522443pt 61.90130273056pt)" svg:viewBox="0 0 85 5" svg:d="M5.8067 3.56136L84.5916 3.56136L84.5916 1.30872L5.8067 1.30872L5.5217 0C5.5217 0 1.5317 2.54676 0 2.25264C0 2.25264 5.30807 3.77568 5.81582 4.57824L5.81582 3.57048L5.81582 3.57048Z" koffice:nodeTypes="cccccccccc"/>
          <draw:path draw:style-name="gr93" draw:id="shape284" draw:name="path720" draw:layer="g3566" svg:width="17.89276000000pt" svg:height="21.96079744202pt" draw:transform="matrix(0.25198447000 0.00000000000 0.00000000000 0.25198447000 89.14371241219pt 58.95058539018pt)" svg:viewBox="0 0 18 22" svg:d="M11.8455 16.5823C10.9725 19.9293 9.52082 20.5814 9.23582 21.9608C9.23582 21.9608 7.49026 19.4847 6.61747 16.8764C5.96722 14.7651 7.33886 13.0893 6.83111 13.0186C6.83111 13.0186 7.32998 8.7254 5.4508 7.27532C3.33998 5.67932 2.32469 5.38748 0 4.80836C0 4.80836 1.38054 -0.207643 9.23582 0.00667744C14.5441 0.0773174 16.5033 1.6004 17.8928 5.90276C17.8928 5.90276 12.7272 4.66472 11.783 10.2667C11.498 12.0838 11.5694 12.663 11.6405 12.7428C11.6405 12.7428 12.7272 13.2512 11.8544 16.6005" koffice:nodeTypes="ccccccccccc"/>
          <draw:path draw:style-name="gr13" draw:id="shape285" draw:name="path722" draw:layer="g3566" svg:width="17.88386400000pt" svg:height="21.96978094883pt" draw:transform="matrix(0.25198447000 0.00000000000 0.00000000000 0.25198447000 89.14371241219pt 58.94832168598pt)" svg:viewBox="0 0 18 22" svg:d="M11.8455 16.5913C10.9814 19.9383 9.52082 20.5904 9.23582 21.9698C9.23582 21.9698 7.49026 19.5028 6.61747 16.8763C5.96722 14.7741 7.33886 13.0983 6.83111 13.0185C6.83111 13.0185 7.32998 8.72526 5.4508 7.27518C3.34886 5.68146 2.32469 5.38734 0 4.80822C0 4.80822 1.38054 -0.205499 9.23582 0.00654095C14.5441 0.0795009 16.5033 1.60938 17.8839 5.90262C17.8839 5.90262 12.7272 4.66458 11.7742 10.2665C11.4892 12.0837 11.5605 12.6628 11.6316 12.7335C11.6316 12.7335 12.7183 13.2419 11.8455 16.5913L11.8455 16.5913" koffice:nodeTypes="cccccccccccc"/>
          <draw:path draw:style-name="gr94" draw:id="shape286" draw:name="path724" draw:layer="g3566" svg:width="53.09914400000pt" svg:height="1.30872000000pt" draw:transform="matrix(0.25198447000 0.00000000000 0.00000000000 0.25198447000 93.04421832496pt 61.12914167945pt)" svg:viewBox="0 0 53 1" svg:d="M0 1.30872L53.0991 1.30872L53.0991 0L0 0Z" koffice:nodeTypes="ccccc"/>
          <draw:path draw:style-name="gr13" draw:id="shape287" draw:name="path726" draw:layer="g3566" svg:width="53.09937600000pt" svg:height="1.30872000000pt" draw:transform="matrix(0.25198447000 0.00000000000 0.00000000000 0.25198447000 93.04645796293pt 61.12914167945pt)" svg:viewBox="0 0 53 1" svg:d="M53.0994 1.30872L53.0994 0L0 0L0 1.30872L53.0994 1.30872L53.0994 1.30872" koffice:nodeTypes="cccccc"/>
          <draw:path draw:style-name="gr94" draw:id="shape288" draw:name="path728" draw:layer="g3566" svg:width="54.12446400000pt" svg:height="1.22892000000pt" draw:transform="matrix(0.25198447000 0.00000000000 0.00000000000 0.25198447000 92.91627069047pt 61.46121689339pt)" svg:viewBox="0 0 54 1" svg:d="M0 1.22892L54.1245 1.22892L54.1245 0L4.54747e-14 0Z" koffice:nodeTypes="ccccc"/>
          <draw:path draw:style-name="gr13" draw:id="shape289" draw:name="path730" draw:layer="g3566" svg:width="54.12218400000pt" svg:height="1.22892000000pt" draw:transform="matrix(0.25198447000 0.00000000000 0.00000000000 0.25198447000 92.91856878884pt 61.46121689339pt)" svg:viewBox="0 0 54 1" svg:d="M54.1222 1.22892L54.1222 0L0 0L0 1.22892L54.1222 1.22892L54.1222 1.22892" koffice:nodeTypes="cccccc"/>
          <draw:path draw:style-name="gr94" draw:id="shape290" draw:name="path732" draw:layer="g3566" svg:width="55.20883200000pt" svg:height="1.30188000000pt" draw:transform="matrix(0.25198447000 0.00000000000 0.00000000000 0.25198447000 92.78838151638pt 61.77318374663pt)" svg:viewBox="0 0 55 1" svg:d="M0 1.30188L55.2088 1.30188L55.2088 0L4.54747e-14 0Z" koffice:nodeTypes="ccccc"/>
          <draw:path draw:style-name="gr13" draw:id="shape291" draw:name="path734" draw:layer="g3566" svg:width="55.20883200000pt" svg:height="1.30188000000pt" draw:transform="matrix(0.25198447000 0.00000000000 0.00000000000 0.25198447000 92.78838151638pt 61.77318374663pt)" svg:viewBox="0 0 55 1" svg:d="M55.2088 1.30188L55.2088 0L0 0L0 1.30188L55.2088 1.30188L55.2088 1.30188" koffice:nodeTypes="cccccc"/>
          <draw:path draw:style-name="gr94" draw:id="shape292" draw:name="path736" draw:layer="g3566" svg:width="56.30528000000pt" svg:height="1.23804000000pt" draw:transform="matrix(0.25198447000 0.00000000000 0.00000000000 0.25198447000 92.64251073051pt 62.10123728843pt)" svg:viewBox="0 0 56 1" svg:d="M0 1.23804L56.3053 1.23804L56.3053 0L0 0Z" koffice:nodeTypes="ccccc"/>
          <draw:path draw:style-name="gr13" draw:id="shape293" draw:name="path738" draw:layer="g3566" svg:width="56.30528000000pt" svg:height="1.23804000000pt" draw:transform="matrix(0.25198447000 0.00000000000 0.00000000000 0.25198447000 92.64251073051pt 62.10123728843pt)" svg:viewBox="0 0 56 1" svg:d="M56.3053 1.23804L56.3053 0L0 0L0 1.23804L56.3053 1.23804L56.3053 1.23804" koffice:nodeTypes="cccccc"/>
          <draw:path draw:style-name="gr94" draw:id="shape294" draw:name="path740" draw:layer="g3566" svg:width="56.88417600000pt" svg:height="1.22892000000pt" draw:transform="matrix(0.25198447000 0.00000000000 0.00000000000 0.25198447000 92.56845350272pt 62.41550224004pt)" svg:viewBox="0 0 57 1" svg:d="M0 1.22892L56.8842 1.22892L56.8842 0L0 0Z" koffice:nodeTypes="ccccc"/>
          <draw:path draw:style-name="gr13" draw:id="shape295" draw:name="path742" draw:layer="g3566" svg:width="56.88440000000pt" svg:height="1.22892000000pt" draw:transform="matrix(0.25198447000 0.00000000000 0.00000000000 0.25198447000 92.57069515656pt 62.41550224004pt)" svg:viewBox="0 0 57 1" svg:d="M56.8844 1.22892L56.8844 0L0 0L0 1.22892L56.8844 1.22892L56.8844 1.22892" koffice:nodeTypes="cccccc"/>
          <draw:path draw:style-name="gr94" draw:id="shape296" draw:name="path744" draw:layer="g3566" svg:width="53.09914400000pt" svg:height="1.30872000000pt" draw:transform="matrix(0.25198447000 0.00000000000 0.00000000000 0.25198447000 93.04421832496pt 63.67888181697pt)" svg:viewBox="0 0 53 1" svg:d="M0 1.30872L53.0991 1.30872L53.0991 0L0 0Z" koffice:nodeTypes="ccccc"/>
          <draw:path draw:style-name="gr13" draw:id="shape297" draw:name="path746" draw:layer="g3566" svg:width="53.09937600000pt" svg:height="1.30872000000pt" draw:transform="matrix(0.25198447000 0.00000000000 0.00000000000 0.25198447000 93.04645796293pt 63.67888181697pt)" svg:viewBox="0 0 53 1" svg:d="M53.0994 0L53.0994 1.30872L0 1.30872L0 0L53.0994 0L53.0994 0" koffice:nodeTypes="cccccc"/>
          <draw:path draw:style-name="gr94" draw:id="shape298" draw:name="path748" draw:layer="g3566" svg:width="54.12446400000pt" svg:height="1.22892000000pt" draw:transform="matrix(0.25198447000 0.00000000000 0.00000000000 0.25198447000 92.91627069047pt 63.36921306210pt)" svg:viewBox="0 0 54 1" svg:d="M0 1.22892L54.1245 1.22892L54.1245 0L4.54747e-14 0Z" koffice:nodeTypes="ccccc"/>
          <draw:path draw:style-name="gr13" draw:id="shape299" draw:name="path750" draw:layer="g3566" svg:width="54.12218400000pt" svg:height="1.22892000000pt" draw:transform="matrix(0.25198447000 0.00000000000 0.00000000000 0.25198447000 92.91856878884pt 63.36691496373pt)" svg:viewBox="0 0 54 1" svg:d="M54.1222 0L54.1222 1.22892L0 1.22892L0 0L54.1222 0L54.1222 0" koffice:nodeTypes="cccccc"/>
          <draw:path draw:style-name="gr94" draw:id="shape300" draw:name="path752" draw:layer="g3566" svg:width="55.20883200000pt" svg:height="1.23804000000pt" draw:transform="matrix(0.25198447000 0.00000000000 0.00000000000 0.25198447000 92.78838151638pt 63.05494811049pt)" svg:viewBox="0 0 55 1" svg:d="M0 1.23804L55.2088 1.23804L55.2088 0L4.54747e-14 0Z" koffice:nodeTypes="ccccc"/>
          <draw:path draw:style-name="gr13" draw:id="shape301" draw:name="path754" draw:layer="g3566" svg:width="55.20883200000pt" svg:height="1.23804000000pt" draw:transform="matrix(0.25198447000 0.00000000000 0.00000000000 0.25198447000 92.78838151638pt 63.05494811049pt)" svg:viewBox="0 0 55 1" svg:d="M55.2088 0L55.2088 1.23804L0 1.23804L0 0L55.2088 0L55.2088 0" koffice:nodeTypes="cccccc"/>
          <draw:path draw:style-name="gr94" draw:id="shape302" draw:name="path756" draw:layer="g3566" svg:width="56.30528000000pt" svg:height="1.30872000000pt" draw:transform="matrix(0.25198447000 0.00000000000 0.00000000000 0.25198447000 92.64251073051pt 62.72517099491pt)" svg:viewBox="0 0 56 1" svg:d="M0 1.30872L56.3053 1.30872L56.3053 0L0 0Z" koffice:nodeTypes="ccccc"/>
          <draw:path draw:style-name="gr13" draw:id="shape303" draw:name="path758" draw:layer="g3566" svg:width="56.30528000000pt" svg:height="1.30872000000pt" draw:transform="matrix(0.25198447000 0.00000000000 0.00000000000 0.25198447000 92.64251073051pt 62.72517099491pt)" svg:viewBox="0 0 56 1" svg:d="M56.3053 0L56.3053 1.30872L0 1.30872L0 0L56.3053 0L56.3053 0" koffice:nodeTypes="cccccc"/>
          <draw:path draw:style-name="gr31" draw:id="shape304" draw:name="path760" draw:layer="g3566" svg:width="12.86945600000pt" svg:height="12.64308672281pt" draw:transform="matrix(0.25198447000 0.00000000000 0.00000000000 0.25198447000 94.76779209976pt 61.03160519655pt)" svg:viewBox="0 0 13 13" svg:d="M0 12.3229L11.4178 0.172753C11.4178 0.172753 12.8695 -0.333407 12.8695 0.387073L2.54722 12.3229C2.54722 12.3229 1.02418 13.0434 0.008888 12.3229" koffice:nodeTypes="ccccc"/>
          <draw:path draw:style-name="gr31" draw:id="shape305" draw:name="path764" draw:layer="g3566" svg:width="12.06804000000pt" svg:height="12.41282666667pt" draw:transform="matrix(0.25198447000 0.00000000000 0.00000000000 0.25198447000 95.09768412026pt 61.04845289236pt)" svg:viewBox="0 0 12 12" svg:d="M0 0.320213C0 0.320213 0.507752 -0.400267 1.45167 0.320213L12.068 11.9619C12.068 11.9619 11.8542 12.9765 10.545 11.9619L4.54747e-14 0.320213" koffice:nodeTypes="ccccc"/>
          <draw:path draw:style-name="gr81" draw:id="shape306" draw:name="path768" draw:layer="g3566" svg:width="2.31880964969pt" svg:height="11.64168000000pt" draw:transform="matrix(0.25198447000 0.00000000000 0.00000000000 0.25198447000 93.79746399812pt 61.12914167945pt)" svg:viewBox="0 0 2 12" svg:d="M2.10518 11.6417C0.35961 6.11952 1.89131 1.02372 2.31881 0L1.081 0C0.573242 1.01688 -0.949798 6.1104 0.867138 11.6417L2.09628 11.6417" koffice:nodeTypes="ccccc"/>
          <draw:path draw:style-name="gr13" draw:id="shape307" draw:name="path770" draw:layer="g3566" svg:width="2.30991616515pt" svg:height="11.64168000000pt" draw:transform="matrix(0.25198447000 0.00000000000 0.00000000000 0.25198447000 93.79970501810pt 61.12914167945pt)" svg:viewBox="0 0 2 12" svg:d="M2.09628 11.6417C0.350716 6.11952 1.88242 1.01688 2.30992 0L1.081 0C0.573244 1.01688 -0.949796 6.1104 0.867132 11.6417L2.09628 11.6417L2.09628 11.6417" koffice:nodeTypes="cccccc"/>
          <draw:path draw:style-name="gr81" draw:id="shape308" draw:name="path772" draw:layer="g3566" svg:width="2.33910452004pt" svg:height="11.64168000000pt" draw:transform="matrix(0.25198447000 0.00000000000 0.00000000000 0.25198447000 105.21672729171pt 61.12914167945pt)" svg:viewBox="0 0 2 12" svg:d="M0.21432 11.6417C2.03148 6.11952 0.49932 1.02372 0 0L1.23804 0C1.74648 1.01688 3.26952 6.1104 1.52304 11.6417L0.21432 11.6417" koffice:nodeTypes="ccccc"/>
          <draw:path draw:style-name="gr13" draw:id="shape309" draw:name="path774" draw:layer="g3566" svg:width="2.32998452004pt" svg:height="11.64168000000pt" draw:transform="matrix(0.25198447000 0.00000000000 0.00000000000 0.25198447000 105.21672729171pt 61.12914167945pt)" svg:viewBox="0 0 2 12" svg:d="M0.21432 11.6417C2.02236 6.11952 0.49932 1.01688 0 0L1.22892 0C1.73736 1.01688 3.2604 6.1104 1.51392 11.6417L0.2052 11.6417L0.2052 11.6417Z" koffice:nodeTypes="ccccccc"/>
          <draw:path draw:style-name="gr31" draw:id="shape310" draw:name="path776" draw:layer="g3566" svg:width="1.74579200000pt" svg:height="11.64168000000pt" draw:transform="matrix(0.25198447000 0.00000000000 0.00000000000 0.25198447000 100.37836945149pt 61.12914167945pt)" svg:viewBox="0 0 2 12" svg:d="M0 11.6417L1.74579 11.6417L1.74579 0L0 0Z" koffice:nodeTypes="ccccc"/>
          <draw:path draw:style-name="gr31" draw:id="shape311" draw:name="path780" draw:layer="g3566" svg:width="12.87014400000pt" svg:height="12.64308672281pt" draw:transform="matrix(0.25198447000 0.00000000000 0.00000000000 0.25198447000 101.46232399052pt 61.03160519655pt)" svg:viewBox="0 0 13 13" svg:d="M12.8701 12.3229L1.52304 0.172753C1.52304 0.172753 0 -0.333407 0 0.387073L10.3225 12.3229C10.3225 12.3229 11.8464 13.0434 12.861 12.3229" koffice:nodeTypes="ccccc"/>
          <draw:path draw:style-name="gr81" draw:id="shape312" draw:name="path784" draw:layer="g3566" svg:width="12.13940000000pt" svg:height="12.41282666667pt" draw:transform="matrix(0.25198447000 0.00000000000 0.00000000000 0.25198447000 101.33219517846pt 61.04845289236pt)" svg:viewBox="0 0 12 12" svg:d="M12.1394 0.320213C12.1394 0.320213 11.6405 -0.400267 10.6161 0.320213L0 11.9619C0 11.9619 0.213632 12.9765 1.52304 11.9619L12.1394 0.320213" koffice:nodeTypes="ccccc"/>
          <draw:path draw:style-name="gr13" draw:id="shape313" draw:name="path786" draw:layer="g3566" svg:width="12.13940000000pt" svg:height="12.41282666667pt" draw:transform="matrix(0.25198447000 0.00000000000 0.00000000000 0.25198447000 101.33219517846pt 61.04845289236pt)" svg:viewBox="0 0 12 12" svg:d="M12.1394 0.320213C12.1394 0.320213 11.6405 -0.400267 10.6161 0.320213L0 11.9619C0 11.9619 0.213632 12.9765 1.52304 11.9619L12.1394 0.320213L12.1394 0.320213" koffice:nodeTypes="cccccc"/>
          <draw:g draw:style-name="gr1" draw:id="shape314" draw:name="g2467" svg:y="41.94162089045pt">
            <draw:path draw:style-name="gr88" draw:id="shape315" draw:name="path2469" draw:layer="g3566" svg:width="257.65537550532pt" svg:height="316.12056360826pt" draw:transform="matrix(0.00258608386 0.00000000000 0.00000000000 -0.00258608386 100.12359506396pt 42.75913517694pt)" svg:viewBox="0 0 258 316" svg:d="M70.4554 294.51C4.05538 271.31 -7.14462 262.51 12.8554 246.51C24.0554 237.71 23.2554 233.71 11.2554 216.11C0.855376 199.31 -1.54462 179.31 0.855376 106.51C1.65538 57.7098 6.45538 12.1098 10.4554 5.7098C15.2554 -3.8902 17.6554 -1.4902 17.6554 13.7098C18.4554 31.3098 19.2554 32.1098 26.4554 20.1098C38.4554 -1.4902 50.4554 2.5098 41.6554 24.9098C36.0554 40.1098 37.6554 47.3098 49.6554 57.7098C60.8554 68.1098 64.0554 77.7098 60.8554 91.3098C55.2554 111.31 55.2554 111.31 80.0554 98.5098C111.255 82.5098 124.055 82.5098 154.455 98.5098C185.655 114.51 180.855 120.91 148.055 108.11C99.2554 89.7098 28.0554 129.71 61.6554 157.71C69.6554 164.11 72.8554 160.91 76.8554 145.71C84.0554 117.71 117.655 104.91 142.455 120.91C152.055 128.11 162.455 140.11 165.655 148.91C169.655 162.51 173.655 164.11 190.455 157.71C220.055 146.51 229.655 147.31 217.655 160.91C212.855 167.31 185.655 180.11 158.455 189.71C119.255 202.51 103.255 204.11 86.4554 197.71C58.4554 187.31 57.6554 187.31 57.6554 200.11C57.6554 206.51 64.8554 217.71 73.6554 225.71C82.4554 233.71 87.2554 242.51 85.6554 245.71C83.2554 248.91 99.2554 257.71 120.055 264.11C152.855 275.31 160.055 275.31 180.855 264.91C193.655 258.51 210.455 255.31 218.455 257.71C225.655 260.11 234.455 258.51 237.655 253.71C244.855 242.51 257.655 243.31 257.655 256.11C257.655 272.91 176.055 316.91 145.655 316.11C139.255 316.11 104.855 306.51 70.4554 294.51ZM148.855 145.71C145.655 139.31 140.055 133.71 136.055 133.71C131.255 133.71 132.055 138.51 137.655 145.71C143.255 152.11 148.855 157.71 150.455 157.71C152.055 157.71 151.255 152.11 148.855 145.71Z" koffice:nodeTypes="cccccccccccccccccccccccccccccccccccc"/>
            <draw:path draw:style-name="gr88" draw:id="shape316" draw:name="path2471" draw:layer="g3566" svg:width="258.74816276245pt" svg:height="88.80000000000pt" draw:transform="matrix(0.00258608386 0.00000000000 0.00000000000 -0.00258608386 99.14239145153pt 42.18991278268pt)" svg:viewBox="0 0 259 89" svg:d="M77.0722 84C55.4722 75.2 -4.52784 32 0.272156 28C2.67216 25.6 24.2722 32.8 49.0722 44.8C73.8722 56 100.272 65.6 107.472 65.6C115.472 65.6 146.672 50.4 177.072 32.8L231.472 0L245.872 18.4C253.872 28.8 259.472 40.8 258.672 44.8C255.472 53.6 135.472 88.8 109.072 88.8C97.8722 88.8 83.4722 86.4 77.0722 84Z" koffice:nodeTypes="cccccccccc"/>
            <draw:path draw:style-name="gr88" draw:id="shape317" draw:name="path2473" draw:layer="g3566" svg:width="186.62326330151pt" svg:height="95.26780683520pt" draw:transform="matrix(0.00258608386 0.00000000000 0.00000000000 -0.00258608386 99.24677988894pt 42.47541644057pt)" svg:viewBox="0 0 187 95" svg:d="M62.3067 80.8C39.1067 73.6 14.3067 60.8 7.10671 53.6C-8.09329 38.4 1.50671 36 31.9067 48C47.9067 53.6 52.7067 52.8 52.7067 44C52.7067 32.8 89.5067 0 102.307 0C106.307 0 120.707 10.4 132.707 23.2C145.507 36 162.307 45.6 170.307 44.8C177.507 44.8 185.507 49.6 186.307 56C188.707 64.8 177.507 72.8 151.107 82.4C130.307 89.6 111.107 96 108.707 95.2C106.307 94.4 85.5067 88 62.3067 80.8ZM84.7067 36C90.3067 28.8 91.1067 24 86.3067 24C82.3067 24 76.7067 29.6 73.5067 36C71.1067 42.4 70.3067 48 71.9067 48C73.5067 48 79.1067 42.4 84.7067 36Z" koffice:nodeTypes="cccccccccccccccc"/>
            <draw:path draw:style-name="gr88" draw:id="shape318" draw:name="path2475" draw:layer="g3566" svg:width="147.16145231230pt" svg:height="37.66567041340pt" draw:transform="matrix(0.00258608386 0.00000000000 0.00000000000 -0.00258608386 99.36401765743pt 42.52571568305pt)" svg:viewBox="0 0 147 38" svg:d="M107.373 25.85C76.1726 11.45 42.5726 10.65 11.3726 23.45C-2.22739 29.85 -3.02739 29.05 5.77261 17.85C24.1726 -4.55003 60.9726 -6.15003 108.973 14.65C133.773 25.05 150.573 34.65 146.573 37.05C142.573 39.45 124.973 34.65 107.373 25.85Z" koffice:nodeTypes="cccccc"/>
            <draw:path draw:style-name="gr88" draw:id="shape319" draw:name="path2477" draw:layer="g3566" svg:width="285.77030463444pt" svg:height="96.02050870691pt" draw:transform="matrix(0.00258608386 0.00000000000 0.00000000000 -0.00258608386 99.60690136060pt 43.13869236645pt)" svg:viewBox="0 0 286 96" svg:d="M49.4531 83.6789C49.4531 76.4789 36.0213 58.4047 20.3266 43.6789C3.62126 28.0047 -2.62409 23.303 0.989857 19.1024C7.06096 12.0457 14.1061 23.0464 27.8531 35.0259C41.5145 46.9308 46.179 53.2144 53.854 54.2894C61.529 55.3644 72.9531 51.3054 81.4531 49.6054C98.4531 46.2054 104.524 43.389 110.053 38.5481C115.583 33.7072 118.026 27.3594 114.759 18.1933C111.654 9.47937 105.641 6.87578 111.67 2.27889C117.61 -2.24995 122.087 7.66428 125.568 16.6909C127.742 22.3286 128.302 29.9621 131.79 32.362C135.277 34.762 142.182 33.7571 148.227 33.703C154.403 33.6478 159.893 34.6151 164.081 31.8151C168.268 29.0151 170.559 17.4054 173.453 11.6789C177.821 3.17286 179.232 -0.839627 184.006 0.146357C191.95 1.78714 185.339 5.46684 182.939 16.2668C180.539 27.4668 177.833 34.4545 182.506 37.9626C187.18 41.4708 198.253 42.4789 221.453 43.6789C225.853 44.0789 237.677 46.9765 244.777 43.4765C251.877 39.9765 258.182 32.7178 262.612 25.4584C270.841 11.9729 281.471 7.53988 285.224 11.4994C288.819 15.2921 273.758 35.4815 266.507 49.0053C259.563 61.9581 256.955 90.7869 247.535 89.4638C238.898 88.2508 241.742 82.975 241.283 75.7283C242.524 62.2753 236.653 65.2789 207.853 61.2789C132.653 49.2789 73.4531 58.0789 67.8531 81.2789C63.0531 99.6789 49.4531 101.279 49.4531 83.6789Z" koffice:nodeTypes="ccccccccccccccccccccccccccc"/>
            <draw:path draw:style-name="gr88" draw:id="shape320" draw:name="path2479" draw:layer="g3566" svg:width="279.24570322723pt" svg:height="59.32047862204pt" draw:transform="matrix(0.00258608386 0.00000000000 0.00000000000 -0.00258608386 99.62510194511pt 43.36342113197pt)" svg:viewBox="0 0 279 59" svg:d="M160.015 54.5782C152.015 49.7782 132.015 48.1782 114.415 51.3782C92.8152 55.3782 76.0152 52.1782 56.8152 42.5782C42.4152 34.5782 20.0152 25.7782 6.41522 22.5782C-7.98478 18.5782 2.41522 17.7782 32.0152 20.9782C69.6152 24.1782 85.6152 22.5782 99.2152 12.1782C124.815 -5.42185 151.215 -3.82185 183.215 16.1782C207.215 30.5782 214.415 31.3782 238.415 23.3782C253.615 18.5782 271.215 16.1782 276.815 17.7782C281.615 20.1782 279.215 22.5782 270.415 22.5782C261.615 23.3782 243.215 29.7782 229.615 38.5782C195.215 59.3782 176.815 64.1782 160.015 54.5782Z" koffice:nodeTypes="cccccccccccc"/>
            <draw:path draw:style-name="gr88" draw:id="shape321" draw:name="path2481" draw:layer="g3566" svg:width="176.00000000000pt" svg:height="46.03711825420pt" draw:transform="matrix(0.00258608386 0.00000000000 0.00000000000 -0.00258608386 99.73479125748pt 43.48916131276pt)" svg:viewBox="0 0 176 46" svg:d="M0 43.2C0 35.2 73.6 0 89.6 0C103.2 0 175.2 34.4 176 41.6C176 44 162.4 43.2 146.4 38.4C116 30.4 39.2 32.8 14.4 44C6.4 47.2 0 46.4 0 43.2Z" koffice:nodeTypes="cccccc"/>
          </draw:g>
          <draw:path draw:style-name="gr95" draw:id="shape322" draw:name="path2252" draw:layer="g3566" svg:width="3.20015280000pt" svg:height="0.04673804144pt" draw:transform="matrix(-0.03221848235 -0.03004436034 0.03004436034 -0.03221848235 100.88999992549pt 41.80147715218pt)" svg:viewBox="0 0 3 0" svg:d="M3.20015 0.000616C2.13432 0.0623169 1.06581 0.0621112 0 0" koffice:nodeTypes="cc"/>
          <draw:path draw:style-name="gr96" draw:id="shape323" draw:name="path5572" draw:layer="g3566" svg:width="0.79582400000pt" svg:height="2.25484000000pt" draw:transform="matrix(0.25198447000 0.00000000000 0.00000000000 0.25198447000 102.87966607862pt 55.43178692388pt)" svg:viewBox="0 0 1 2" svg:d="M0.795824 0L0 2.25484" koffice:nodeTypes="cc"/>
          <draw:rect draw:style-name="gr97" draw:id="shape324" draw:name="rect5585" draw:layer="g3566" svg:width="2.29164600000pt" svg:height="1.14582176000pt" draw:transform="matrix(0.24222309560 0.06945624336 -0.06945624336 0.24222309560 103.07919751254pt 55.29672325587pt)"/>
          <draw:rect draw:style-name="gr3" draw:id="shape325" draw:name="rect5587" draw:layer="g3566" svg:width="2.29164600000pt" svg:height="0.57291164000pt" draw:transform="matrix(0.24222309560 0.06945624336 -0.06945624336 0.24222309560 103.03940408595pt 55.43549964959pt)"/>
          <draw:rect draw:style-name="gr4" draw:id="shape326" draw:name="rect5589" draw:layer="g3566" svg:width="2.29164600000pt" svg:height="0.28645503200pt" draw:transform="matrix(0.24222309560 0.06945624336 -0.06945624336 0.24222309560 103.01950903960pt 55.50488203309pt)"/>
          <draw:path draw:style-name="gr98" draw:id="shape327" draw:name="path5743" draw:layer="g3566" svg:width="1.73668000000pt" svg:height="11.64168000000pt" draw:transform="matrix(0.25198447000 0.00000000000 0.00000000000 0.25198447000 99.04796200554pt 61.09161212042pt)" svg:viewBox="0 0 2 12" svg:d="M0 11.6417L0 0L1.73668 0L1.73668 11.6417L0 11.6417L0 11.6417" koffice:nodeTypes="cccccc"/>
          <draw:path draw:style-name="gr31" draw:id="shape328" draw:name="path8" draw:layer="g3566" svg:width="15.85569737895pt" svg:height="14.31211819895pt" draw:transform="matrix(0.25198447000 0.00000000000 0.00000000000 0.25198447000 81.57832041645pt 33.28978656068pt)" svg:viewBox="0 0 16 14" svg:d="M2.06524 4.34932C4.1338 8.60811 4.86191 8.7667 8.00318 9.85841C11.173 10.96 12.7909 12.245 8.26181 11.8159C4.62162 11.4684 6.15826 12.9901 8.60098 13.7886C10.7912 15.0054 13.3206 14.0229 14.72 11.6501C16.3018 9.09483 16.241 7.99972 14.4766 5.93115C12.258 3.46922 12.3308 3.48463 12.8948 6.35703C13.769 10.8103 12.7104 9.84149 10.8381 6.0925C9.00403 2.41999 5.41145 1.55067 3.64709 0.88144C1.88272 0.2122 0.205063 0 0.0225511 0C-0.159977 0 0.787607 1.79403 2.06524 4.34932Z" koffice:nodeTypes="ccccccccccc"/>
          <draw:g draw:style-name="gr1" draw:id="shape329" draw:name="g3124" svg:y="27.00779475415pt">
            <draw:path draw:style-name="gr99" draw:id="shape330" draw:name="path376" draw:layer="g3566" svg:width="35.28342087756pt" svg:height="15.71639365791pt" draw:transform="matrix(0.27718291700 0.00000000000 0.00000000000 0.27718291700 83.82144971944pt 29.55350906744pt)" svg:viewBox="0 0 35 16" svg:d="M34.1954 12.3752C33.1799 12.5895 30.7843 14.7715 29.9826 15.5034C29.2613 16.3036 26.8565 14.7806 28.7535 12.0834C28.7535 12.0834 25.4849 14.0419 24.6835 13.098C23.9621 12.2247 23.9621 10.6219 24.6835 9.97209C24.6835 9.97209 22.2165 11.4951 21.5663 10.8453C20.916 10.1932 21.0585 9.24933 21.9224 8.08425C21.9224 8.08425 20.0343 10.7017 18.6538 10.1134C17.2735 9.46365 17.416 8.29629 18.2976 6.91689C18.2976 6.91689 15.5368 10.8453 14.0138 10.3369C12.4907 9.82845 13.1499 8.59041 14.0138 7.57581C14.0138 7.57581 10.6026 10.8453 8.34933 9.97209C8.34933 9.97209 5.95351 12.3684 5.08072 11.1303C4.1368 9.82845 4.93822 9.60729 4.93822 9.60729C4.93822 9.60729 3.41541 11.4222 2.3999 10.6926C1.52711 10.1134 2.54239 9.09885 2.54239 9.09885C2.54239 9.09885 0.796826 9.67797 0.289298 9.24021C-0.583486 8.44905 0.796826 7.35237 0.796826 7.35237C1.37572 6.56121 7.48543 1.38561 19.0546 0.227367C30.6863 -0.857913 31.8529 2.25885 32.0757 2.91777C32.3607 3.49689 35.4868 8.44905 35.2729 9.82845C34.9879 11.2101 34.2576 12.3752 34.2576 12.3752" koffice:nodeTypes="cccccccccccccccccccccc"/>
            <draw:path draw:style-name="gr100" draw:id="shape331" draw:name="path378" draw:layer="g3566" svg:width="35.27979696674pt" svg:height="15.71308370625pt" draw:transform="matrix(0.27718291700 0.00000000000 0.00000000000 0.27718291700 83.81751883003pt 29.55350906744pt)" svg:viewBox="0 0 35 16" svg:d="M34.2096 12.3752C33.1941 12.5895 30.7985 14.7715 29.9968 15.5034C29.2754 16.2945 26.8707 14.7806 28.7677 12.0834C28.7677 12.0834 25.4991 14.0419 24.6977 13.098C23.9763 12.2247 23.9763 10.631 24.6977 9.97209C24.6977 9.97209 22.2307 11.4951 21.5804 10.8453C20.9302 10.1932 21.0727 9.24933 21.9366 8.08425C21.9366 8.08425 20.0485 10.7017 18.668 10.1134C17.2877 9.46365 17.439 8.29629 18.3118 6.91689C18.3118 6.91689 15.551 10.8453 14.0279 10.3369C12.5049 9.82845 13.164 8.59953 14.0279 7.57581C14.0279 7.57581 10.6168 10.8453 8.35462 9.97209C8.35462 9.97209 5.95879 12.3752 5.08601 11.1303C4.14209 9.82845 4.94351 9.60729 4.94351 9.60729C4.94351 9.60729 3.4207 11.4222 2.3963 10.6926C1.5324 10.1134 2.53879 9.09885 2.53879 9.09885C2.53879 9.09885 0.802119 9.67797 0.285695 9.24021C-0.578425 8.44905 0.793223 7.35237 0.793223 7.35237C1.37212 6.56121 7.48183 1.38561 19.051 0.227367C30.6916 -0.857913 31.8493 2.25885 32.0721 2.91777C32.3571 3.49689 35.483 8.44905 35.2693 9.82845C34.9843 11.2101 34.254 12.3752 34.254 12.3752L34.254 12.3752L34.2096 12.3752Z" koffice:nodeTypes="ccccccccccccccccccccccccc"/>
            <draw:path draw:style-name="gr13" draw:id="shape332" draw:name="path380" draw:layer="g3566" svg:width="31.92888800000pt" svg:height="12.73380000000pt" draw:transform="matrix(0.27718291700 0.00000000000 0.00000000000 0.27718291700 83.88678780537pt 30.32308167302pt)" svg:viewBox="0 0 32 13" svg:d="M21.9628 0C21.0989 0.50616 14.1075 5.95764 13.6 6.68724M15.3366 2.25264C14.3925 2.7588 9.66332 6.4638 9.08443 7.19568M12.5044 2.0292C11.4891 2.89332 5.15667 7.55136 4.80054 8.35392M8.93304 2.0292C8.21165 2.75196 2.60969 7.18656 2.10193 7.91616M4.28389 3.12588C3.63386 3.56136 0 6.47292 0 6.47292M26.3981 0.14136C25.4541 0.49704 18.2578 5.67264 17.67 6.68724M29.1591 2.0292C28.1439 2.53764 22.0341 7.33704 21.3039 8.06892M29.738 5.814C28.8741 6.32244 24.8753 8.71872 24.3586 9.81312M28.8653 7.05204C28.3575 7.33704 25.7391 9.74244 25.0889 10.3216M28.2864 8.44284C27.6361 9.09264 27.2711 9.75156 26.9772 10.1164M27.85 3.63204C27.2711 4.14048 22.8358 7.56048 22.4705 8.06892M31.9289 8.5842C31.2789 9.09264 28.5178 11.4889 28.3664 12.3599M31.0561 10.1164C30.7 10.6248 28.8741 11.6394 28.8741 12.7338" koffice:nodeTypes="cccccccccccccccccccccccccc"/>
            <draw:path draw:style-name="gr101" draw:id="shape333" draw:name="path382" draw:layer="g3566" svg:width="65.00910562796pt" svg:height="26.63580009624pt" draw:transform="matrix(0.27718291700 0.00000000000 0.00000000000 0.27718291700 81.99517582042pt 27.08207049640pt)" svg:viewBox="0 0 65 27" svg:d="M65.0091 15.913C65.0091 15.913 61.9541 14.1665 61.1616 14.1665C60.2886 14.2303 56.8063 14.7456 56.8063 14.7456C56.8063 14.7456 56.085 13.3662 56.2986 11.6197C56.37 10.6849 57.3141 9.00228 57.3141 9.00228C57.3141 9.00228 57.893 1.79748 51.4269 0.92424C45.6111 0.1308 37.8983 -1.10724 26.338 2.00952C24.165 2.58864 13.3172 4.26444 0.0824576 17.8715C-0.425302 18.3799 1.53413 18.7447 2.62078 18.1565C4.43748 17.3653 5.81803 16.198 5.81803 16.198C7.2697 16.9914 9.30939 14.7456 9.30939 14.7456C9.74578 15.9745 11.1261 13.8746 11.1261 13.8746C11.9991 15.0306 14.2522 12.9376 14.2522 12.9376C17.0133 13.731 17.6633 11.5582 17.6633 11.5582C17.3783 11.9936 18.0197 12.1373 19.4091 11.9138C20.7183 11.6995 21.9472 10.2494 21.9472 10.2494C22.2322 12.0666 24.6369 10.2494 24.6369 10.2494C24.6369 10.2494 25.4297 8.93844 25.1447 10.3908C24.9308 11.7725 29.0722 10.3202 29.0722 10.3202C28.6447 11.4077 31.7619 9.96448 31.7619 9.96448C31.9044 11.9937 34.3002 10.1765 34.3002 10.1765C34.8791 11.4875 37.4975 10.8993 37.4975 10.8993C36.705 11.1136 36.5536 11.6927 36.7761 12.4223C36.99 13.2158 39.5372 12.9285 39.5372 12.9285C37.8716 13.2864 37.4352 14.0867 37.2838 14.7456C37.1413 15.3248 40.2586 16.198 40.2586 16.198C37.5688 16.4123 37.2838 16.9914 37.2838 17.436C37.3552 17.9445 40.8463 17.721 40.8463 17.721C40.8463 17.721 41.5677 17.721 40.3386 17.9354C39.1808 18.1497 37.0702 18.6558 37.943 19.235C38.4505 19.5998 40.1961 19.8848 40.1961 19.8848C38.6019 20.0991 38.7444 20.9016 39.4747 21.4785C40.1961 22.0576 41.1402 21.9869 40.8552 21.8364C40.4991 21.6928 43.3936 22.5569 43.7586 23.795C44.0436 24.5884 47.535 23.8656 47.535 23.8656C47.535 23.8656 46.0833 25.0238 47.1786 25.2473C48.8441 25.5323 49.3519 25.1766 49.8683 24.5975C50.8836 23.6536 50.5897 26.1912 51.9702 26.6358L52.9855 26.4215L64.9822 15.8765" koffice:nodeTypes="cccccccccccccccccccccccccccccccccccccccc"/>
            <draw:path draw:style-name="gr100" draw:id="shape334" draw:name="path384" draw:layer="g3566" svg:width="65.01798699875pt" svg:height="26.63016661076pt" draw:transform="matrix(0.27718291700 0.00000000000 0.00000000000 0.27718291700 81.99271405616pt 27.08363200234pt)" svg:viewBox="0 0 65 27" svg:d="M65.018 15.9073C65.018 15.9073 61.963 14.17 61.1705 14.17C60.3064 14.2338 56.8063 14.7491 56.8063 14.7491C56.8063 14.7491 56.0849 13.3697 56.2986 11.6232C56.3699 10.6793 57.3141 9.00577 57.3141 9.00577C57.3141 9.00577 57.893 1.81009 51.4269 0.927727C45.6111 0.134287 37.8983 -1.11287 26.338 2.01301C24.1561 2.59213 13.3172 4.26793 0.082443 17.875C-0.425309 18.3834 1.53412 18.7482 2.62966 18.16C4.44636 17.3688 5.82691 16.2014 5.82691 16.2014C7.27858 16.9949 9.31827 14.7491 9.31827 14.7491C9.75466 15.978 11.135 13.8758 11.135 13.8758C11.9991 15.0341 14.2611 12.9319 14.2611 12.9319C17.0222 13.7254 17.6722 11.5525 17.6722 11.5525C17.3872 11.988 18.0286 12.1316 19.4091 11.9082C20.7183 11.6939 21.9561 10.2438 21.9561 10.2438C22.2411 12.061 24.6458 10.2438 24.6458 10.2438C24.6458 10.2438 25.4386 8.93281 25.1536 10.3852C24.9397 11.7668 29.0811 10.3145 29.0811 10.3145C28.6447 11.4021 31.7708 9.95885 31.7708 9.95885C31.9133 11.988 34.318 10.1709 34.318 10.1709C34.8969 11.4819 37.5155 10.8936 37.5155 10.8936C36.7227 11.108 36.5713 11.6871 36.7941 12.4167C37.0077 13.2101 39.5549 12.9228 39.5549 12.9228C37.8894 13.2808 37.453 14.0811 37.3016 14.74C37.1591 15.3191 40.2763 16.1924 40.2763 16.1924C37.5866 16.4067 37.3016 16.9858 37.3016 17.4213C37.373 17.9297 40.8641 17.7063 40.8641 17.7063C40.8641 17.7063 41.5855 17.7063 40.3564 17.9206C39.1986 18.1349 37.088 18.6411 37.9608 19.2293C38.4683 19.585 40.2141 19.8791 40.2141 19.8791C38.6197 20.0934 38.7622 20.896 39.4925 21.4728C40.2141 22.052 41.158 21.9813 40.873 21.8308C40.5169 21.6872 43.4113 22.5513 43.7764 23.7893C44.0614 24.5828 47.5527 23.86 47.5527 23.86C47.5527 23.86 46.1011 25.0182 47.1964 25.2416C48.8619 25.5266 49.3697 25.1709 49.8861 24.5918C50.9014 23.6479 50.6075 26.1856 51.988 26.6302L53.0033 26.4158L65 15.8708L65 15.8708L65.018 15.9073Z" koffice:nodeTypes="ccccccccccccccccccccccccccccccccccccccccccc"/>
            <draw:path draw:style-name="gr100" draw:id="shape335" draw:name="path386" draw:layer="g3566" svg:width="51.28221600000pt" svg:height="19.80310072710pt" draw:transform="matrix(0.27718291700 0.00000000000 0.00000000000 0.27718291700 82.85489567688pt 28.22428588745pt)" svg:viewBox="0 0 51 20" svg:d="M48.45 18.8465C48.45 18.8465 47.2208 19.9318 44.46 19.7904M37.7536 17.7589C37.7536 17.7589 39.0539 18.0439 40.9508 17.5469M37.1036 15.7913C37.1036 15.7913 40.5145 16.5118 41.6814 16.4411C42.4028 16.4411 45.1725 15.4972 46.6242 14.918M37.7536 13.6093C38.9114 13.5387 47.2031 13.1009 51.2822 11.3567M37.1747 12.0772C37.1747 12.0772 44.2286 11.5687 49.3228 9.75384M36.4444 8.80764C37.237 8.73692 46.6955 7.93668 48.8064 6.84912M39.6506 3.56364C39.6506 3.56364 35.2866 6.3954 34.4139 6.7602C31.7241 7.91844 46.3392 5.01372 46.3392 5.01372M38.9203 0.6498C38.9203 0.6498 32.962 5.01372 31.2164 6.0306M35.3578 0.14364C35.3578 0.14364 30.1208 5.01372 28.6692 5.81628M32.4455 0C32.4455 0 27.0661 5.45148 25.9795 6.18108M27.7875 0.50844C27.7875 0.50844 23.6461 4.72872 22.043 5.7456M25.0978 1.16736C25.0978 1.16736 19.9411 4.50756 18.8456 6.1104M23.7886 1.08756C23.7886 1.08756 16.2272 4.86324 14.5528 7.41M18.623 2.4054C18.623 2.4054 13.1011 5.38764 11.1328 8.80764M13.9739 3.92844C13.9739 3.92844 10.3403 7.19568 8.01557 9.75384M11.7117 4.80168C11.7117 4.80168 7.27639 9.01284 6.18997 10.6248M9.23582 6.18108C9.23582 6.18108 4.58667 9.67176 2.69861 12.0772M6.18085 7.85688C6.18085 7.85688 1.67443 11.4889 0 13.8943" koffice:nodeTypes="cccccccccccccccccccccccccccccccccccccc"/>
            <draw:path draw:style-name="gr81" draw:id="shape336" draw:name="path390" draw:layer="g3566" svg:width="39.65374310422pt" svg:height="7.76802271920pt" draw:transform="matrix(0.27718291700 0.00000000000 0.00000000000 0.27718291700 85.81012233370pt 27.28169269873pt)" svg:viewBox="0 0 40 8" svg:d="M1.27278 7.32906C6.50971 4.05954 15.3803 1.37142 23.8234 1.00434C34.8047 0.498178 34.0745 1.51278 34.5822 1.7271C35.0897 2.0121 37.4856 3.3915 38.0734 4.26474C38.7236 5.13798 38.5811 6.15258 39.2311 6.01122C39.8814 5.93826 39.5875 5.50278 39.5875 5.50278C39.5161 4.63866 37.6992 0.844738 34.2792 0.336298C32.1775 0.0512979 23.0842 -0.678302 14.3561 1.6473C10.5797 2.59122 7.88114 3.3117 0.756136 6.88446C-0.259152 7.39062 -0.401648 8.33454 1.26389 7.31082" koffice:nodeTypes="cccccccccc"/>
            <draw:path draw:style-name="gr13" draw:id="shape337" draw:name="path392" draw:layer="g3566" svg:width="5.01417600000pt" svg:height="3.12588000000pt" draw:transform="matrix(0.27718291700 0.00000000000 0.00000000000 0.27718291700 95.25744529805pt 33.22828017537pt)" svg:viewBox="0 0 5 3" svg:d="M5.01418 0.57912L3.63386 0M4.50665 1.08756L3.19747 0.57912M3.63386 1.38168L2.47585 0.95304M2.68971 2.3256L1.30918 1.38168M1.59418 2.76108L0.507752 2.11128M0.436392 3.12588L0 2.84088" koffice:nodeTypes="cccccccccccc"/>
            <draw:path draw:style-name="gr99" draw:id="shape338" draw:name="path394" draw:layer="g3566" svg:width="35.31075828646pt" svg:height="15.71639365791pt" draw:transform="matrix(0.27718291700 0.00000000000 0.00000000000 0.27718291700 106.43250782665pt 29.55350906744pt)" svg:viewBox="0 0 35 16" svg:d="M1.07159 12.3752C2.08619 12.5895 4.49159 14.7715 5.28275 15.5034C6.00551 16.3036 8.40179 14.7806 6.51167 12.0834C6.51167 12.0834 9.79031 14.0419 10.5837 13.098C11.3042 12.2247 11.3042 10.6219 10.5837 9.97209C10.5837 9.97209 13.0575 11.4951 13.7096 10.8453C14.3594 10.1932 14.2158 9.24933 13.3517 8.08425C13.3517 8.08425 15.2418 10.7017 16.6212 10.1134C17.9937 9.46365 17.8592 8.29629 16.9769 6.91689C16.9769 6.91689 19.7379 10.8453 21.2701 10.3369C22.7931 9.82845 22.1342 8.59041 21.2701 7.57581C21.2701 7.57581 24.681 10.8453 26.9336 9.97209C26.9336 9.97209 29.3299 12.3684 30.2031 11.1303C31.1379 9.82845 30.3445 9.60729 30.3445 9.60729C30.3445 9.60729 31.8675 11.4222 32.8844 10.6926C33.7485 10.1134 32.7408 9.09885 32.7408 9.09885C32.7408 9.09885 34.4873 9.67797 34.9957 9.24021C35.9305 8.44905 34.4873 7.35237 34.4873 7.35237C33.9081 6.56121 27.7977 1.38561 16.229 0.227367C4.59875 -0.857913 3.43139 2.25885 3.20795 2.91777C2.92295 3.49689 -0.212051 8.44905 0.011389 9.82845C0.305509 11.2101 1.02599 12.3752 1.02599 12.3752" koffice:nodeTypes="cccccccccccccccccccccc"/>
            <draw:path draw:style-name="gr100" draw:id="shape339" draw:name="path396" draw:layer="g3566" svg:width="35.30989672225pt" svg:height="15.71308370625pt" draw:transform="matrix(0.27718291700 0.00000000000 0.00000000000 0.27718291700 106.43274663753pt 29.55350906744pt)" svg:viewBox="0 0 35 16" svg:d="M1.07073 12.3752C2.08533 12.5895 4.48161 14.7715 5.28189 15.5034C6.00465 16.2945 8.40093 14.7806 6.51081 12.0834C6.51081 12.0834 9.78033 14.0419 10.5829 13.098C11.3125 12.2247 11.3125 10.631 10.5829 9.97209C10.5829 9.97209 13.0498 11.4951 13.7088 10.8453C14.3586 10.1932 14.2149 9.24933 13.3508 8.08425C13.3508 8.08425 15.2409 10.7017 16.6203 10.1134C17.9997 9.46365 17.8492 8.29629 16.976 6.91689C16.976 6.91689 19.7371 10.8453 21.2601 10.3369C22.7832 9.82845 22.1242 8.59953 21.2601 7.57581C21.2601 7.57581 24.671 10.8453 26.9328 9.97209C26.9328 9.97209 29.329 12.3752 30.2023 11.1303C31.1462 9.82845 30.3459 9.60729 30.3459 9.60729C30.3459 9.60729 31.8667 11.4222 32.8836 10.6926C33.7477 10.1134 32.7399 9.09885 32.7399 9.09885C32.7399 9.09885 34.4773 9.67797 34.9948 9.24021C35.9296 8.44905 34.4864 7.35237 34.4864 7.35237C33.9073 6.56121 27.7969 1.38561 16.2282 0.227367C4.59789 -0.857913 3.43053 2.25885 3.20709 2.91777C2.92209 3.49689 -0.203793 8.44905 0.0105275 9.82845C0.304647 11.2101 1.02513 12.3752 1.02513 12.3752L1.02513 12.3752Z" koffice:nodeTypes="cccccccccccccccccccccccc"/>
            <draw:path draw:style-name="gr13" draw:id="shape340" draw:name="path398" draw:layer="g3566" svg:width="31.92000000000pt" svg:height="12.73380000000pt" draw:transform="matrix(0.27718291700 0.00000000000 0.00000000000 0.27718291700 107.29452148203pt 30.32308167302pt)" svg:viewBox="0 0 32 13" svg:d="M9.96588 0C10.83 0.50616 17.8228 5.95764 18.3198 6.68724M16.5847 2.25264C17.5195 2.7588 22.2574 6.4638 22.8365 7.19568M19.4165 2.0292C20.4311 2.89332 26.7626 7.55136 27.1206 8.35392M22.987 2.0292C23.7804 2.75196 29.3117 7.18656 29.8178 7.91616M27.6359 3.12588C28.2857 3.56136 31.92 6.47292 31.92 6.47292M5.59284 0.14136C6.45696 0.49704 13.6618 5.67264 14.25 6.68724M2.76108 2.0292C3.77568 2.53764 9.88608 7.33704 10.6157 8.06892M2.18196 5.814C3.04608 6.32244 7.0452 8.71872 7.56276 9.81312M3.0552 7.05204C3.55452 7.33704 6.17196 9.74244 6.83088 10.3216M3.63432 8.44284C4.28412 9.09264 4.64892 9.75156 4.93392 10.1164M4.0698 3.63204C4.64892 4.14048 9.0858 7.56048 9.4506 8.06892M0 8.5842C0.6498 9.09264 3.41088 11.4889 3.56364 12.3599M0.87324 10.1164C1.22892 10.6248 3.0552 11.6394 3.0552 12.7338" koffice:nodeTypes="cccccccccccccccccccccccccc"/>
            <draw:path draw:style-name="gr101" draw:id="shape341" draw:name="path400" draw:layer="g3566" svg:width="65.01769518201pt" svg:height="26.63580009624pt" draw:transform="matrix(0.27718291700 0.00000000000 0.00000000000 0.27718291700 100.01458934994pt 27.08207049640pt)" svg:viewBox="0 0 65 27" svg:d="M0 15.913C0 15.913 3.05474 14.1665 3.8475 14.1665C4.72028 14.2303 8.20253 14.7456 8.20253 14.7456C8.20253 14.7456 8.92392 13.3662 8.78142 11.6197C8.63892 10.6849 7.695 9.00228 7.695 9.00228C7.695 9.00228 7.1161 1.79748 13.582 0.92424C19.3966 0.1308 27.1099 -1.10724 38.6786 2.00952C40.8537 2.58864 51.6997 4.26444 64.9351 17.8715C65.4435 18.3799 63.4827 18.7447 62.3974 18.1565C60.5803 17.3653 59.1986 16.198 59.1986 16.198C57.7485 16.9914 55.7079 14.7456 55.7079 14.7456C55.2816 15.9745 53.8908 13.8746 53.8908 13.8746C53.0198 15.0306 50.774 12.9376 50.774 12.9376C48.0129 13.731 47.354 11.5582 47.354 11.5582C47.639 11.9936 46.9983 12.1373 45.6098 11.9138C44.3079 11.6995 43.0699 10.2494 43.0699 10.2494C42.7849 12.0666 40.3818 10.2494 40.3818 10.2494C40.3818 10.2494 39.5792 8.93844 39.8733 10.3908C40.0876 11.7725 35.9449 10.3202 35.9449 10.3202C36.3735 11.4077 33.2568 9.96448 33.2568 9.96448C33.1838 11.9937 30.7168 10.1765 30.7168 10.1765C30.1377 11.4875 27.5203 10.8993 27.5203 10.8993C28.3137 11.1136 28.4642 11.6927 28.2408 12.4223C28.0287 13.2158 25.4797 12.9285 25.4797 12.9285C27.1555 13.2864 27.591 14.0867 27.7255 14.7456C27.8668 15.3248 24.7501 16.198 24.7501 16.198C27.4405 16.4123 27.7255 16.9914 27.7255 17.436C27.6616 17.9445 24.171 17.721 24.171 17.721C24.171 17.721 23.5212 17.721 24.6794 17.9354C25.8376 18.1497 27.9466 18.6558 27.0757 19.235C26.6379 19.5998 24.8208 19.8848 24.8208 19.8848C26.4168 20.0991 26.2731 20.9016 25.5435 21.4785C24.8208 22.0576 23.8768 21.9869 24.2416 21.8364C24.5358 21.6928 21.6242 22.5569 21.2594 23.795C20.9744 24.5884 17.4837 23.8656 17.4837 23.8656C17.4837 23.8656 18.9338 25.0238 17.8394 25.2473C16.1736 25.5323 15.6661 25.1766 15.1495 24.5975C14.1431 23.6536 14.4281 26.1912 13.0386 26.6358L12.0322 26.4215L0.035568 15.8765" koffice:nodeTypes="cccccccccccccccccccccccccccccccccccccccc"/>
            <draw:path draw:style-name="gr100" draw:id="shape342" draw:name="path402" draw:layer="g3566" svg:width="65.02711768106pt" svg:height="26.63016661076pt" draw:transform="matrix(0.27718291700 0.00000000000 0.00000000000 0.27718291700 100.01458934994pt 27.08363200234pt)" svg:viewBox="0 0 65 27" svg:d="M0 15.9073C0 15.9073 3.05474 14.17 3.85639 14.17C4.72028 14.2338 8.22031 14.7491 8.22031 14.7491C8.22031 14.7491 8.9417 13.3697 8.79031 11.6232C8.64781 10.6793 7.70389 9.00577 7.70389 9.00577C7.70389 9.00577 7.125 1.81009 13.5908 0.927727C19.4058 0.134287 27.119 -1.11287 38.6877 2.01301C40.8697 2.59213 51.6997 4.26793 64.9442 17.875C65.4526 18.3834 63.501 18.7482 62.4066 18.16C60.5894 17.3688 59.2077 16.2014 59.2077 16.2014C57.7576 16.9949 55.717 14.7491 55.717 14.7491C55.2907 15.978 53.909 13.8758 53.909 13.8758C53.0449 15.0341 50.7922 12.9319 50.7922 12.9319C48.0312 13.7254 47.3814 11.5525 47.3814 11.5525C47.6664 11.988 47.0257 12.1316 45.644 11.9082C44.3353 11.6939 43.0972 10.2438 43.0972 10.2438C42.8122 12.061 40.4068 10.2438 40.4068 10.2438C40.4068 10.2438 39.6066 8.93281 39.9007 10.3852C40.1127 11.7668 35.9722 10.3145 35.9722 10.3145C36.4077 11.4021 33.2818 9.95885 33.2818 9.95885C33.2112 11.988 30.7351 10.1709 30.7351 10.1709C30.156 11.4819 27.5385 10.8936 27.5385 10.8936C28.3297 11.108 28.4824 11.6871 28.2681 12.4167C28.0538 13.2101 25.507 12.9228 25.507 12.9228C27.1828 13.2808 27.6183 14.0811 27.7597 14.74C27.9033 15.3191 24.7866 16.1924 24.7866 16.1924C27.4678 16.4067 27.7597 16.9858 27.7597 17.4213C27.6981 17.9297 24.1983 17.7063 24.1983 17.7063C24.1983 17.7063 23.5485 17.7063 24.7068 17.9206C25.8627 18.1349 27.974 18.6411 27.1008 19.2293C26.6653 19.585 24.8481 19.8791 24.8481 19.8791C26.4418 20.0934 26.3005 20.896 25.5686 21.4728C24.8481 22.052 23.9042 21.9813 24.269 21.8308C24.5631 21.6872 21.6516 22.5513 21.2868 23.7893C21.0018 24.5828 17.5088 23.86 17.5088 23.86C17.5088 23.86 18.9612 25.0182 17.8668 25.2416C16.2003 25.5266 15.6839 25.1709 15.1761 24.5918C14.1608 23.6479 14.4547 26.1856 13.0742 26.6302L12.0589 26.4158L0.06224 15.8708L0.06224 15.8708Z" koffice:nodeTypes="cccccccccccccccccccccccccccccccccccccccccc"/>
            <draw:path draw:style-name="gr102" draw:id="shape343" draw:name="path404" draw:layer="g3566" svg:width="51.27309600000pt" svg:height="19.80310072710pt" draw:transform="matrix(0.27718291700 0.00000000000 0.00000000000 0.27718291700 102.95966449546pt 28.22428588745pt)" svg:viewBox="0 0 51 20" svg:d="M2.83222 18.8465C2.83222 18.8465 4.07026 19.9318 6.83134 19.7904M13.6007 17.7589C13.6007 17.7589 12.219 18.0439 10.3311 17.5469M14.1798 15.7913C14.1798 15.7913 10.7666 16.5118 9.60154 16.4411C8.95174 16.4411 6.11861 15.4972 4.65804 14.918M13.5277 13.6093C12.3717 13.5387 4.07915 13.1009 0 11.3567M14.1068 12.0772C14.1068 12.0772 7.05478 11.5687 1.95943 9.75384M14.8387 8.80764C14.0453 8.73692 4.58668 7.93668 2.47608 6.84912M11.6399 3.56364C11.6399 3.56364 15.9947 6.3954 16.8679 6.7602C19.5583 7.91844 5.01418 5.01372 5.01418 5.01372M12.3626 0.6498C12.3626 0.6498 18.3294 5.01372 20.0736 6.0306M15.924 0.14364C15.924 0.14364 21.1611 5.01372 22.6135 5.81628M18.8378 0C18.8378 0 24.2163 5.45148 25.3107 6.18108M23.4936 0.50844C23.4936 0.50844 27.6363 4.72872 29.2301 5.7456M26.184 1.16736C26.184 1.16736 31.3505 4.50756 32.4357 6.1104M27.5657 1.08756C27.5657 1.08756 35.0463 4.86324 36.7199 7.41M32.6592 2.4054C32.6592 2.4054 38.1813 5.38764 40.149 8.80764M37.3172 3.92844C37.3172 3.92844 40.9424 7.19568 43.2749 9.75384M39.5699 4.80168C39.5699 4.80168 44.0067 9.01284 45.092 10.6248M42.0368 6.18108C42.0368 6.18108 46.6857 9.67176 48.5827 12.0772M45.092 7.85688C45.092 7.85688 49.5996 11.4889 51.2731 13.8943" koffice:nodeTypes="cccccccccccccccccccccccccccccccccccccc"/>
            <draw:path draw:style-name="gr13" draw:id="shape344" draw:name="path406" draw:layer="g3566" svg:width="54.91661600000pt" svg:height="20.80729622888pt" draw:transform="matrix(0.27718291700 0.00000000000 0.00000000000 0.27718291700 100.45893130560pt 27.60681467744pt)" svg:viewBox="0 0 55 21" svg:d="M10.2511 20.0595L0.071136 15.6227C0.071136 15.6227 1.66531 17.2985 2.39582 18.5274M0 14.8931L9.44946 19.1065M1.01529 14.5989L8.57668 17.7955M1.01529 14.1635L9.08443 17.36M2.68972 14.2341L10.0997 17.1366M4.07003 14.1635L10.6072 16.8516M4.43529 13.7257L9.23582 15.6865M5.30807 13.5045L9.88586 15.3924M5.96722 13.2195L11.7117 15.837M6.18086 12.7818C6.18086 12.7818 9.30696 14.3755 13.3059 15.3285C14.1075 15.5429 18.4707 16.3454 19.4147 16.4161M6.75974 12.1935C6.75974 12.1935 12.5044 13.8693 13.3772 14.2341M7.92642 11.8287C7.92642 11.8287 14.0361 14.1543 16.2181 14.3664M7.71278 10.7435C7.71278 10.7435 10.7586 12.8525 16.2181 13.94M7.71278 10.0845C7.71278 10.0845 9.60086 12.1844 22.1849 13.5045M7.64142 9.36179C7.64142 9.36179 10.6875 11.4639 22.6933 13.2104M8.79943 9.21131C8.79943 9.21131 18.0353 12.3372 20.7257 12.4785M9.16446 8.77355C9.16446 8.77355 14.9089 11.0991 20.2879 11.7489M16.9477 10.5907C16.9477 10.5907 22.3285 11.5346 23.3522 11.6053M6.68861 8.05307C6.68861 8.05307 7.84639 8.11459 9.01307 8.05307C10.2422 7.98235 17.5268 10.0116 20.867 10.235M6.10972 7.10003C6.10972 7.10003 8.21142 7.82051 9.44946 7.45571C9.44946 7.45571 17.3763 9.41651 19.4055 9.49631M6.32335 6.37043C6.32335 6.37043 8.06003 7.02023 9.44057 6.65543C9.44057 6.65543 16.4233 8.47259 19.4785 8.90807M6.18086 5.42651C6.18086 5.42651 6.9825 6.21767 7.84639 5.49715M6.54611 4.84735C6.54611 4.84735 7.05364 5.28283 8.57668 4.91799M6.75974 4.04475C6.75974 4.04475 7.77503 4.40043 9.52082 4.04475M7.05364 3.17151C7.05364 3.17151 7.99778 3.52947 9.15557 3.45651M7.05364 2.59239C7.05364 2.59239 8.87057 2.95035 9.60086 2.73603M7.4189 1.79211C7.4189 1.79211 8.22031 0.918867 10.83 1.43643M8.72807 0.189267C8.72807 0.189267 10.3222 -0.319173 13.0922 0.330627M8.36304 0.768387C8.36304 0.768387 8.71918 0.189267 10.91 0.768387M11.3464 4.63299C11.3464 4.63299 13.3059 5.21211 15.1228 5.28279C17.0115 5.42643 29.6655 4.77435 32.2146 4.77435C34.7613 4.71275 43.1951 5.21211 43.1951 5.21211C43.1951 5.21211 47.9967 8.04387 49.3761 10.7434M43.8631 7.25043C43.8631 7.25043 37.2557 2.59239 35.7942 2.15691M50.5617 8.05299C50.5617 8.05299 47.942 7.03839 45.8307 6.45927C43.0697 5.66583 21.6855 6.60063 18.774 6.89475C15.8715 7.17975 8.52333 5.88015 8.52333 5.88015M45.0305 4.98867C45.0305 4.98867 45.8216 5.78211 45.4568 5.78211C45.4568 5.78211 35.2059 5.49711 33.1676 5.56779C31.1361 5.56779 18.9792 6.14691 16.0767 6.28827C13.2436 6.43191 9.60086 5.41731 9.60086 5.41731M11.1239 5.21211C11.1239 5.21211 13.5997 5.71827 15.4078 5.79123C17.2965 5.86187 30.174 5.21211 32.3559 5.21211C34.5379 5.21211 43.9976 5.42643 45.0122 5.42643M11.7117 4.18839C11.7117 4.18839 13.8136 4.76523 15.1939 4.83819C16.5031 4.90891 30.2447 4.32975 31.412 4.25907C32.5703 4.11543 42.9009 4.40043 43.6944 4.61475M12.2194 3.75063C12.2194 3.75063 17.3855 4.54407 21.1611 4.10631C24.8661 3.67083 33.8174 3.89427 34.832 3.96495C35.8466 4.03559 42.242 4.03559 42.242 4.03559M12.5845 3.03011C12.5845 3.03011 14.9089 3.60923 16.4415 3.67991C17.9646 3.75063 25.8899 3.32423 27.6363 3.24443C29.3099 3.18059 39.2757 3.31507 40.434 3.52943M13.4572 2.59235C13.4572 2.59235 15.488 3.03011 16.6536 3.10079C17.8118 3.17143 36.9433 2.59235 38.252 2.81579M14.5439 2.07707C14.5439 2.07707 15.6303 2.58323 16.8679 2.65619C18.0261 2.72683 28.3568 2.37119 29.5242 2.44187C30.6824 2.51259 36.2844 2.22755 36.2844 2.22755M15.4167 1.79207C15.4167 1.79207 16.8679 2.21843 17.8848 2.21843C18.8994 2.28227 33.2292 1.86275 34.7613 1.79207M16.2888 1.20383C16.2888 1.20383 18.2496 1.63931 20.2788 1.78295C22.3103 1.84455 29.9528 1.20383 31.2615 1.34519M17.8209 0.848147C17.8209 0.848147 24.8753 1.27451 27.2715 1.06247M18.6942 0.483347C18.6942 0.483347 26.9136 0.768347 28.7307 1.20383M28.6601 0.695387L29.3829 1.78295M30.3336 0.989507L31.1977 2.51255M32.8006 1.27451L33.3797 2.65619M34.1823 1.35431L35.0555 2.44187M35.3496 1.42727L36.8727 3.16235M36.9525 2.07707L37.7528 2.86823M38.626 2.37119C38.626 2.37119 39.0547 3.31511 39.5608 3.75059M40.4432 2.87735C40.4432 2.87735 40.7282 3.82127 41.2366 4.32971M42.7756 3.67991C42.7756 3.67991 42.1988 4.40039 43.2134 5.20295M48.0128 6.08531L48.9567 7.38491M45.6895 5.35343L47.2832 6.80579M54.9166 11.2495C54.9166 11.2495 45.9745 6.59147 41.2457 6.45011M51.8614 9.36167C51.8614 9.36167 47.4337 7.10903 44.5928 6.96539M46.6949 5.42639L47.9239 6.66443M43.2043 9.50531L38.9201 5.43323M34.9849 8.40863L30.7714 4.48247M26.0427 8.56139L21.3938 5.50619M30.1216 8.26727L25.8991 5.80031M23.3523 13.7256C23.3523 13.7256 20.2971 13.8692 17.0299 12.9344M24.0819 17.7247C24.0819 17.7247 19.5766 19.3184 14.9893 17.0749M21.526 20.2008C21.526 20.2008 20.7257 20.6294 20.003 20.7092C19.3532 20.7799 18.4799 20.9213 17.2419 20.6363C15.9423 20.3513 12.157 19.2569 10.8479 18.7484M1.0865 15.4014L17.0116 9.72647M2.98369 15.6932L15.2743 11.1173M2.90343 16.5665L13.297 12.711M7.41898 12.4169L17.4562 8.78255M8.51451 11.2495L15.9241 8.56139M6.83119 17.8752L14.3212 14.4552M6.40369 17.3599L10.5451 15.6225M5.74454 17.0749L11.2665 14.6079M10.9101 18.3836L11.6315 17.6631M11.8543 18.6071L12.5845 17.8843M12.727 18.9719L13.3773 18.3927M13.6712 19.3275L14.2412 18.7484M14.6954 19.6923L15.4168 19.1132M16.0039 19.7653L16.868 19.1862M17.0207 19.9865L17.5269 19.551" koffice:nodeTypes="cccccccccccccccccccccccccccccccccccccccccccccccccccccccccccccccccccccccccccccccccccccccccccccccccccccccccccccccccccccccccccccccccccccccccccccccccccccccccccccccccccccccccccccccccccccccccc"/>
            <draw:path draw:style-name="gr81" draw:id="shape345" draw:name="path408" draw:layer="g3566" svg:width="39.66179975179pt" svg:height="7.76802271920pt" draw:transform="matrix(0.27718291700 0.00000000000 0.00000000000 0.27718291700 103.23011650280pt 27.28169269873pt)" svg:viewBox="0 0 40 8" svg:d="M38.4528 7.32906C33.1541 4.05954 24.2735 1.37142 15.8306 1.00434C4.849 0.498178 5.57928 1.51278 5.06264 1.7271C4.564 2.0121 2.15928 3.3915 1.5804 4.26474C0.930363 5.13798 1.08176 6.15258 0.422611 6.01122C-0.227645 5.93826 0.0662433 5.50278 0.0662433 5.50278C0.128723 4.63866 1.95454 0.844738 5.37454 0.336298C7.4767 0.0512979 16.5693 -0.678302 25.2972 1.6473C29.0751 2.59122 31.7633 3.3117 38.8974 6.88446C39.912 7.39062 40.0556 8.33454 38.471 7.31082" koffice:nodeTypes="cccccccccc"/>
            <draw:path draw:style-name="gr13" draw:id="shape346" draw:name="path410" draw:layer="g3566" svg:width="5.02307200000pt" svg:height="3.12588000000pt" draw:transform="matrix(0.27718291700 0.00000000000 0.00000000000 0.27718291700 103.38182516536pt 33.22828017537pt)" svg:viewBox="0 0 5 3" svg:d="M0 0.57912L1.38031 0M0.516424 1.08756L1.89696 0.57912M1.38943 1.38168L2.54722 0.95304M2.32446 2.3256L3.705 1.38168M3.42 2.76108L4.50642 2.11128M4.58668 3.12588L5.02307 2.84088" koffice:nodeTypes="cccccccccccc"/>
            <draw:g draw:style-name="gr1" draw:id="shape347" draw:name="g2110" svg:y="7.16083454182pt">
              <draw:path draw:style-name="gr99" draw:id="shape348" draw:name="path2087" draw:layer="g3566" svg:width="29.17573806010pt" svg:height="39.18617668992pt" draw:transform="matrix(-0.15799426269 0.00000000000 0.00000000000 0.15799426269 106.92179105632pt 34.24446654510pt)" svg:viewBox="0 0 29 39" svg:d="M24.7069 1.13818C24.7069 1.13818 19.8633 -0.641823 17.6913 0.250177C15.3945 1.13818 -2.71466 14.9222 0.347738 39.1862C0.347738 39.1862 8.37894 28.5942 23.4413 22.8422C23.4413 22.8422 22.9413 14.9382 29.1757 14.9382C29.1757 14.9382 23.5665 9.20218 22.9257 4.21818C22.8165 2.43818 24.7069 1.15418 24.7069 1.15418" koffice:nodeTypes="ccccccc"/>
              <draw:path draw:style-name="gr103" draw:id="shape349" draw:name="path2089" draw:layer="g3566" svg:width="29.17883230639pt" svg:height="39.18617668992pt" draw:transform="matrix(-0.15799426269 0.00000000000 0.00000000000 0.15799426269 106.92227992948pt 34.24446654510pt)" svg:viewBox="0 0 29 39" svg:d="M24.71 1.13818C24.71 1.13818 19.8664 -0.641823 17.6944 0.250177C15.3976 1.13818 -2.72717 14.9222 0.350832 39.1862C0.350832 39.1862 8.38203 28.5942 23.4444 22.8582C23.4444 22.8582 22.9444 14.9542 29.1788 14.9542C29.1788 14.9542 23.5696 9.21818 22.9288 4.23418C22.8196 2.45418 24.71 1.17018 24.71 1.17018L24.71 1.17018Z" koffice:nodeTypes="ccccccccc"/>
              <draw:path draw:style-name="gr104" draw:id="shape350" draw:name="path2091" draw:layer="g3566" svg:width="22.57840000000pt" svg:height="31.53200000000pt" draw:transform="matrix(-0.15799426269 0.00000000000 0.00000000000 0.15799426269 106.22254983466pt 34.38258144668pt)" svg:viewBox="0 0 23 32" svg:d="M22.5784 12.264C20.1564 12.516 17.3596 16.344 16.9688 19.796M21.172 10.484C19.9064 11.376 13.6564 15.968 12.1252 24.908M20.5312 8.688C19.1408 9.58 13.0156 11.876 8.7968 26.564M19.2656 6.908C17.8752 8.048 8.8128 11.5 5.75 29.124M18.75 4.86C17.2344 5.608 12 8.672 8.172 15.328C4.8596 21.064 4.6096 23.236 2.5628 31.532M18.4844 2.688C16.5784 2.936 10.844 6.892 6.6252 13.14C4.2032 16.58 1.5312 20.408 0 30M19.3908 0C18.1252 0 10.594 1.532 3.9532 12.64" koffice:nodeTypes="cccccccccccccccc"/>
            </draw:g>
            <draw:path draw:style-name="gr99" draw:id="shape351" draw:name="path656" draw:layer="g3566" svg:width="21.02271608886pt" svg:height="22.89087113378pt" draw:transform="matrix(0.27718291700 0.00000000000 0.00000000000 0.27718291700 97.57536980085pt 30.74501403822pt)" svg:viewBox="0 0 21 23" svg:d="M20.9481 12.3789C20.9481 12.3789 21.1617 16.1546 20.1553 16.8865C19.2826 17.607 18.1961 21.8295 14.117 21.2504C10.5545 20.742 10.8484 21.9709 10.8484 21.9709C10.8484 21.9709 9.5481 23.4939 7.57978 22.6207C5.54921 21.6859 3.50952 21.9709 2.77924 20.2267C2.63674 19.9417 -1.94104 15.6485 0.962532 13.3867C0.962532 13.3867 0.962532 14.8368 1.54143 15.8537C2.40532 17.6708 3.35813 18.3297 4.51614 16.6448C4.51614 16.6448 8.07841 19.7 8.80004 17.8829C8.80004 17.8829 11.5609 18.1679 11.0531 16.8683C11.0531 16.8683 14.3217 17.1533 14.6156 15.4159C14.6156 15.4159 16.869 14.1072 15.8448 13.0926C15.8448 13.0926 18.0981 10.1081 16.1387 9.09346C16.1387 9.09346 15.8448 6.84082 14.6156 7.57042C14.6156 7.57042 14.6156 4.00678 10.3228 6.04738C10.3228 6.04738 11.0442 3.06286 8.80004 5.03278C8.80004 5.03278 7.277 2.77786 6.03896 5.03278C6.03896 5.03278 3.50063 5.03278 4.00839 7.06198C4.00839 7.06198 2.34284 6.92062 2.26282 6.55354C1.83532 5.24482 2.77035 1.68346 4.00839 1.31866C4.00839 1.31866 5.53143 0.374744 7.277 0.160424C7.277 0.160424 12.1487 -0.348016 13.4578 0.445424C14.7581 1.2457 16.1476 0.516064 17.1628 4.51522C17.1628 4.51522 19.9239 7.34698 19.63 9.60874C19.63 9.60874 21.4467 10.6256 20.9303 12.3698" koffice:nodeTypes="cccccccccccccccccccccccccc"/>
            <draw:path draw:style-name="gr100" draw:id="shape352" draw:name="path658" draw:layer="g3566" svg:width="21.03160945846pt" svg:height="22.89999113378pt" draw:transform="matrix(0.27718291700 0.00000000000 0.00000000000 0.27718291700 97.57536980085pt 30.74248613002pt)" svg:viewBox="0 0 21 23" svg:d="M20.9481 12.3881C20.9481 12.3881 21.1617 16.1637 20.1553 16.8956C19.2915 17.6161 18.1961 21.8387 14.117 21.2595C10.5545 20.7511 10.8484 21.98 10.8484 21.98C10.8484 21.98 9.53921 23.5031 7.57978 22.6298C5.54921 21.6859 3.50952 21.98 2.77924 20.2358C2.63674 19.9508 -1.94104 15.6576 0.962532 13.3958C0.962532 13.3958 0.962532 14.8459 1.54143 15.8628C2.40532 17.6799 3.34924 18.3389 4.51614 16.6539C4.51614 16.6539 8.07841 19.7091 8.80004 17.8829C8.80004 17.8829 11.5609 18.1679 11.0531 16.8683C11.0531 16.8683 14.3217 17.1533 14.6156 15.4159C14.6156 15.4159 16.869 14.1072 15.8448 13.0926C15.8448 13.0926 18.0981 10.1081 16.1387 9.09346C16.1387 9.09346 15.8448 6.84082 14.6156 7.57042C14.6156 7.57042 14.6156 4.00678 10.3317 6.04738C10.3317 6.04738 11.0531 3.06286 8.80892 5.03278C8.80892 5.03278 7.28588 2.77786 6.04784 5.03278C6.04784 5.03278 3.50063 5.03278 4.01728 7.06198C4.01728 7.06198 2.35174 6.92062 2.27171 6.55582C1.84421 5.24482 2.77924 1.68346 4.01728 1.31866C4.01728 1.31866 5.54032 0.374744 7.28588 0.160424C7.28588 0.160424 12.1576 -0.348016 13.4667 0.445424C14.7761 1.23886 16.1565 0.516064 17.1717 4.51522C17.1717 4.51522 19.9328 7.34698 19.6389 9.60874C19.6389 9.60874 21.4556 10.6256 20.9392 12.3698L20.9392 12.3698L20.9481 12.3881Z" koffice:nodeTypes="ccccccccccccccccccccccccccccc"/>
            <draw:path draw:style-name="gr14" draw:id="shape353" draw:name="path660" draw:layer="g3566" svg:width="6.55669399703pt" svg:height="6.85188646912pt" draw:transform="matrix(0.27718291700 0.00000000000 0.00000000000 0.27718291700 100.29060865388pt 36.58520742808pt)" svg:viewBox="0 0 7 7" svg:d="M3.08312 0.0369665C3.08312 0.0369665 3.43948 1.63297 3.43948 2.13913C3.43948 2.64757 3.94701 3.15373 6.20033 3.66217L6.55669 4.82041C6.55669 4.82041 4.96229 4.17061 4.16087 4.31197C3.43948 4.45561 3.65312 4.52629 3.58198 5.18521L2.93173 6.85189C2.93173 6.85189 2.86949 6.05845 2.64673 5.18521C2.57561 4.67677 2.29059 4.67677 2.1392 4.31197C2.06784 3.94717 1.78283 4.02697 1.05255 4.66993C0.25979 5.31973 0.037262 4.88197 0.037262 5.39041C0.037262 5.39041 -0.247738 3.79669 0.758654 3.64393C1.77394 3.50257 2.4242 3.13777 2.1392 2.05021C1.92533 0.891966 1.5603 0.385806 1.5603 0.385806C1.5603 0.385806 2.57559 -0.122634 3.08312 0.0278465" koffice:nodeTypes="ccccccccccccccc"/>
            <draw:path draw:style-name="gr13" draw:id="shape354" draw:name="path662" draw:layer="g3566" svg:width="6.55669399703pt" svg:height="6.85950381633pt" draw:transform="matrix(0.27718291700 0.00000000000 0.00000000000 0.27718291700 100.29060865388pt 36.58309602955pt)" svg:viewBox="0 0 7 7" svg:d="M3.08312 0.0445838C3.08312 0.0445838 3.43948 1.64058 3.43948 2.14674C3.43948 2.65518 3.94701 3.16134 6.20033 3.66978L6.55669 4.82802C6.55669 4.82802 4.96229 4.17822 4.16087 4.31958C3.43948 4.46322 3.65312 4.5339 3.58198 5.19282L2.93173 6.8595C2.93173 6.8595 2.86949 6.06606 2.64673 5.19282C2.57561 4.68438 2.29059 4.68438 2.1392 4.31958C2.06784 3.9639 1.78283 4.03458 1.05255 4.67754C0.25979 5.32734 0.037262 4.88958 0.037262 5.39802C0.037262 5.39802 -0.247738 3.8043 0.758654 3.65154C1.77394 3.51018 2.43309 3.14538 2.1392 2.05782C1.92533 0.899584 1.5603 0.384304 1.5603 0.384304C1.5603 0.384304 2.57559 -0.124136 3.08312 0.0286238L3.08312 0.0286238L3.08312 0.0445438Z" koffice:nodeTypes="cccccccccccccccccc"/>
            <draw:path draw:style-name="gr14" draw:id="shape355" draw:name="path664" draw:layer="g3566" svg:width="7.58914056404pt" svg:height="5.29872000000pt" draw:transform="matrix(0.27718291700 0.00000000000 0.00000000000 0.27718291700 98.02116661977pt 36.73385687593pt)" svg:viewBox="0 0 8 5" svg:d="M4.93839 0.73872C4.93839 1.53216 4.7959 1.60284 4.93839 2.0406C5.0809 2.39628 7.922 2.11124 7.55675 3.12588C7.20061 4.14048 7.20061 3.77568 7.20061 3.77568C7.20061 3.77568 6.32783 2.76108 5.31231 2.9754C4.29703 3.2604 3.9409 3.99 4.08339 4.79256L3.6559 5.29872C3.6559 5.29872 3.79839 3.41088 3.077 3.41088C2.28425 3.41088 1.26007 3.6252 1.26007 3.6252L0.173427 3.99C0.173427 3.99 -0.334101 2.46696 0.387291 2.24352C1.17982 2.03148 1.76783 2.38716 2.41786 2.24352C3.06811 2.10216 3.06811 2.10216 3.06811 1.22892C3.06811 0.3648 3.06811 0 3.06811 0L4.95618 0.72048" koffice:nodeTypes="ccccccccccccccc"/>
            <draw:path draw:style-name="gr13" draw:id="shape356" draw:name="path666" draw:layer="g3566" svg:width="7.59662901442pt" svg:height="5.29872000000pt" draw:transform="matrix(0.27718291700 0.00000000000 0.00000000000 0.27718291700 98.01870080054pt 36.73891269234pt)" svg:viewBox="0 0 8 5" svg:d="M4.94729 0.72048C4.94729 1.51392 4.80479 1.5846 4.94729 2.0292C5.08979 2.38716 7.92201 2.10216 7.56564 3.11676C7.20951 4.13136 7.20951 3.76656 7.20951 3.76656C7.20951 3.76656 6.34562 2.75196 5.32121 2.9754C4.30593 3.2604 3.9409 3.99 4.09229 4.79028L3.6559 5.29872C3.6559 5.29872 3.7984 3.41088 3.07701 3.41088C2.28425 3.41088 1.26007 3.6252 1.26007 3.6252L0.173427 3.98088C0.173427 3.98088 -0.334101 2.45784 0.387291 2.24352C1.17982 2.0292 1.7676 2.38716 2.41786 2.24352C3.06811 2.10216 3.06811 2.10216 3.06811 1.22892C3.06811 0.3648 3.06811 0 3.06811 0L4.95619 0.72048L4.95619 0.72048L4.94731 0.72048Z" koffice:nodeTypes="cccccccccccccccccc"/>
            <draw:path draw:style-name="gr105" draw:id="shape357" draw:name="path668" draw:layer="g3566" svg:width="3.26087006831pt" svg:height="4.43460000000pt" draw:transform="matrix(0.27718291700 0.00000000000 0.00000000000 0.27718291700 95.30917164951pt 33.36415524128pt)" svg:viewBox="0 0 3 4" svg:d="M2.57423 0.01824C2.57423 0.01824 3.44725 1.76244 3.22449 2.55588C3.22449 2.55588 1.33643 2.91156 1.19392 3.27864C1.05143 3.63432 0.837562 4.1496 1.19392 4.4346C1.19392 4.4346 0.321138 4.1496 0.0361375 3.12588C-0.177726 2.19108 0.543666 0 2.57423 0" koffice:nodeTypes="cccccc"/>
            <draw:path draw:style-name="gr100" draw:id="shape358" draw:name="path670" draw:layer="g3566" svg:width="3.26087006831pt" svg:height="4.43460000000pt" draw:transform="matrix(0.27718291700 0.00000000000 0.00000000000 0.27718291700 95.30917164951pt 33.36415524128pt)" svg:viewBox="0 0 3 4" svg:d="M2.57423 0.01824C2.57423 0.01824 3.44725 1.7556 3.22449 2.55588C3.22449 2.55588 1.33643 2.91156 1.19392 3.27864C1.05143 3.63432 0.837562 4.1496 1.19392 4.4346C1.19392 4.4346 0.330034 4.1496 0.0361375 3.12588C-0.177726 2.18196 0.543666 0 2.57423 0L2.57423 0Z" koffice:nodeTypes="cccccccc"/>
            <draw:path draw:style-name="gr81" draw:id="shape359" draw:name="path3866" draw:layer="g3566" svg:width="1.83533799734pt" svg:height="2.39628000000pt" draw:transform="matrix(0.27718291700 0.00000000000 0.00000000000 0.27718291700 95.42272353731pt 33.57144371393pt)" svg:viewBox="0 0 2 2" svg:d="M0.125113 2.39628C0.125113 2.39628 -0.596279 0.50844 1.42539 0C1.42539 0 2.29818 0 1.49675 0.6498C0.775361 1.2996 0.267601 0.79344 0.116209 2.39628" koffice:nodeTypes="cccc"/>
            <draw:path draw:style-name="gr81" draw:id="shape360" draw:name="path3868" draw:layer="g3566" svg:width="15.97705206226pt" svg:height="14.43059038798pt" draw:transform="matrix(0.27718291700 0.00000000000 0.00000000000 0.27718291700 97.83717561925pt 31.86440348015pt)" svg:viewBox="0 0 16 14" svg:d="M0 9.35509C0 9.35509 0 10.8075 0.578888 11.8243C1.44301 13.6392 2.39582 14.2981 3.55361 12.6155C3.55361 12.6155 7.1161 15.6707 7.8375 13.8535C7.8375 13.8535 10.5986 14.1385 10.0908 12.8389C10.0908 12.8389 13.3594 13.1239 13.6533 11.3866C13.6533 11.3866 15.9066 10.0779 14.8825 9.06325C14.8825 9.06325 17.1358 6.07873 15.1764 5.06413C15.1764 5.06413 14.8825 2.80921 13.6533 3.54109C13.6533 3.54109 13.6533 -0.0225467 9.36054 2.01805C9.36054 2.01805 10.0819 -1.03715 7.8375 1.00117C7.8375 1.00117 6.31469 -1.25147 5.07665 1.00117C5.07665 1.00117 2.53832 1.00117 3.04608 3.03265C3.04608 3.03265 7.62386 5.28529 8.49665 6.08785C9.36943 6.80833 9.07554 8.84893 8.49665 8.99029C7.84662 9.06325 6.8311 10.0072 6.32358 10.0072C6.32358 10.0072 4.94304 8.55481 4.22165 8.55481C3.42889 8.55481 1.38943 8.19913 1.1669 9.06325L0.008888 9.34825" koffice:nodeTypes="ccccccccccccccccccc"/>
            <draw:path draw:style-name="gr100" draw:id="shape361" draw:name="path676" draw:layer="g3566" svg:width="15.97705206226pt" svg:height="14.43427467979pt" draw:transform="matrix(0.27718291700 0.00000000000 0.00000000000 0.27718291700 97.83717561925pt 31.86222667031pt)" svg:viewBox="0 0 16 14" svg:d="M0 9.36295C0 9.36295 0 10.8153 0.578888 11.8322C1.44301 13.6471 2.38693 14.306 3.55361 12.6233C3.55361 12.6233 7.1161 15.6785 7.8375 13.8523C7.8375 13.8523 10.5986 14.1373 10.0908 12.8377C10.0908 12.8377 13.3594 13.1227 13.6533 11.3853C13.6533 11.3853 15.9066 10.0766 14.8825 9.06199C14.8825 9.06199 17.1358 6.07747 15.1764 5.06287C15.1764 5.06287 14.8825 2.81023 13.6533 3.53983C13.6533 3.53983 13.6533 -0.0238133 9.36943 2.01679C9.36943 2.01679 10.0908 -1.03841 7.84662 1.00219C7.84662 1.00219 6.32358 -1.25273 5.08554 1.00219C5.08554 1.00219 2.53832 1.00219 3.05497 3.03139C3.05497 3.03139 7.63275 5.28403 8.50554 6.08659C9.36943 6.80707 9.08443 8.84767 8.50554 8.98903C7.85551 9.06199 6.84 10.0059 6.33247 10.0059C6.33247 10.0059 4.95193 8.55355 4.23054 8.55355C3.43801 8.55355 1.39832 8.19787 1.17579 9.06199L0.018008 9.34699L0.018008 9.34699L8e-06 9.36291Z" koffice:nodeTypes="cccccccccccccccccccccc"/>
            <draw:path draw:style-name="gr13" draw:id="shape362" draw:name="path3871" draw:layer="g3566" svg:width="13.53749600000pt" svg:height="12.87744000000pt" draw:transform="matrix(0.27718291700 0.00000000000 0.00000000000 0.27718291700 98.36057901269pt 32.13748778575pt)" svg:viewBox="0 0 14 13" svg:d="M3.20614 0C3.06363 0.50616 3.20614 1.15596 3.20614 1.15596M5.96722 2.18196C6.61724 1.67352 6.68861 1.02372 7.49002 1.02372M11.7917 2.54676C11.7917 2.54676 10.9278 2.33244 10.4114 3.05292M10.5539 5.68176C11.1328 5.46744 12.0056 5.96676 12.0056 6.62568M13.5375 4.44372C12.9675 4.44372 12.6736 4.72872 12.5222 5.1642M10.0461 8.36988C10.4025 8.87832 10.7675 9.24312 10.4025 9.75156C10.4025 9.75156 10.9814 8.07804 11.9967 8.07804M11.1328 10.4812C11.7828 10.4105 12.1481 10.1255 12.1481 10.1255M6.6975 9.53724C6.62614 10.26 6.6975 10.9189 7.13389 11.131C7.49002 11.416 8.22031 11.8537 8.22031 11.8537M0 9.24312C0.285 9.96588 0.792528 10.6248 1.45167 10.9098L1.66531 11.6303M3.42 10.6248C3.92753 10.4105 4.43528 9.03108 4.43528 9.03108M3.57139 11.7899C4.22142 11.8628 5.30806 11.7899 5.30806 11.7899C5.30806 11.7899 5.45057 12.8774 5.95832 12.8774" koffice:nodeTypes="cccccccccccccccccccccccccc"/>
            <draw:path draw:style-name="gr81" draw:id="shape363" draw:name="path3873" draw:layer="g3566" svg:width="15.59260048000pt" svg:height="8.23157016796pt" draw:transform="matrix(0.27718291700 0.00000000000 0.00000000000 0.27718291700 96.02024159832pt 32.35909825317pt)" svg:viewBox="0 0 16 8" svg:d="M6.555 7.57037L7.71301 7.28765C7.92665 6.41441 9.9661 6.77921 10.7678 6.77921C11.4891 6.77921 12.8697 8.23157 12.8697 8.23157C13.3772 8.23157 14.3925 7.28765 15.0428 7.21469C15.6216 7.07333 15.9155 5.04185 15.0428 4.31225C14.1789 3.51881 9.59218 1.25705 9.59218 1.25705C8.4344 0.82157 7.33886 0.60725 5.52193 0.0988102C3.63386 -0.33667 1.67443 0.74861 1.38054 1.76549C1.1669 2.78009 1.23804 2.12117 1.23804 2.12117C1.23804 2.12117 0.365256 2.99441 0 3.64421C0 3.64421 1.01551 5.82617 0.650256 6.18185C0.650256 6.18185 4.28389 7.56353 6.53722 7.56353" koffice:nodeTypes="ccccccccccccc"/>
            <draw:path draw:style-name="gr100" draw:id="shape364" draw:name="path682" draw:layer="g3566" svg:width="15.58009015536pt" svg:height="8.23153565803pt" draw:transform="matrix(0.27718291700 0.00000000000 0.00000000000 0.27718291700 96.02270520008pt 32.35910781873pt)" svg:viewBox="0 0 16 8" svg:d="M6.54611 7.57034L7.70412 7.28762C7.91776 6.41438 9.95722 6.77918 10.7589 6.77918C11.4803 6.77918 12.8608 8.23154 12.8608 8.23154C13.3683 8.23154 14.3836 7.28762 15.0339 7.21466C15.6128 7.0733 15.8978 5.0327 15.0339 4.31222C14.17 3.51878 9.5833 1.25702 9.5833 1.25702C8.42551 0.821536 7.32998 0.607216 5.51304 0.0987757C3.62498 -0.336704 1.66554 0.748576 1.37165 1.77458C1.15802 2.78918 1.22915 2.13026 1.22915 2.13026C1.22915 2.13026 0.365256 3.0035 0 3.6533C0 3.6533 1.01551 5.83526 0.650256 6.19094C0.650256 6.19094 4.28412 7.57034 6.53722 7.57034L6.53722 7.57034L6.5461 7.57034Z" koffice:nodeTypes="cccccccccccccccc"/>
            <draw:path draw:style-name="gr100" draw:id="shape365" draw:name="path686" draw:layer="g3566" svg:width="28.87392000000pt" svg:height="10.62480000000pt" draw:transform="matrix(0.27718291700 0.00000000000 0.00000000000 0.27718291700 107.51697740390pt 29.95969486884pt)" svg:viewBox="0 0 29 11" svg:d="M2.60832 10.6248L0 8.8806M6.68724 8.50668C5.53128 7.78392 1.30872 4.21344 0.6498 4.36392M9.44832 6.61884C8.5842 5.89608 3.34932 1.6758 1.45008 1.08756M13.0918 5.45148C12.442 5.0958 7.41912 0.79344 6.40224 0.14364M17.385 6.1104C16.5209 5.4606 10.7662 0.73188 9.82224 0.29412M22.9778 8.151C21.9632 7.49892 20.4402 5.60196 12.7976 0M26.4776 8.151C25.3832 7.27776 18.7735 1.53216 16.2883 0.43776M28.8739 7.64256C27.2802 5.96676 24.5898 3.4998 22.8433 2.69952" koffice:nodeTypes="cccccccccccccccc"/>
            <draw:path draw:style-name="gr106" draw:id="shape366" draw:name="path5570" draw:layer="g3566" svg:width="1.59178908385pt" svg:height="1.19385060741pt" draw:transform="matrix(0.27718291700 0.00000000000 0.00000000000 0.27718291700 96.71844924609pt 33.11193979830pt)" svg:viewBox="0 0 2 1" svg:d="M1.2337 1.09536C0.868863 1.27561 0.37849 1.20158 0.135062 0.92949C-0.108366 0.657405 -0.0138228 0.28901 0.346878 0.104134C0.707579 -0.0807409 1.19956 -0.0129646 1.44911 0.255981C1.69867 0.524927 1.61248 0.894473 1.25602 1.08392" koffice:nodeTypes="ccccc"/>
          </draw:g>
          <draw:path draw:style-name="gr107" draw:id="shape367" draw:name="path2063" draw:layer="g3566" svg:width="3.51749600000pt" svg:height="3.63063966486pt" draw:transform="matrix(0.25198447000 0.00000000000 0.00000000000 0.25198447000 84.02705485980pt 35.36596531262pt)" svg:viewBox="0 0 4 4" svg:d="M0 3.63064C1.00654 3.53993 1.57218 3.29714 2.54478 2.37729C3.53828 1.4377 3.4328 -0.594696 3.5175 0.167528" koffice:nodeTypes="ccc"/>
          <draw:path draw:style-name="gr31" draw:id="shape368" draw:name="path5435" draw:layer="g3566" svg:width="15.85569737895pt" svg:height="14.31211819895pt" draw:transform="matrix(0.25198447000 0.00000000000 0.00000000000 0.25198447000 114.28589976478pt 33.34016934355pt)" svg:viewBox="0 0 16 14" svg:d="M13.7905 4.34932C11.7219 8.60811 10.9938 8.7667 7.85251 9.85841C4.68269 10.96 3.06482 12.245 7.59389 11.8159C11.2341 11.4684 9.69743 12.9901 7.25471 13.7886C5.06447 15.0054 2.53506 14.0229 1.13574 11.6501C-0.446102 9.09483 -0.385262 7.99972 1.3791 5.93115C3.59768 3.46922 3.52486 3.48463 2.96093 6.35703C2.08665 10.8103 3.14526 9.84149 5.01756 6.0925C6.85167 2.41999 10.4443 1.55067 12.2086 0.88144C13.973 0.2122 15.6506 0 15.8331 0C16.0157 0 15.0681 1.79403 13.7905 4.34932Z" koffice:nodeTypes="ccccccccccc"/>
        </draw:g>
        <draw:g draw:style-name="gr1" draw:id="shape369" draw:name="g2536" svg:y="43.14468985567pt">
          <draw:path draw:style-name="gr108" draw:id="shape370" draw:name="path3545" draw:layer="g3566" svg:width="0.74221067534pt" svg:height="0.75946000000pt" draw:transform="matrix(1.06556042868 -0.11199474968 0.11199474968 1.06556042868 94.27688084022pt 43.24611267736pt)" svg:viewBox="0 0 1 1" svg:d="M0.675846 0.23114C0.716486 0.21082 0.757126 0.12954 0.736806 0.06858C0.716486 0.00762 0.655526 -0.0127 0.594566 0.00762C0.513286 0.02794 0.513286 0.0889 0.513286 0.14986L0.574246 0.75946L0.228806 0.25146C0.208486 0.21082 0.147526 0.17018 0.0865658 0.1905C0.0256058 0.21082 -0.0150342 0.27178 0.00528583 0.33274C0.0256058 0.3937 0.106886 0.43434 0.167846 0.41402" koffice:nodeTypes="ccccccccc"/>
        </draw:g>
        <draw:g draw:style-name="gr1" draw:id="shape371" draw:name="g2540" svg:y="42.32751835015pt">
          <draw:g draw:style-name="gr1" draw:id="shape372" draw:name="g2542" svg:y="0.49250555033pt">
            <draw:path draw:style-name="gr108" draw:id="shape373" draw:name="path2544" draw:layer="g3566" svg:width="0.25419645359pt" svg:height="0.26814581723pt" draw:transform="matrix(1.06100278557 -0.14911407798 0.14911407798 1.06100278557 96.44945836890pt 42.86611413197pt)" svg:viewBox="0 0 0 0" svg:d="M0.106778 0C0.188058 0 0.249018 0.04064 0.249018 0.12192C0.269338 0.18288 0.228698 0.24384 0.147418 0.26416C0.0864582 0.28448 0.00517823 0.22352 0.00517823 0.16256C-0.0151418 0.08128 0.0254982 0.02032 0.106778 -2.27374e-14Z" koffice:nodeTypes="cccccc"/>
          </draw:g>
          <draw:g draw:style-name="gr1" draw:id="shape374" draw:name="g2546" svg:y="0.00000000000pt">
            <draw:path draw:style-name="gr108" draw:id="shape375" draw:name="path2548" draw:layer="g3566" svg:width="0.71818231338pt" svg:height="0.43367062143pt" draw:transform="matrix(1.06100278557 -0.14911407798 0.14911407798 1.06100278557 96.04675653435pt 42.46136265022pt)" svg:viewBox="0 0 1 0" svg:d="M0.7112 0C0.75184 0.2032 0.6096 0.38608 0.42672 0.42672C0.22352 0.46736 0.04064 0.32512 0 0.12192" koffice:nodeTypes="ccc"/>
          </draw:g>
        </draw:g>
        <draw:g draw:style-name="gr1" draw:id="shape376" draw:name="g2550" svg:y="42.31702948399pt">
          <draw:g draw:style-name="gr1" draw:id="shape377" draw:name="g2552" svg:y="0.00000000000pt">
            <draw:path draw:style-name="gr108" draw:id="shape378" draw:name="path2554" draw:layer="g3566" svg:width="0.56896000000pt" svg:height="0.21117163446pt" draw:transform="matrix(1.07142990294 0.00000000000 0.00000000000 1.07142990294 103.31185936030pt 42.34968666743pt)" svg:viewBox="0 0 1 0" svg:d="M0.56896 0.16256C0.48768 0.2032 0.36576 0.22352 0.24384 0.2032C0.14224 0.16256 0.06096 0.1016 0 0" koffice:nodeTypes="ccc"/>
          </draw:g>
          <draw:g draw:style-name="gr1" draw:id="shape379" draw:name="g2556" svg:y="0.72772278800pt">
            <draw:path draw:style-name="gr108" draw:id="shape380" draw:name="path2558" draw:layer="g3566" svg:width="0.54864000000pt" svg:height="0.21535290861pt" draw:transform="matrix(1.07142990294 0.00000000000 0.00000000000 1.07142990294 103.09448766159pt 43.07740945543pt)" svg:viewBox="0 0 1 0" svg:d="M0.54864 0.215353C0.48768 0.134073 0.42672 0.0527929 0.3048 0.0121529C0.18288 -0.00816709 0.08128 -0.00816709 0 0.0527929" koffice:nodeTypes="ccc"/>
          </draw:g>
          <draw:g draw:style-name="gr1" draw:id="shape381" draw:name="g2560" svg:y="0.17417164502pt">
            <draw:path draw:style-name="gr108" draw:id="shape382" draw:name="path2562" draw:layer="g3566" svg:width="0.42672000000pt" svg:height="0.60960000000pt" draw:transform="matrix(1.07142990294 0.00000000000 0.00000000000 1.07142990294 103.26814502026pt 42.52385831245pt)" svg:viewBox="0 0 0 1" svg:d="M0.16256 0C0.26416 0.04064 0.32512 0.06096 0.42672 0.06096L0.26416 0.6096C0.2032 0.54864 0.12192 0.508 0 0.52832Z" koffice:nodeTypes="ccccc"/>
          </draw:g>
        </draw:g>
        <draw:g draw:style-name="gr1" draw:id="shape383" draw:name="g2564" svg:y="43.15501453513pt">
          <draw:g draw:style-name="gr1" draw:id="shape384" draw:name="g2566" svg:y="0.00000000000pt">
            <draw:path draw:style-name="gr108" draw:id="shape385" draw:name="path2568" draw:layer="g3566" svg:width="0.71120000000pt" svg:height="0.78843564769pt" draw:transform="matrix(1.07142990294 0.00000000000 0.00000000000 1.07142990294 104.81526927816pt 43.18767171857pt)" svg:viewBox="0 0 1 1" svg:d="M0.02032 0.20629C0.1016 0.0640499 0.2032 -0.0172301 0.38608 0.00308991C0.52832 0.00308991 0.67056 0.10469 0.7112 0.26725M0.69088 0.55173C0.58928 0.81589 0.06096 0.93781 0 0.49077" koffice:nodeTypes="ccccc"/>
          </draw:g>
          <draw:g draw:style-name="gr1" draw:id="shape386" draw:name="g2570" svg:y="0.32988245678pt">
            <draw:path draw:style-name="gr108" draw:id="shape387" draw:name="path2572" draw:layer="g3566" svg:width="0.31111616834pt" svg:height="0.32512000000pt" draw:transform="matrix(1.07142990294 0.00000000000 0.00000000000 1.07142990294 105.22520041171pt 43.51755417535pt)" svg:viewBox="0 0 0 0" svg:d="M0.165718 0C0.246998 0.02032 0.328278 0.1016 0.307958 0.18288C0.307958 0.28448 0.226678 0.32512 0.145398 0.32512C0.0641181 0.32512 -0.0171619 0.24384 0.00315808 0.16256C0.00315808 0.06096 0.0844381 -2.27374e-14 0.165718 -2.27374e-14Z" koffice:nodeTypes="cccccc"/>
          </draw:g>
          <draw:g draw:style-name="gr1" draw:id="shape388" draw:name="g2574" svg:y="0.08988215852pt">
            <draw:path draw:style-name="gr108" draw:id="shape389" draw:name="path2576" draw:layer="g3566" svg:width="0.31111616834pt" svg:height="0.32512000000pt" draw:transform="matrix(1.07142990294 0.00000000000 0.00000000000 1.07142990294 104.83348563919pt 43.27755387709pt)" svg:viewBox="0 0 0 0" svg:d="M0.165718 0C0.246998 0.02032 0.328278 0.1016 0.307958 0.18288C0.307958 0.26416 0.226678 0.32512 0.145398 0.32512C0.0641181 0.32512 -0.0171619 0.24384 0.00315808 0.16256C0.00315808 0.06096 0.0844381 -2.27374e-14 0.165718 -2.27374e-14Z" koffice:nodeTypes="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6:11:21</dc:date>
    <meta:creation-date>2011-05-22T06:11:21</meta:creation-date>
    <dc:creator>Yue Liu</dc:creator>
  </office:meta>
</office:document-meta>
</file>